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45.61mm" svg:y="18.8mm">
            <draw:object draw:notify-on-update-of-ranges="Feuille1.C3:Feuille1.AF3 Feuille1.C4:Feuille1.A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5.05mm" svg:y="136.2mm">
            <draw:object draw:notify-on-update-of-ranges="Feuille1.C29:Feuille1.AF29 Feuille1.C30:Feuille1.AF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"/>
          <table:table-cell table:style-name="ce1" office:value-type="string" calcext:value-type="string">
            <text:p>1950-1955</text:p>
          </table:table-cell>
          <table:table-cell table:style-name="ce1" office:value-type="string" calcext:value-type="string">
            <text:p>1955-1960</text:p>
          </table:table-cell>
          <table:table-cell table:style-name="ce1" office:value-type="string" calcext:value-type="string">
            <text:p>1960-1965</text:p>
          </table:table-cell>
          <table:table-cell table:style-name="ce1" office:value-type="string" calcext:value-type="string">
            <text:p>1965-1970</text:p>
          </table:table-cell>
          <table:table-cell table:style-name="ce1" office:value-type="string" calcext:value-type="string">
            <text:p>1970-1975</text:p>
          </table:table-cell>
          <table:table-cell table:style-name="ce1" office:value-type="string" calcext:value-type="string">
            <text:p>1975-1980</text:p>
          </table:table-cell>
          <table:table-cell table:style-name="ce1" office:value-type="string" calcext:value-type="string">
            <text:p>1980-1985</text:p>
          </table:table-cell>
          <table:table-cell table:style-name="ce1" office:value-type="string" calcext:value-type="string">
            <text:p>1985-1990</text:p>
          </table:table-cell>
          <table:table-cell table:style-name="ce1" office:value-type="string" calcext:value-type="string">
            <text:p>1990-1995</text:p>
          </table:table-cell>
          <table:table-cell table:style-name="ce1" office:value-type="string" calcext:value-type="string">
            <text:p>1995-2000</text:p>
          </table:table-cell>
          <table:table-cell table:style-name="ce1" office:value-type="string" calcext:value-type="string">
            <text:p>2000-2005</text:p>
          </table:table-cell>
          <table:table-cell table:style-name="ce1" office:value-type="string" calcext:value-type="string">
            <text:p>2005-2010</text:p>
          </table:table-cell>
          <table:table-cell table:style-name="ce1" office:value-type="string" calcext:value-type="string">
            <text:p>2010-2015</text:p>
          </table:table-cell>
          <table:table-cell table:style-name="ce1" office:value-type="string" calcext:value-type="string">
            <text:p>2015-2020</text:p>
          </table:table-cell>
          <table:table-cell table:style-name="ce1" office:value-type="string" calcext:value-type="string">
            <text:p>2020-2025</text:p>
          </table:table-cell>
          <table:table-cell table:style-name="ce1" office:value-type="string" calcext:value-type="string">
            <text:p>2025-2030</text:p>
          </table:table-cell>
          <table:table-cell table:style-name="ce1" office:value-type="string" calcext:value-type="string">
            <text:p>2030-2035</text:p>
          </table:table-cell>
          <table:table-cell table:style-name="ce1" office:value-type="string" calcext:value-type="string">
            <text:p>2035-2040</text:p>
          </table:table-cell>
          <table:table-cell table:style-name="ce1" office:value-type="string" calcext:value-type="string">
            <text:p>2040-2045</text:p>
          </table:table-cell>
          <table:table-cell table:style-name="ce1" office:value-type="string" calcext:value-type="string">
            <text:p>2045-2050</text:p>
          </table:table-cell>
          <table:table-cell table:style-name="ce1" office:value-type="string" calcext:value-type="string">
            <text:p>2050-2055</text:p>
          </table:table-cell>
          <table:table-cell table:style-name="ce1" office:value-type="string" calcext:value-type="string">
            <text:p>2055-2060</text:p>
          </table:table-cell>
          <table:table-cell table:style-name="ce1" office:value-type="string" calcext:value-type="string">
            <text:p>2060-2065</text:p>
          </table:table-cell>
          <table:table-cell table:style-name="ce1" office:value-type="string" calcext:value-type="string">
            <text:p>2065-2070</text:p>
          </table:table-cell>
          <table:table-cell table:style-name="ce1" office:value-type="string" calcext:value-type="string">
            <text:p>2070-2075</text:p>
          </table:table-cell>
          <table:table-cell table:style-name="ce1" office:value-type="string" calcext:value-type="string">
            <text:p>2075-2080</text:p>
          </table:table-cell>
          <table:table-cell table:style-name="ce1" office:value-type="string" calcext:value-type="string">
            <text:p>2080-2085</text:p>
          </table:table-cell>
          <table:table-cell table:style-name="ce1" office:value-type="string" calcext:value-type="string">
            <text:p>2085-2090</text:p>
          </table:table-cell>
          <table:table-cell table:style-name="ce1" office:value-type="string" calcext:value-type="string">
            <text:p>2090-2095</text:p>
          </table:table-cell>
          <table:table-cell table:style-name="ce1" office:value-type="string" calcext:value-type="string">
            <text:p>2095-2100</text:p>
          </table:table-cell>
        </table:table-row>
        <table:table-row table:style-name="ro1">
          <table:table-cell table:number-columns-repeated="2"/>
          <table:table-cell table:style-name="ce2" office:value-type="float" office:value="490291.785" calcext:value-type="float">
            <text:p><text:s text:c="2"/>490 292</text:p>
          </table:table-cell>
          <table:table-cell table:style-name="ce2" office:value-type="float" office:value="514362.273" calcext:value-type="float">
            <text:p><text:s text:c="2"/>514 362</text:p>
          </table:table-cell>
          <table:table-cell table:style-name="ce2" office:value-type="float" office:value="561400.825" calcext:value-type="float">
            <text:p><text:s text:c="2"/>561 401</text:p>
          </table:table-cell>
          <table:table-cell table:style-name="ce2" office:value-type="float" office:value="598599.363" calcext:value-type="float">
            <text:p><text:s text:c="2"/>598 599</text:p>
          </table:table-cell>
          <table:table-cell table:style-name="ce2" office:value-type="float" office:value="612104.175" calcext:value-type="float">
            <text:p><text:s text:c="2"/>612 104</text:p>
          </table:table-cell>
          <table:table-cell table:style-name="ce2" office:value-type="float" office:value="608084.113" calcext:value-type="float">
            <text:p><text:s text:c="2"/>608 084</text:p>
          </table:table-cell>
          <table:table-cell table:style-name="ce2" office:value-type="float" office:value="647106.919" calcext:value-type="float">
            <text:p><text:s text:c="2"/>647 107</text:p>
          </table:table-cell>
          <table:table-cell table:style-name="ce2" office:value-type="float" office:value="697950.24" calcext:value-type="float">
            <text:p><text:s text:c="2"/>697 950</text:p>
          </table:table-cell>
          <table:table-cell table:style-name="ce2" office:value-type="float" office:value="669030.915" calcext:value-type="float">
            <text:p><text:s text:c="2"/>669 031</text:p>
          </table:table-cell>
          <table:table-cell table:style-name="ce2" office:value-type="float" office:value="660106.261" calcext:value-type="float">
            <text:p><text:s text:c="2"/>660 106</text:p>
          </table:table-cell>
          <table:table-cell table:style-name="ce2" office:value-type="float" office:value="666529.348" calcext:value-type="float">
            <text:p><text:s text:c="2"/>666 529</text:p>
          </table:table-cell>
          <table:table-cell table:style-name="ce2" office:value-type="float" office:value="686395.223999999" calcext:value-type="float">
            <text:p><text:s text:c="2"/>686 395</text:p>
          </table:table-cell>
          <table:table-cell table:style-name="ce2" office:value-type="float" office:value="697771.107" calcext:value-type="float">
            <text:p><text:s text:c="2"/>697 771</text:p>
          </table:table-cell>
          <table:table-cell table:style-name="ce2" office:value-type="float" office:value="701277.931" calcext:value-type="float">
            <text:p><text:s text:c="2"/>701 278</text:p>
          </table:table-cell>
          <table:table-cell table:style-name="ce2" office:value-type="float" office:value="697667.774999999" calcext:value-type="float">
            <text:p><text:s text:c="2"/>697 668</text:p>
          </table:table-cell>
          <table:table-cell table:style-name="ce2" office:value-type="float" office:value="696097.145" calcext:value-type="float">
            <text:p><text:s text:c="2"/>696 097</text:p>
          </table:table-cell>
          <table:table-cell table:style-name="ce2" office:value-type="float" office:value="698097.278000001" calcext:value-type="float">
            <text:p><text:s text:c="2"/>698 097</text:p>
          </table:table-cell>
          <table:table-cell table:style-name="ce2" office:value-type="float" office:value="701021.554" calcext:value-type="float">
            <text:p><text:s text:c="2"/>701 022</text:p>
          </table:table-cell>
          <table:table-cell table:style-name="ce2" office:value-type="float" office:value="703586.323" calcext:value-type="float">
            <text:p><text:s text:c="2"/>703 586</text:p>
          </table:table-cell>
          <table:table-cell table:style-name="ce2" office:value-type="float" office:value="703038.916" calcext:value-type="float">
            <text:p><text:s text:c="2"/>703 039</text:p>
          </table:table-cell>
          <table:table-cell table:style-name="ce2" office:value-type="float" office:value="699844.083" calcext:value-type="float">
            <text:p><text:s text:c="2"/>699 844</text:p>
          </table:table-cell>
          <table:table-cell table:style-name="ce2" office:value-type="float" office:value="694432.791" calcext:value-type="float">
            <text:p><text:s text:c="2"/>694 433</text:p>
          </table:table-cell>
          <table:table-cell table:style-name="ce2" office:value-type="float" office:value="688978.578" calcext:value-type="float">
            <text:p><text:s text:c="2"/>688 979</text:p>
          </table:table-cell>
          <table:table-cell table:style-name="ce2" office:value-type="float" office:value="682925.708" calcext:value-type="float">
            <text:p><text:s text:c="2"/>682 926</text:p>
          </table:table-cell>
          <table:table-cell table:style-name="ce2" office:value-type="float" office:value="676793.552" calcext:value-type="float">
            <text:p><text:s text:c="2"/>676 794</text:p>
          </table:table-cell>
          <table:table-cell table:style-name="ce2" office:value-type="float" office:value="669947.52" calcext:value-type="float">
            <text:p><text:s text:c="2"/>669 948</text:p>
          </table:table-cell>
          <table:table-cell table:style-name="ce2" office:value-type="float" office:value="661184.448" calcext:value-type="float">
            <text:p><text:s text:c="2"/>661 184</text:p>
          </table:table-cell>
          <table:table-cell table:style-name="ce2" office:value-type="float" office:value="651246.458000001" calcext:value-type="float">
            <text:p><text:s text:c="2"/>651 246</text:p>
          </table:table-cell>
          <table:table-cell table:style-name="ce2" office:value-type="float" office:value="640479.054" calcext:value-type="float">
            <text:p><text:s text:c="2"/>640 479</text:p>
          </table:table-cell>
          <table:table-cell table:style-name="ce2" office:value-type="float" office:value="629582.405" calcext:value-type="float">
            <text:p><text:s text:c="2"/>629 582</text:p>
          </table:table-cell>
        </table:table-row>
        <table:table-row table:style-name="ro1" table:number-rows-repeated="24">
          <table:table-cell table:number-columns-repeated="32"/>
        </table:table-row>
        <table:table-row table:style-name="ro1">
          <table:table-cell table:number-columns-repeated="2"/>
          <table:table-cell table:style-name="ce1" office:value-type="string" calcext:value-type="string">
            <text:p>1950-1955</text:p>
          </table:table-cell>
          <table:table-cell table:style-name="ce1" office:value-type="string" calcext:value-type="string">
            <text:p>1955-1960</text:p>
          </table:table-cell>
          <table:table-cell table:style-name="ce1" office:value-type="string" calcext:value-type="string">
            <text:p>1960-1965</text:p>
          </table:table-cell>
          <table:table-cell table:style-name="ce1" office:value-type="string" calcext:value-type="string">
            <text:p>1965-1970</text:p>
          </table:table-cell>
          <table:table-cell table:style-name="ce1" office:value-type="string" calcext:value-type="string">
            <text:p>1970-1975</text:p>
          </table:table-cell>
          <table:table-cell table:style-name="ce1" office:value-type="string" calcext:value-type="string">
            <text:p>1975-1980</text:p>
          </table:table-cell>
          <table:table-cell table:style-name="ce1" office:value-type="string" calcext:value-type="string">
            <text:p>1980-1985</text:p>
          </table:table-cell>
          <table:table-cell table:style-name="ce1" office:value-type="string" calcext:value-type="string">
            <text:p>1985-1990</text:p>
          </table:table-cell>
          <table:table-cell table:style-name="ce1" office:value-type="string" calcext:value-type="string">
            <text:p>1990-1995</text:p>
          </table:table-cell>
          <table:table-cell table:style-name="ce1" office:value-type="string" calcext:value-type="string">
            <text:p>1995-2000</text:p>
          </table:table-cell>
          <table:table-cell table:style-name="ce1" office:value-type="string" calcext:value-type="string">
            <text:p>2000-2005</text:p>
          </table:table-cell>
          <table:table-cell table:style-name="ce1" office:value-type="string" calcext:value-type="string">
            <text:p>2005-2010</text:p>
          </table:table-cell>
          <table:table-cell table:style-name="ce1" office:value-type="string" calcext:value-type="string">
            <text:p>2010-2015</text:p>
          </table:table-cell>
          <table:table-cell table:style-name="ce1" office:value-type="string" calcext:value-type="string">
            <text:p>2015-2020</text:p>
          </table:table-cell>
          <table:table-cell table:style-name="ce1" office:value-type="string" calcext:value-type="string">
            <text:p>2020-2025</text:p>
          </table:table-cell>
          <table:table-cell table:style-name="ce1" office:value-type="string" calcext:value-type="string">
            <text:p>2025-2030</text:p>
          </table:table-cell>
          <table:table-cell table:style-name="ce1" office:value-type="string" calcext:value-type="string">
            <text:p>2030-2035</text:p>
          </table:table-cell>
          <table:table-cell table:style-name="ce1" office:value-type="string" calcext:value-type="string">
            <text:p>2035-2040</text:p>
          </table:table-cell>
          <table:table-cell table:style-name="ce1" office:value-type="string" calcext:value-type="string">
            <text:p>2040-2045</text:p>
          </table:table-cell>
          <table:table-cell table:style-name="ce1" office:value-type="string" calcext:value-type="string">
            <text:p>2045-2050</text:p>
          </table:table-cell>
          <table:table-cell table:style-name="ce1" office:value-type="string" calcext:value-type="string">
            <text:p>2050-2055</text:p>
          </table:table-cell>
          <table:table-cell table:style-name="ce1" office:value-type="string" calcext:value-type="string">
            <text:p>2055-2060</text:p>
          </table:table-cell>
          <table:table-cell table:style-name="ce1" office:value-type="string" calcext:value-type="string">
            <text:p>2060-2065</text:p>
          </table:table-cell>
          <table:table-cell table:style-name="ce1" office:value-type="string" calcext:value-type="string">
            <text:p>2065-2070</text:p>
          </table:table-cell>
          <table:table-cell table:style-name="ce1" office:value-type="string" calcext:value-type="string">
            <text:p>2070-2075</text:p>
          </table:table-cell>
          <table:table-cell table:style-name="ce1" office:value-type="string" calcext:value-type="string">
            <text:p>2075-2080</text:p>
          </table:table-cell>
          <table:table-cell table:style-name="ce1" office:value-type="string" calcext:value-type="string">
            <text:p>2080-2085</text:p>
          </table:table-cell>
          <table:table-cell table:style-name="ce1" office:value-type="string" calcext:value-type="string">
            <text:p>2085-2090</text:p>
          </table:table-cell>
          <table:table-cell table:style-name="ce1" office:value-type="string" calcext:value-type="string">
            <text:p>2090-2095</text:p>
          </table:table-cell>
          <table:table-cell table:style-name="ce1" office:value-type="string" calcext:value-type="string">
            <text:p>2095-2100</text:p>
          </table:table-cell>
        </table:table-row>
        <table:table-row table:style-name="ro1">
          <table:table-cell table:number-columns-repeated="2"/>
          <table:table-cell table:style-name="ce2" office:value-type="float" office:value="253702.97" calcext:value-type="float">
            <text:p><text:s text:c="2"/>253 703</text:p>
          </table:table-cell>
          <table:table-cell table:style-name="ce2" office:value-type="float" office:value="252432.437" calcext:value-type="float">
            <text:p><text:s text:c="2"/>252 432</text:p>
          </table:table-cell>
          <table:table-cell table:style-name="ce2" office:value-type="float" office:value="256766.993" calcext:value-type="float">
            <text:p><text:s text:c="2"/>256 767</text:p>
          </table:table-cell>
          <table:table-cell table:style-name="ce2" office:value-type="float" office:value="237745.946" calcext:value-type="float">
            <text:p><text:s text:c="2"/>237 746</text:p>
          </table:table-cell>
          <table:table-cell table:style-name="ce2" office:value-type="float" office:value="233060.622" calcext:value-type="float">
            <text:p><text:s text:c="2"/>233 061</text:p>
          </table:table-cell>
          <table:table-cell table:style-name="ce2" office:value-type="float" office:value="229561.159" calcext:value-type="float">
            <text:p><text:s text:c="2"/>229 561</text:p>
          </table:table-cell>
          <table:table-cell table:style-name="ce2" office:value-type="float" office:value="234188.729" calcext:value-type="float">
            <text:p><text:s text:c="2"/>234 189</text:p>
          </table:table-cell>
          <table:table-cell table:style-name="ce2" office:value-type="float" office:value="241640.919" calcext:value-type="float">
            <text:p><text:s text:c="2"/>241 641</text:p>
          </table:table-cell>
          <table:table-cell table:style-name="ce2" office:value-type="float" office:value="252048.96" calcext:value-type="float">
            <text:p><text:s text:c="2"/>252 049</text:p>
          </table:table-cell>
          <table:table-cell table:style-name="ce2" office:value-type="float" office:value="260825.458" calcext:value-type="float">
            <text:p><text:s text:c="2"/>260 825</text:p>
          </table:table-cell>
          <table:table-cell table:style-name="ce2" office:value-type="float" office:value="268116.075" calcext:value-type="float">
            <text:p><text:s text:c="2"/>268 116</text:p>
          </table:table-cell>
          <table:table-cell table:style-name="ce2" office:value-type="float" office:value="271478.675" calcext:value-type="float">
            <text:p><text:s text:c="2"/>271 479</text:p>
          </table:table-cell>
          <table:table-cell table:style-name="ce2" office:value-type="float" office:value="274797.689" calcext:value-type="float">
            <text:p><text:s text:c="2"/>274 798</text:p>
          </table:table-cell>
          <table:table-cell table:style-name="ce2" office:value-type="float" office:value="286276.223" calcext:value-type="float">
            <text:p><text:s text:c="2"/>286 276</text:p>
          </table:table-cell>
          <table:table-cell table:style-name="ce2" office:value-type="float" office:value="308029.044" calcext:value-type="float">
            <text:p><text:s text:c="2"/>308 029</text:p>
          </table:table-cell>
          <table:table-cell table:style-name="ce2" office:value-type="float" office:value="332047.251" calcext:value-type="float">
            <text:p><text:s text:c="2"/>332 047</text:p>
          </table:table-cell>
          <table:table-cell table:style-name="ce2" office:value-type="float" office:value="359060.431" calcext:value-type="float">
            <text:p><text:s text:c="2"/>359 060</text:p>
          </table:table-cell>
          <table:table-cell table:style-name="ce2" office:value-type="float" office:value="389698.495" calcext:value-type="float">
            <text:p><text:s text:c="2"/>389 698</text:p>
          </table:table-cell>
          <table:table-cell table:style-name="ce2" office:value-type="float" office:value="420630.347" calcext:value-type="float">
            <text:p><text:s text:c="2"/>420 630</text:p>
          </table:table-cell>
          <table:table-cell table:style-name="ce2" office:value-type="float" office:value="449808.207" calcext:value-type="float">
            <text:p><text:s text:c="2"/>449 808</text:p>
          </table:table-cell>
          <table:table-cell table:style-name="ce2" office:value-type="float" office:value="476779.301" calcext:value-type="float">
            <text:p><text:s text:c="2"/>476 779</text:p>
          </table:table-cell>
          <table:table-cell table:style-name="ce2" office:value-type="float" office:value="501061.927" calcext:value-type="float">
            <text:p><text:s text:c="2"/>501 062</text:p>
          </table:table-cell>
          <table:table-cell table:style-name="ce2" office:value-type="float" office:value="522568.879" calcext:value-type="float">
            <text:p><text:s text:c="2"/>522 569</text:p>
          </table:table-cell>
          <table:table-cell table:style-name="ce2" office:value-type="float" office:value="541565.598" calcext:value-type="float">
            <text:p><text:s text:c="2"/>541 566</text:p>
          </table:table-cell>
          <table:table-cell table:style-name="ce2" office:value-type="float" office:value="558744.772" calcext:value-type="float">
            <text:p><text:s text:c="2"/>558 745</text:p>
          </table:table-cell>
          <table:table-cell table:style-name="ce2" office:value-type="float" office:value="573331.374" calcext:value-type="float">
            <text:p><text:s text:c="2"/>573 331</text:p>
          </table:table-cell>
          <table:table-cell table:style-name="ce2" office:value-type="float" office:value="584426.584" calcext:value-type="float">
            <text:p><text:s text:c="2"/>584 427</text:p>
          </table:table-cell>
          <table:table-cell table:style-name="ce2" office:value-type="float" office:value="592016.539" calcext:value-type="float">
            <text:p><text:s text:c="2"/>592 017</text:p>
          </table:table-cell>
          <table:table-cell table:style-name="ce2" office:value-type="float" office:value="598511.194" calcext:value-type="float">
            <text:p><text:s text:c="2"/>598 511</text:p>
          </table:table-cell>
          <table:table-cell table:style-name="ce2" office:value-type="float" office:value="606048.782" calcext:value-type="float">
            <text:p><text:s text:c="2"/>606 049</text:p>
          </table:table-cell>
        </table:table-row>
      </table:table>
      <table:table table:name="Feuille2" table:style-name="ta1">
        <table:shapes>
          <draw:frame draw:z-index="0" draw:style-name="gr1" draw:text-style-name="P1" svg:width="201.82mm" svg:height="109.44mm" svg:x="23.68mm" svg:y="19.12mm">
            <draw:object draw:notify-on-update-of-ranges="Feuille2.B3:Feuille2.FI3 Feuille2.B4:Feuille2.FI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2" draw:text-style-name="P1" svg:width="2mm" svg:height="4.74mm" svg:x="22.57mm" svg:y="153.52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65" table:default-cell-style-name="Default"/>
        <table:table-row table:style-name="ro1" table:number-rows-repeated="2">
          <table:table-cell table:number-columns-repeated="16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750" calcext:value-type="float">
            <text:p>1750</text:p>
          </table:table-cell>
          <table:table-cell office:value-type="float" office:value="1800" calcext:value-type="float">
            <text:p>1800</text:p>
          </table:table-cell>
          <table:table-cell office:value-type="float" office:value="1850" calcext:value-type="float">
            <text:p>1850</text:p>
          </table:table-cell>
          <table:table-cell office:value-type="float" office:value="1900" calcext:value-type="float">
            <text:p>1900</text:p>
          </table:table-cell>
          <table:table-cell office:value-type="float" office:value="1910" calcext:value-type="float">
            <text:p>1910</text:p>
          </table:table-cell>
          <table:table-cell office:value-type="float" office:value="1920" calcext:value-type="float">
            <text:p>1920</text:p>
          </table:table-cell>
          <table:table-cell office:value-type="float" office:value="1930" calcext:value-type="float">
            <text:p>1930</text:p>
          </table:table-cell>
          <table:table-cell office:value-type="float" office:value="1940" calcext:value-type="float">
            <text:p>1940</text:p>
          </table:table-cell>
          <table:table-cell office:value-type="float" office:value="1950" calcext:value-type="float">
            <text:p>1950</text:p>
          </table:table-cell>
          <table:table-cell table:style-name="ce3" office:value-type="float" office:value="1951" calcext:value-type="float">
            <text:p>1951</text:p>
          </table:table-cell>
          <table:table-cell table:style-name="ce3" office:value-type="float" office:value="1952" calcext:value-type="float">
            <text:p>1952</text:p>
          </table:table-cell>
          <table:table-cell table:style-name="ce3" office:value-type="float" office:value="1953" calcext:value-type="float">
            <text:p>1953</text:p>
          </table:table-cell>
          <table:table-cell table:style-name="ce3" office:value-type="float" office:value="1954" calcext:value-type="float">
            <text:p>1954</text:p>
          </table:table-cell>
          <table:table-cell table:style-name="ce3" office:value-type="float" office:value="1955" calcext:value-type="float">
            <text:p>1955</text:p>
          </table:table-cell>
          <table:table-cell table:style-name="ce3" office:value-type="float" office:value="1956" calcext:value-type="float">
            <text:p>1956</text:p>
          </table:table-cell>
          <table:table-cell table:style-name="ce3" office:value-type="float" office:value="1957" calcext:value-type="float">
            <text:p>1957</text:p>
          </table:table-cell>
          <table:table-cell table:style-name="ce3" office:value-type="float" office:value="1958" calcext:value-type="float">
            <text:p>1958</text:p>
          </table:table-cell>
          <table:table-cell table:style-name="ce3" office:value-type="float" office:value="1959" calcext:value-type="float">
            <text:p>1959</text:p>
          </table:table-cell>
          <table:table-cell table:style-name="ce3" office:value-type="float" office:value="1960" calcext:value-type="float">
            <text:p>1960</text:p>
          </table:table-cell>
          <table:table-cell table:style-name="ce3" office:value-type="float" office:value="1961" calcext:value-type="float">
            <text:p>1961</text:p>
          </table:table-cell>
          <table:table-cell table:style-name="ce3" office:value-type="float" office:value="1962" calcext:value-type="float">
            <text:p>1962</text:p>
          </table:table-cell>
          <table:table-cell table:style-name="ce3" office:value-type="float" office:value="1963" calcext:value-type="float">
            <text:p>1963</text:p>
          </table:table-cell>
          <table:table-cell table:style-name="ce3"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table:style-name="ce3" office:value-type="float" office:value="1966" calcext:value-type="float">
            <text:p>1966</text:p>
          </table:table-cell>
          <table:table-cell office:value-type="float" office:value="1967" calcext:value-type="float">
            <text:p>1967</text:p>
          </table:table-cell>
          <table:table-cell table:style-name="ce3"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table:style-name="ce3"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table:style-name="ce3"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table:style-name="ce3"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table:style-name="ce3" office:value-type="float" office:value="1976" calcext:value-type="float">
            <text:p>1976</text:p>
          </table:table-cell>
          <table:table-cell office:value-type="float" office:value="1977" calcext:value-type="float">
            <text:p>1977</text:p>
          </table:table-cell>
          <table:table-cell table:style-name="ce3"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table:style-name="ce3"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table:style-name="ce3"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table:style-name="ce3"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table:style-name="ce3"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table:style-name="ce3"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table:style-name="ce3"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table:style-name="ce3"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table:style-name="ce3"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table:style-name="ce3"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table:style-name="ce3"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table:style-name="ce3"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table:style-name="ce3"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table:style-name="ce3"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table:style-name="ce3"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table:style-name="ce3"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style-name="ce3"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style-name="ce3"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table:style-name="ce3"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table:style-name="ce3"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table:style-name="ce3"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table:style-name="ce3"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table:style-name="ce3"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table:style-name="ce3"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table:style-name="ce3"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table:style-name="ce3"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table:style-name="ce3"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table:style-name="ce3"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table:style-name="ce3"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table:style-name="ce3"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table:style-name="ce3"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table:style-name="ce3"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table:style-name="ce3" office:value-type="float" office:value="2050" calcext:value-type="float">
            <text:p>2050</text:p>
          </table:table-cell>
          <table:table-cell office:value-type="float" office:value="2051" calcext:value-type="float">
            <text:p>2051</text:p>
          </table:table-cell>
          <table:table-cell table:style-name="ce3" office:value-type="float" office:value="2052" calcext:value-type="float">
            <text:p>2052</text:p>
          </table:table-cell>
          <table:table-cell office:value-type="float" office:value="2053" calcext:value-type="float">
            <text:p>2053</text:p>
          </table:table-cell>
          <table:table-cell table:style-name="ce3" office:value-type="float" office:value="2054" calcext:value-type="float">
            <text:p>2054</text:p>
          </table:table-cell>
          <table:table-cell office:value-type="float" office:value="2055" calcext:value-type="float">
            <text:p>2055</text:p>
          </table:table-cell>
          <table:table-cell table:style-name="ce3" office:value-type="float" office:value="2056" calcext:value-type="float">
            <text:p>2056</text:p>
          </table:table-cell>
          <table:table-cell office:value-type="float" office:value="2057" calcext:value-type="float">
            <text:p>2057</text:p>
          </table:table-cell>
          <table:table-cell table:style-name="ce3" office:value-type="float" office:value="2058" calcext:value-type="float">
            <text:p>2058</text:p>
          </table:table-cell>
          <table:table-cell office:value-type="float" office:value="2059" calcext:value-type="float">
            <text:p>2059</text:p>
          </table:table-cell>
          <table:table-cell table:style-name="ce3" office:value-type="float" office:value="2060" calcext:value-type="float">
            <text:p>2060</text:p>
          </table:table-cell>
          <table:table-cell office:value-type="float" office:value="2061" calcext:value-type="float">
            <text:p>2061</text:p>
          </table:table-cell>
          <table:table-cell table:style-name="ce3" office:value-type="float" office:value="2062" calcext:value-type="float">
            <text:p>2062</text:p>
          </table:table-cell>
          <table:table-cell office:value-type="float" office:value="2063" calcext:value-type="float">
            <text:p>2063</text:p>
          </table:table-cell>
          <table:table-cell table:style-name="ce3" office:value-type="float" office:value="2064" calcext:value-type="float">
            <text:p>2064</text:p>
          </table:table-cell>
          <table:table-cell office:value-type="float" office:value="2065" calcext:value-type="float">
            <text:p>2065</text:p>
          </table:table-cell>
          <table:table-cell table:style-name="ce3" office:value-type="float" office:value="2066" calcext:value-type="float">
            <text:p>2066</text:p>
          </table:table-cell>
          <table:table-cell office:value-type="float" office:value="2067" calcext:value-type="float">
            <text:p>2067</text:p>
          </table:table-cell>
          <table:table-cell table:style-name="ce3" office:value-type="float" office:value="2068" calcext:value-type="float">
            <text:p>2068</text:p>
          </table:table-cell>
          <table:table-cell office:value-type="float" office:value="2069" calcext:value-type="float">
            <text:p>2069</text:p>
          </table:table-cell>
          <table:table-cell table:style-name="ce3" office:value-type="float" office:value="2070" calcext:value-type="float">
            <text:p>2070</text:p>
          </table:table-cell>
          <table:table-cell office:value-type="float" office:value="2071" calcext:value-type="float">
            <text:p>2071</text:p>
          </table:table-cell>
          <table:table-cell table:style-name="ce3" office:value-type="float" office:value="2072" calcext:value-type="float">
            <text:p>2072</text:p>
          </table:table-cell>
          <table:table-cell office:value-type="float" office:value="2073" calcext:value-type="float">
            <text:p>2073</text:p>
          </table:table-cell>
          <table:table-cell table:style-name="ce3" office:value-type="float" office:value="2074" calcext:value-type="float">
            <text:p>2074</text:p>
          </table:table-cell>
          <table:table-cell office:value-type="float" office:value="2075" calcext:value-type="float">
            <text:p>2075</text:p>
          </table:table-cell>
          <table:table-cell table:style-name="ce3" office:value-type="float" office:value="2076" calcext:value-type="float">
            <text:p>2076</text:p>
          </table:table-cell>
          <table:table-cell office:value-type="float" office:value="2077" calcext:value-type="float">
            <text:p>2077</text:p>
          </table:table-cell>
          <table:table-cell table:style-name="ce3"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table:style-name="ce3" office:value-type="float" office:value="2080" calcext:value-type="float">
            <text:p>2080</text:p>
          </table:table-cell>
          <table:table-cell office:value-type="float" office:value="2081" calcext:value-type="float">
            <text:p>2081</text:p>
          </table:table-cell>
          <table:table-cell table:style-name="ce3" office:value-type="float" office:value="2082" calcext:value-type="float">
            <text:p>2082</text:p>
          </table:table-cell>
          <table:table-cell office:value-type="float" office:value="2083" calcext:value-type="float">
            <text:p>2083</text:p>
          </table:table-cell>
          <table:table-cell table:style-name="ce3" office:value-type="float" office:value="2084" calcext:value-type="float">
            <text:p>2084</text:p>
          </table:table-cell>
          <table:table-cell office:value-type="float" office:value="2085" calcext:value-type="float">
            <text:p>2085</text:p>
          </table:table-cell>
          <table:table-cell table:style-name="ce3" office:value-type="float" office:value="2086" calcext:value-type="float">
            <text:p>2086</text:p>
          </table:table-cell>
          <table:table-cell office:value-type="float" office:value="2087" calcext:value-type="float">
            <text:p>2087</text:p>
          </table:table-cell>
          <table:table-cell table:style-name="ce3" office:value-type="float" office:value="2088" calcext:value-type="float">
            <text:p>2088</text:p>
          </table:table-cell>
          <table:table-cell office:value-type="float" office:value="2089" calcext:value-type="float">
            <text:p>2089</text:p>
          </table:table-cell>
          <table:table-cell table:style-name="ce3" office:value-type="float" office:value="2090" calcext:value-type="float">
            <text:p>2090</text:p>
          </table:table-cell>
          <table:table-cell office:value-type="float" office:value="2091" calcext:value-type="float">
            <text:p>2091</text:p>
          </table:table-cell>
          <table:table-cell table:style-name="ce3" office:value-type="float" office:value="2092" calcext:value-type="float">
            <text:p>2092</text:p>
          </table:table-cell>
          <table:table-cell office:value-type="float" office:value="2093" calcext:value-type="float">
            <text:p>2093</text:p>
          </table:table-cell>
          <table:table-cell table:style-name="ce3" office:value-type="float" office:value="2094" calcext:value-type="float">
            <text:p>2094</text:p>
          </table:table-cell>
          <table:table-cell office:value-type="float" office:value="2095" calcext:value-type="float">
            <text:p>2095</text:p>
          </table:table-cell>
          <table:table-cell table:style-name="ce3" office:value-type="float" office:value="2096" calcext:value-type="float">
            <text:p>2096</text:p>
          </table:table-cell>
          <table:table-cell office:value-type="float" office:value="2097" calcext:value-type="float">
            <text:p>2097</text:p>
          </table:table-cell>
          <table:table-cell table:style-name="ce3" office:value-type="float" office:value="2098" calcext:value-type="float">
            <text:p>2098</text:p>
          </table:table-cell>
          <table:table-cell office:value-type="float" office:value="2099" calcext:value-type="float">
            <text:p>2099</text:p>
          </table:table-cell>
          <table:table-cell table:style-name="ce3" office:value-type="float" office:value="2100" calcext:value-type="float">
            <text:p>2100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300" calcext:value-type="float">
            <text:p>300</text:p>
          </table:table-cell>
          <table:table-cell office:value-type="float" office:value="408" calcext:value-type="float">
            <text:p>408</text:p>
          </table:table-cell>
          <table:table-cell office:value-type="float" office:value="485" calcext:value-type="float">
            <text:p>485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969" calcext:value-type="float">
            <text:p>969</text:p>
          </table:table-cell>
          <table:table-cell office:value-type="float" office:value="1265" calcext:value-type="float">
            <text:p>1265</text:p>
          </table:table-cell>
          <table:table-cell office:value-type="float" office:value="1656" calcext:value-type="float">
            <text:p>1656</text:p>
          </table:table-cell>
          <table:table-cell office:value-type="float" office:value="1750" calcext:value-type="float">
            <text:p>1750</text:p>
          </table:table-cell>
          <table:table-cell office:value-type="float" office:value="1860" calcext:value-type="float">
            <text:p>1860</text:p>
          </table:table-cell>
          <table:table-cell office:value-type="float" office:value="2070" calcext:value-type="float">
            <text:p>2070</text:p>
          </table:table-cell>
          <table:table-cell office:value-type="float" office:value="2300" calcext:value-type="float">
            <text:p>2300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2584" calcext:value-type="float">
            <text:p><text:s text:c="2"/>2 584</text:p>
          </table:table-cell>
          <table:table-cell table:style-name="ce2" office:value-type="float" office:value="2631" calcext:value-type="float">
            <text:p><text:s text:c="2"/>2 631</text:p>
          </table:table-cell>
          <table:table-cell table:style-name="ce2" office:value-type="float" office:value="2678" calcext:value-type="float">
            <text:p><text:s text:c="2"/>2 678</text:p>
          </table:table-cell>
          <table:table-cell table:style-name="ce2" office:value-type="float" office:value="2725" calcext:value-type="float">
            <text:p><text:s text:c="2"/>2 725</text:p>
          </table:table-cell>
          <table:table-cell table:style-name="ce2" office:value-type="float" office:value="2773" calcext:value-type="float">
            <text:p><text:s text:c="2"/>2 773</text:p>
          </table:table-cell>
          <table:table-cell table:style-name="ce2" office:value-type="float" office:value="2822" calcext:value-type="float">
            <text:p><text:s text:c="2"/>2 822</text:p>
          </table:table-cell>
          <table:table-cell table:style-name="ce2" office:value-type="float" office:value="2873" calcext:value-type="float">
            <text:p><text:s text:c="2"/>2 873</text:p>
          </table:table-cell>
          <table:table-cell table:style-name="ce2" office:value-type="float" office:value="2926" calcext:value-type="float">
            <text:p><text:s text:c="2"/>2 926</text:p>
          </table:table-cell>
          <table:table-cell table:style-name="ce2" office:value-type="float" office:value="2980" calcext:value-type="float">
            <text:p><text:s text:c="2"/>2 980</text:p>
          </table:table-cell>
          <table:table-cell table:style-name="ce2" office:value-type="float" office:value="3035" calcext:value-type="float">
            <text:p><text:s text:c="2"/>3 035</text:p>
          </table:table-cell>
          <table:table-cell table:style-name="ce2" office:value-type="float" office:value="3092" calcext:value-type="float">
            <text:p><text:s text:c="2"/>3 092</text:p>
          </table:table-cell>
          <table:table-cell table:style-name="ce2" office:value-type="float" office:value="3150" calcext:value-type="float">
            <text:p><text:s text:c="2"/>3 150</text:p>
          </table:table-cell>
          <table:table-cell table:style-name="ce2" office:value-type="float" office:value="3211" calcext:value-type="float">
            <text:p><text:s text:c="2"/>3 211</text:p>
          </table:table-cell>
          <table:table-cell table:style-name="ce2" office:value-type="float" office:value="3274" calcext:value-type="float">
            <text:p><text:s text:c="2"/>3 274</text:p>
          </table:table-cell>
          <table:table-cell table:style-name="ce2" office:value-type="float" office:value="3340" calcext:value-type="float">
            <text:p><text:s text:c="2"/>3 340</text:p>
          </table:table-cell>
          <table:table-cell table:style-name="ce2" office:value-type="float" office:value="3408" calcext:value-type="float">
            <text:p><text:s text:c="2"/>3 408</text:p>
          </table:table-cell>
          <table:table-cell table:style-name="ce2" office:value-type="float" office:value="3479" calcext:value-type="float">
            <text:p><text:s text:c="2"/>3 479</text:p>
          </table:table-cell>
          <table:table-cell table:style-name="ce2" office:value-type="float" office:value="3552" calcext:value-type="float">
            <text:p><text:s text:c="2"/>3 552</text:p>
          </table:table-cell>
          <table:table-cell table:style-name="ce2" office:value-type="float" office:value="3626" calcext:value-type="float">
            <text:p><text:s text:c="2"/>3 626</text:p>
          </table:table-cell>
          <table:table-cell table:style-name="ce2" office:value-type="float" office:value="3700" calcext:value-type="float">
            <text:p><text:s text:c="2"/>3 700</text:p>
          </table:table-cell>
          <table:table-cell table:style-name="ce2" office:value-type="float" office:value="3776" calcext:value-type="float">
            <text:p><text:s text:c="2"/>3 776</text:p>
          </table:table-cell>
          <table:table-cell table:style-name="ce2" office:value-type="float" office:value="3852" calcext:value-type="float">
            <text:p><text:s text:c="2"/>3 852</text:p>
          </table:table-cell>
          <table:table-cell table:style-name="ce2" office:value-type="float" office:value="3928" calcext:value-type="float">
            <text:p><text:s text:c="2"/>3 928</text:p>
          </table:table-cell>
          <table:table-cell table:style-name="ce2" office:value-type="float" office:value="4004" calcext:value-type="float">
            <text:p><text:s text:c="2"/>4 004</text:p>
          </table:table-cell>
          <table:table-cell table:style-name="ce2" office:value-type="float" office:value="4080" calcext:value-type="float">
            <text:p><text:s text:c="2"/>4 080</text:p>
          </table:table-cell>
          <table:table-cell table:style-name="ce2" office:value-type="float" office:value="4155" calcext:value-type="float">
            <text:p><text:s text:c="2"/>4 155</text:p>
          </table:table-cell>
          <table:table-cell table:style-name="ce2" office:value-type="float" office:value="4230" calcext:value-type="float">
            <text:p><text:s text:c="2"/>4 230</text:p>
          </table:table-cell>
          <table:table-cell table:style-name="ce2" office:value-type="float" office:value="4305" calcext:value-type="float">
            <text:p><text:s text:c="2"/>4 305</text:p>
          </table:table-cell>
          <table:table-cell table:style-name="ce2" office:value-type="float" office:value="4381" calcext:value-type="float">
            <text:p><text:s text:c="2"/>4 381</text:p>
          </table:table-cell>
          <table:table-cell table:style-name="ce2" office:value-type="float" office:value="4458" calcext:value-type="float">
            <text:p><text:s text:c="2"/>4 458</text:p>
          </table:table-cell>
          <table:table-cell table:style-name="ce2" office:value-type="float" office:value="4537" calcext:value-type="float">
            <text:p><text:s text:c="2"/>4 537</text:p>
          </table:table-cell>
          <table:table-cell table:style-name="ce2" office:value-type="float" office:value="4617" calcext:value-type="float">
            <text:p><text:s text:c="2"/>4 617</text:p>
          </table:table-cell>
          <table:table-cell table:style-name="ce2" office:value-type="float" office:value="4700" calcext:value-type="float">
            <text:p><text:s text:c="2"/>4 700</text:p>
          </table:table-cell>
          <table:table-cell table:style-name="ce2" office:value-type="float" office:value="4784" calcext:value-type="float">
            <text:p><text:s text:c="2"/>4 784</text:p>
          </table:table-cell>
          <table:table-cell table:style-name="ce2" office:value-type="float" office:value="4871" calcext:value-type="float">
            <text:p><text:s text:c="2"/>4 871</text:p>
          </table:table-cell>
          <table:table-cell table:style-name="ce2" office:value-type="float" office:value="4961" calcext:value-type="float">
            <text:p><text:s text:c="2"/>4 961</text:p>
          </table:table-cell>
          <table:table-cell table:style-name="ce2" office:value-type="float" office:value="5053" calcext:value-type="float">
            <text:p><text:s text:c="2"/>5 053</text:p>
          </table:table-cell>
          <table:table-cell table:style-name="ce2" office:value-type="float" office:value="5145" calcext:value-type="float">
            <text:p><text:s text:c="2"/>5 145</text:p>
          </table:table-cell>
          <table:table-cell table:style-name="ce2" office:value-type="float" office:value="5237" calcext:value-type="float">
            <text:p><text:s text:c="2"/>5 237</text:p>
          </table:table-cell>
          <table:table-cell table:style-name="ce2" office:value-type="float" office:value="5327" calcext:value-type="float">
            <text:p><text:s text:c="2"/>5 327</text:p>
          </table:table-cell>
          <table:table-cell table:style-name="ce2" office:value-type="float" office:value="5414" calcext:value-type="float">
            <text:p><text:s text:c="2"/>5 414</text:p>
          </table:table-cell>
          <table:table-cell table:style-name="ce2" office:value-type="float" office:value="5499" calcext:value-type="float">
            <text:p><text:s text:c="2"/>5 499</text:p>
          </table:table-cell>
          <table:table-cell table:style-name="ce2" office:value-type="float" office:value="5582" calcext:value-type="float">
            <text:p><text:s text:c="2"/>5 582</text:p>
          </table:table-cell>
          <table:table-cell table:style-name="ce2" office:value-type="float" office:value="5663" calcext:value-type="float">
            <text:p><text:s text:c="2"/>5 663</text:p>
          </table:table-cell>
          <table:table-cell table:style-name="ce2" office:value-type="float" office:value="5744" calcext:value-type="float">
            <text:p><text:s text:c="2"/>5 744</text:p>
          </table:table-cell>
          <table:table-cell table:style-name="ce2" office:value-type="float" office:value="5825" calcext:value-type="float">
            <text:p><text:s text:c="2"/>5 825</text:p>
          </table:table-cell>
          <table:table-cell table:style-name="ce2" office:value-type="float" office:value="5905" calcext:value-type="float">
            <text:p><text:s text:c="2"/>5 905</text:p>
          </table:table-cell>
          <table:table-cell table:style-name="ce2" office:value-type="float" office:value="5985" calcext:value-type="float">
            <text:p><text:s text:c="2"/>5 985</text:p>
          </table:table-cell>
          <table:table-cell table:style-name="ce2" office:value-type="float" office:value="6064" calcext:value-type="float">
            <text:p><text:s text:c="2"/>6 064</text:p>
          </table:table-cell>
          <table:table-cell table:style-name="ce2" office:value-type="float" office:value="6143" calcext:value-type="float">
            <text:p><text:s text:c="2"/>6 143</text:p>
          </table:table-cell>
          <table:table-cell table:style-name="ce2" office:value-type="float" office:value="6223" calcext:value-type="float">
            <text:p><text:s text:c="2"/>6 223</text:p>
          </table:table-cell>
          <table:table-cell table:style-name="ce2" office:value-type="float" office:value="6302" calcext:value-type="float">
            <text:p><text:s text:c="2"/>6 302</text:p>
          </table:table-cell>
          <table:table-cell table:style-name="ce2" office:value-type="float" office:value="6381" calcext:value-type="float">
            <text:p><text:s text:c="2"/>6 381</text:p>
          </table:table-cell>
          <table:table-cell table:style-name="ce2" office:value-type="float" office:value="6461" calcext:value-type="float">
            <text:p><text:s text:c="2"/>6 461</text:p>
          </table:table-cell>
          <table:table-cell table:style-name="ce2" office:value-type="float" office:value="6542" calcext:value-type="float">
            <text:p><text:s text:c="2"/>6 542</text:p>
          </table:table-cell>
          <table:table-cell table:style-name="ce2" office:value-type="float" office:value="6624" calcext:value-type="float">
            <text:p><text:s text:c="2"/>6 624</text:p>
          </table:table-cell>
          <table:table-cell table:style-name="ce2" office:value-type="float" office:value="6706" calcext:value-type="float">
            <text:p><text:s text:c="2"/>6 706</text:p>
          </table:table-cell>
          <table:table-cell table:style-name="ce2" office:value-type="float" office:value="6789" calcext:value-type="float">
            <text:p><text:s text:c="2"/>6 789</text:p>
          </table:table-cell>
          <table:table-cell table:style-name="ce2" office:value-type="float" office:value="6873" calcext:value-type="float">
            <text:p><text:s text:c="2"/>6 873</text:p>
          </table:table-cell>
          <table:table-cell table:style-name="ce2" office:value-type="float" office:value="6957" calcext:value-type="float">
            <text:p><text:s text:c="2"/>6 957</text:p>
          </table:table-cell>
          <table:table-cell table:style-name="ce2" office:value-type="float" office:value="7041" calcext:value-type="float">
            <text:p><text:s text:c="2"/>7 041</text:p>
          </table:table-cell>
          <table:table-cell table:style-name="ce2" office:value-type="float" office:value="7126" calcext:value-type="float">
            <text:p><text:s text:c="2"/>7 126</text:p>
          </table:table-cell>
          <table:table-cell table:style-name="ce2" office:value-type="float" office:value="7211" calcext:value-type="float">
            <text:p><text:s text:c="2"/>7 211</text:p>
          </table:table-cell>
          <table:table-cell table:style-name="ce2" office:value-type="float" office:value="7295" calcext:value-type="float">
            <text:p><text:s text:c="2"/>7 295</text:p>
          </table:table-cell>
          <table:table-cell table:style-name="ce2" office:value-type="float" office:value="7380" calcext:value-type="float">
            <text:p><text:s text:c="2"/>7 380</text:p>
          </table:table-cell>
          <table:table-cell table:style-name="ce2" office:value-type="float" office:value="7464" calcext:value-type="float">
            <text:p><text:s text:c="2"/>7 464</text:p>
          </table:table-cell>
          <table:table-cell table:style-name="ce2" office:value-type="float" office:value="7548" calcext:value-type="float">
            <text:p><text:s text:c="2"/>7 548</text:p>
          </table:table-cell>
          <table:table-cell table:style-name="ce2" office:value-type="float" office:value="7631" calcext:value-type="float">
            <text:p><text:s text:c="2"/>7 631</text:p>
          </table:table-cell>
          <table:table-cell table:style-name="ce2" office:value-type="float" office:value="7713" calcext:value-type="float">
            <text:p><text:s text:c="2"/>7 713</text:p>
          </table:table-cell>
          <table:table-cell table:style-name="ce2" office:value-type="float" office:value="7795" calcext:value-type="float">
            <text:p><text:s text:c="2"/>7 795</text:p>
          </table:table-cell>
          <table:table-cell table:style-name="ce2" office:value-type="float" office:value="7874.96573199999" calcext:value-type="float">
            <text:p><text:s text:c="2"/>7 875</text:p>
          </table:table-cell>
          <table:table-cell table:style-name="ce2" office:value-type="float" office:value="7953.952577" calcext:value-type="float">
            <text:p><text:s text:c="2"/>7 954</text:p>
          </table:table-cell>
          <table:table-cell table:style-name="ce2" office:value-type="float" office:value="8031.800338" calcext:value-type="float">
            <text:p><text:s text:c="2"/>8 032</text:p>
          </table:table-cell>
          <table:table-cell table:style-name="ce2" office:value-type="float" office:value="8108.605255" calcext:value-type="float">
            <text:p><text:s text:c="2"/>8 109</text:p>
          </table:table-cell>
          <table:table-cell table:style-name="ce2" office:value-type="float" office:value="8184.437453" calcext:value-type="float">
            <text:p><text:s text:c="2"/>8 184</text:p>
          </table:table-cell>
          <table:table-cell table:style-name="ce2" office:value-type="float" office:value="8259.27665099999" calcext:value-type="float">
            <text:p><text:s text:c="2"/>8 259</text:p>
          </table:table-cell>
          <table:table-cell table:style-name="ce2" office:value-type="float" office:value="8333.078318" calcext:value-type="float">
            <text:p><text:s text:c="2"/>8 333</text:p>
          </table:table-cell>
          <table:table-cell table:style-name="ce2" office:value-type="float" office:value="8405.863301" calcext:value-type="float">
            <text:p><text:s text:c="2"/>8 406</text:p>
          </table:table-cell>
          <table:table-cell table:style-name="ce2" office:value-type="float" office:value="8477.66072300001" calcext:value-type="float">
            <text:p><text:s text:c="2"/>8 478</text:p>
          </table:table-cell>
          <table:table-cell table:style-name="ce2" office:value-type="float" office:value="8548.487371" calcext:value-type="float">
            <text:p><text:s text:c="2"/>8 548</text:p>
          </table:table-cell>
          <table:table-cell table:style-name="ce2" office:value-type="float" office:value="8618.34945399999" calcext:value-type="float">
            <text:p><text:s text:c="2"/>8 618</text:p>
          </table:table-cell>
          <table:table-cell table:style-name="ce2" office:value-type="float" office:value="8687.227873" calcext:value-type="float">
            <text:p><text:s text:c="2"/>8 687</text:p>
          </table:table-cell>
          <table:table-cell table:style-name="ce2" office:value-type="float" office:value="8755.083512" calcext:value-type="float">
            <text:p><text:s text:c="2"/>8 755</text:p>
          </table:table-cell>
          <table:table-cell table:style-name="ce2" office:value-type="float" office:value="8821.862705" calcext:value-type="float">
            <text:p><text:s text:c="2"/>8 822</text:p>
          </table:table-cell>
          <table:table-cell table:style-name="ce2" office:value-type="float" office:value="8887.524229" calcext:value-type="float">
            <text:p><text:s text:c="2"/>8 888</text:p>
          </table:table-cell>
          <table:table-cell table:style-name="ce2" office:value-type="float" office:value="8952.04888500001" calcext:value-type="float">
            <text:p><text:s text:c="2"/>8 952</text:p>
          </table:table-cell>
          <table:table-cell table:style-name="ce2" office:value-type="float" office:value="9015.437616" calcext:value-type="float">
            <text:p><text:s text:c="2"/>9 015</text:p>
          </table:table-cell>
          <table:table-cell table:style-name="ce2" office:value-type="float" office:value="9077.69364500001" calcext:value-type="float">
            <text:p><text:s text:c="2"/>9 078</text:p>
          </table:table-cell>
          <table:table-cell table:style-name="ce2" office:value-type="float" office:value="9138.82856200001" calcext:value-type="float">
            <text:p><text:s text:c="2"/>9 139</text:p>
          </table:table-cell>
          <table:table-cell table:style-name="ce2" office:value-type="float" office:value="9198.847382" calcext:value-type="float">
            <text:p><text:s text:c="2"/>9 199</text:p>
          </table:table-cell>
          <table:table-cell table:style-name="ce2" office:value-type="float" office:value="9257.745483" calcext:value-type="float">
            <text:p><text:s text:c="2"/>9 258</text:p>
          </table:table-cell>
          <table:table-cell table:style-name="ce2" office:value-type="float" office:value="9315.508153" calcext:value-type="float">
            <text:p><text:s text:c="2"/>9 316</text:p>
          </table:table-cell>
          <table:table-cell table:style-name="ce2" office:value-type="float" office:value="9372.11824700001" calcext:value-type="float">
            <text:p><text:s text:c="2"/>9 372</text:p>
          </table:table-cell>
          <table:table-cell table:style-name="ce2" office:value-type="float" office:value="9427.555382" calcext:value-type="float">
            <text:p><text:s text:c="2"/>9 428</text:p>
          </table:table-cell>
          <table:table-cell table:style-name="ce2" office:value-type="float" office:value="9481.803272" calcext:value-type="float">
            <text:p><text:s text:c="2"/>9 482</text:p>
          </table:table-cell>
          <table:table-cell table:style-name="ce2" office:value-type="float" office:value="9534.854673" calcext:value-type="float">
            <text:p><text:s text:c="2"/>9 535</text:p>
          </table:table-cell>
          <table:table-cell table:style-name="ce2" office:value-type="float" office:value="9586.707749" calcext:value-type="float">
            <text:p><text:s text:c="2"/>9 587</text:p>
          </table:table-cell>
          <table:table-cell table:style-name="ce2" office:value-type="float" office:value="9637.35732" calcext:value-type="float">
            <text:p><text:s text:c="2"/>9 637</text:p>
          </table:table-cell>
          <table:table-cell table:style-name="ce2" office:value-type="float" office:value="9686.800146" calcext:value-type="float">
            <text:p><text:s text:c="2"/>9 687</text:p>
          </table:table-cell>
          <table:table-cell table:style-name="ce2" office:value-type="float" office:value="9735.0339" calcext:value-type="float">
            <text:p><text:s text:c="2"/>9 735</text:p>
          </table:table-cell>
          <table:table-cell table:style-name="ce2" office:value-type="float" office:value="9782.061758" calcext:value-type="float">
            <text:p><text:s text:c="2"/>9 782</text:p>
          </table:table-cell>
          <table:table-cell table:style-name="ce2" office:value-type="float" office:value="9827.885441" calcext:value-type="float">
            <text:p><text:s text:c="2"/>9 828</text:p>
          </table:table-cell>
          <table:table-cell table:style-name="ce2" office:value-type="float" office:value="9872.501562" calcext:value-type="float">
            <text:p><text:s text:c="2"/>9 873</text:p>
          </table:table-cell>
          <table:table-cell table:style-name="ce2" office:value-type="float" office:value="9915.90525100001" calcext:value-type="float">
            <text:p><text:s text:c="2"/>9 916</text:p>
          </table:table-cell>
          <table:table-cell table:style-name="ce2" office:value-type="float" office:value="9958.098746" calcext:value-type="float">
            <text:p><text:s text:c="2"/>9 958</text:p>
          </table:table-cell>
          <table:table-cell table:style-name="ce2" office:value-type="float" office:value="9999.085167" calcext:value-type="float">
            <text:p><text:s text:c="2"/>9 999</text:p>
          </table:table-cell>
          <table:table-cell table:style-name="ce2" office:value-type="float" office:value="10038.881262" calcext:value-type="float">
            <text:p><text:s text:c="2"/>10 039</text:p>
          </table:table-cell>
          <table:table-cell table:style-name="ce2" office:value-type="float" office:value="10077.51808" calcext:value-type="float">
            <text:p><text:s text:c="2"/>10 078</text:p>
          </table:table-cell>
          <table:table-cell table:style-name="ce2" office:value-type="float" office:value="10115.03636" calcext:value-type="float">
            <text:p><text:s text:c="2"/>10 115</text:p>
          </table:table-cell>
          <table:table-cell table:style-name="ce2" office:value-type="float" office:value="10151.469683" calcext:value-type="float">
            <text:p><text:s text:c="2"/>10 151</text:p>
          </table:table-cell>
          <table:table-cell table:style-name="ce2" office:value-type="float" office:value="10186.837209" calcext:value-type="float">
            <text:p><text:s text:c="2"/>10 187</text:p>
          </table:table-cell>
          <table:table-cell table:style-name="ce2" office:value-type="float" office:value="10221.14904" calcext:value-type="float">
            <text:p><text:s text:c="2"/>10 221</text:p>
          </table:table-cell>
          <table:table-cell table:style-name="ce2" office:value-type="float" office:value="10254.419004" calcext:value-type="float">
            <text:p><text:s text:c="2"/>10 254</text:p>
          </table:table-cell>
          <table:table-cell table:style-name="ce2" office:value-type="float" office:value="10286.658354" calcext:value-type="float">
            <text:p><text:s text:c="2"/>10 287</text:p>
          </table:table-cell>
          <table:table-cell table:style-name="ce2" office:value-type="float" office:value="10317.879315" calcext:value-type="float">
            <text:p><text:s text:c="2"/>10 318</text:p>
          </table:table-cell>
          <table:table-cell table:style-name="ce2" office:value-type="float" office:value="10348.098079" calcext:value-type="float">
            <text:p><text:s text:c="2"/>10 348</text:p>
          </table:table-cell>
          <table:table-cell table:style-name="ce2" office:value-type="float" office:value="10377.33083" calcext:value-type="float">
            <text:p><text:s text:c="2"/>10 377</text:p>
          </table:table-cell>
          <table:table-cell table:style-name="ce2" office:value-type="float" office:value="10405.590532" calcext:value-type="float">
            <text:p><text:s text:c="2"/>10 406</text:p>
          </table:table-cell>
          <table:table-cell table:style-name="ce2" office:value-type="float" office:value="10432.889136" calcext:value-type="float">
            <text:p><text:s text:c="2"/>10 433</text:p>
          </table:table-cell>
          <table:table-cell table:style-name="ce2" office:value-type="float" office:value="10459.239501" calcext:value-type="float">
            <text:p><text:s text:c="2"/>10 459</text:p>
          </table:table-cell>
          <table:table-cell table:style-name="ce2" office:value-type="float" office:value="10484.654858" calcext:value-type="float">
            <text:p><text:s text:c="2"/>10 485</text:p>
          </table:table-cell>
          <table:table-cell table:style-name="ce2" office:value-type="float" office:value="10509.150402" calcext:value-type="float">
            <text:p><text:s text:c="2"/>10 509</text:p>
          </table:table-cell>
          <table:table-cell table:style-name="ce2" office:value-type="float" office:value="10532.742861" calcext:value-type="float">
            <text:p><text:s text:c="2"/>10 533</text:p>
          </table:table-cell>
          <table:table-cell table:style-name="ce2" office:value-type="float" office:value="10555.450003" calcext:value-type="float">
            <text:p><text:s text:c="2"/>10 555</text:p>
          </table:table-cell>
          <table:table-cell table:style-name="ce2" office:value-type="float" office:value="10577.288195" calcext:value-type="float">
            <text:p><text:s text:c="2"/>10 577</text:p>
          </table:table-cell>
          <table:table-cell table:style-name="ce2" office:value-type="float" office:value="10598.274172" calcext:value-type="float">
            <text:p><text:s text:c="2"/>10 598</text:p>
          </table:table-cell>
          <table:table-cell table:style-name="ce2" office:value-type="float" office:value="10618.420909" calcext:value-type="float">
            <text:p><text:s text:c="2"/>10 618</text:p>
          </table:table-cell>
          <table:table-cell table:style-name="ce2" office:value-type="float" office:value="10637.736819" calcext:value-type="float">
            <text:p><text:s text:c="2"/>10 638</text:p>
          </table:table-cell>
          <table:table-cell table:style-name="ce2" office:value-type="float" office:value="10656.228233" calcext:value-type="float">
            <text:p><text:s text:c="2"/>10 656</text:p>
          </table:table-cell>
          <table:table-cell table:style-name="ce2" office:value-type="float" office:value="10673.904454" calcext:value-type="float">
            <text:p><text:s text:c="2"/>10 674</text:p>
          </table:table-cell>
          <table:table-cell table:style-name="ce2" office:value-type="float" office:value="10690.773335" calcext:value-type="float">
            <text:p><text:s text:c="2"/>10 691</text:p>
          </table:table-cell>
          <table:table-cell table:style-name="ce2" office:value-type="float" office:value="10706.852426" calcext:value-type="float">
            <text:p><text:s text:c="2"/>10 707</text:p>
          </table:table-cell>
          <table:table-cell table:style-name="ce2" office:value-type="float" office:value="10722.171375" calcext:value-type="float">
            <text:p><text:s text:c="2"/>10 722</text:p>
          </table:table-cell>
          <table:table-cell table:style-name="ce2" office:value-type="float" office:value="10736.765444" calcext:value-type="float">
            <text:p><text:s text:c="2"/>10 737</text:p>
          </table:table-cell>
          <table:table-cell table:style-name="ce2" office:value-type="float" office:value="10750.662353" calcext:value-type="float">
            <text:p><text:s text:c="2"/>10 751</text:p>
          </table:table-cell>
          <table:table-cell table:style-name="ce2" office:value-type="float" office:value="10763.874023" calcext:value-type="float">
            <text:p><text:s text:c="2"/>10 764</text:p>
          </table:table-cell>
          <table:table-cell table:style-name="ce2" office:value-type="float" office:value="10776.402019" calcext:value-type="float">
            <text:p><text:s text:c="2"/>10 776</text:p>
          </table:table-cell>
          <table:table-cell table:style-name="ce2" office:value-type="float" office:value="10788.248948" calcext:value-type="float">
            <text:p><text:s text:c="2"/>10 788</text:p>
          </table:table-cell>
          <table:table-cell table:style-name="ce2" office:value-type="float" office:value="10799.413366" calcext:value-type="float">
            <text:p><text:s text:c="2"/>10 799</text:p>
          </table:table-cell>
          <table:table-cell table:style-name="ce2" office:value-type="float" office:value="10809.892303" calcext:value-type="float">
            <text:p><text:s text:c="2"/>10 810</text:p>
          </table:table-cell>
          <table:table-cell table:style-name="ce2" office:value-type="float" office:value="10819.682643" calcext:value-type="float">
            <text:p><text:s text:c="2"/>10 820</text:p>
          </table:table-cell>
          <table:table-cell table:style-name="ce2" office:value-type="float" office:value="10828.780959" calcext:value-type="float">
            <text:p><text:s text:c="2"/>10 829</text:p>
          </table:table-cell>
          <table:table-cell table:style-name="ce2" office:value-type="float" office:value="10837.182077" calcext:value-type="float">
            <text:p><text:s text:c="2"/>10 837</text:p>
          </table:table-cell>
          <table:table-cell table:style-name="ce2" office:value-type="float" office:value="10844.878798" calcext:value-type="float">
            <text:p><text:s text:c="2"/>10 845</text:p>
          </table:table-cell>
          <table:table-cell table:style-name="ce2" office:value-type="float" office:value="10851.860145" calcext:value-type="float">
            <text:p><text:s text:c="2"/>10 852</text:p>
          </table:table-cell>
          <table:table-cell table:style-name="ce2" office:value-type="float" office:value="10858.111587" calcext:value-type="float">
            <text:p><text:s text:c="2"/>10 858</text:p>
          </table:table-cell>
          <table:table-cell table:style-name="ce2" office:value-type="float" office:value="10863.614776" calcext:value-type="float">
            <text:p><text:s text:c="2"/>10 864</text:p>
          </table:table-cell>
          <table:table-cell table:style-name="ce2" office:value-type="float" office:value="10868.347636" calcext:value-type="float">
            <text:p><text:s text:c="2"/>10 868</text:p>
          </table:table-cell>
          <table:table-cell table:style-name="ce2" office:value-type="float" office:value="10872.284134" calcext:value-type="float">
            <text:p><text:s text:c="2"/>10 872</text:p>
          </table:table-cell>
          <table:table-cell table:style-name="ce2" office:value-type="float" office:value="10875.393719" calcext:value-type="float">
            <text:p><text:s text:c="2"/>10 875</text:p>
          </table:table-cell>
        </table:table-row>
        <table:table-row table:style-name="ro1" table:number-rows-repeated="28">
          <table:table-cell table:number-columns-repeated="165"/>
        </table:table-row>
        <table:table-row table:style-name="ro1">
          <table:table-cell table:number-columns-repeated="2"/>
          <table:table-cell office:value-type="string" calcext:value-type="string">
            <text:p>400-1750</text:p>
          </table:table-cell>
          <table:table-cell office:value-type="string" calcext:value-type="string">
            <text:p>1750-1950</text:p>
          </table:table-cell>
          <table:table-cell office:value-type="string" calcext:value-type="string">
            <text:p>1950-2050</text:p>
          </table:table-cell>
          <table:table-cell table:number-columns-repeated="160"/>
        </table:table-row>
        <table:table-row table:style-name="ro1">
          <table:table-cell table:number-columns-repeated="2"/>
          <table:table-cell office:value-type="string" calcext:value-type="string">
            <text:p>X = aY+200</text:p>
          </table:table-cell>
          <table:table-cell office:value-type="string" calcext:value-type="string">
            <text:p>X = bY+660</text:p>
          </table:table-cell>
          <table:table-cell office:value-type="string" calcext:value-type="string">
            <text:p>X = cY+2500</text:p>
          </table:table-cell>
          <table:table-cell table:number-columns-repeated="160"/>
        </table:table-row>
      </table:table>
      <table:table table:name="Feuille3" table:style-name="ta1">
        <table:table-column table:style-name="co1" table:default-cell-style-name="Default"/>
        <table:table-column table:style-name="co1" table:number-columns-repeated="19" table:default-cell-style-name="ce2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19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pop</text:p>
          </table:table-cell>
          <table:table-cell table:style-name="Default" table:number-columns-repeated="18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0-4</text:p>
          </table:table-cell>
          <table:table-cell table:style-name="ce1" office:value-type="string" calcext:value-type="string">
            <text:p>5-9</text:p>
          </table:table-cell>
          <table:table-cell table:style-name="ce1" office:value-type="string" calcext:value-type="string">
            <text:p>10-14</text:p>
          </table:table-cell>
          <table:table-cell table:style-name="ce1" office:value-type="string" calcext:value-type="string">
            <text:p>15-19</text:p>
          </table:table-cell>
          <table:table-cell table:style-name="ce1" office:value-type="string" calcext:value-type="string">
            <text:p>20-24</text:p>
          </table:table-cell>
          <table:table-cell table:style-name="ce1" office:value-type="string" calcext:value-type="string">
            <text:p>25-29</text:p>
          </table:table-cell>
          <table:table-cell table:style-name="ce1" office:value-type="string" calcext:value-type="string">
            <text:p>30-34</text:p>
          </table:table-cell>
          <table:table-cell table:style-name="ce1" office:value-type="string" calcext:value-type="string">
            <text:p>35-39</text:p>
          </table:table-cell>
          <table:table-cell table:style-name="ce1" office:value-type="string" calcext:value-type="string">
            <text:p>40-44</text:p>
          </table:table-cell>
          <table:table-cell table:style-name="ce1" office:value-type="string" calcext:value-type="string">
            <text:p>45-49</text:p>
          </table:table-cell>
          <table:table-cell table:style-name="ce1" office:value-type="string" calcext:value-type="string">
            <text:p>50-54</text:p>
          </table:table-cell>
          <table:table-cell table:style-name="ce1" office:value-type="string" calcext:value-type="string">
            <text:p>55-59</text:p>
          </table:table-cell>
          <table:table-cell table:style-name="ce1" office:value-type="string" calcext:value-type="string">
            <text:p>60-64</text:p>
          </table:table-cell>
          <table:table-cell table:style-name="ce1" office:value-type="string" calcext:value-type="string">
            <text:p>65-69</text:p>
          </table:table-cell>
          <table:table-cell table:style-name="ce1" office:value-type="string" calcext:value-type="string">
            <text:p>70-74</text:p>
          </table:table-cell>
          <table:table-cell table:style-name="ce1" office:value-type="string" calcext:value-type="string">
            <text:p>75-79</text:p>
          </table:table-cell>
          <table:table-cell table:style-name="ce1" office:value-type="string" calcext:value-type="string">
            <text:p>80-84</text:p>
          </table:table-cell>
          <table:table-cell table:style-name="ce1" office:value-type="string" calcext:value-type="string">
            <text:p>85-89</text:p>
          </table:table-cell>
          <table:table-cell table:style-name="ce1" office:value-type="string" calcext:value-type="string">
            <text:p>90-9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8496.583" calcext:value-type="float">
            <text:p><text:s text:c="2"/>338 497</text:p>
          </table:table-cell>
          <table:table-cell office:value-type="float" office:value="270083.424" calcext:value-type="float">
            <text:p><text:s text:c="2"/>270 083</text:p>
          </table:table-cell>
          <table:table-cell office:value-type="float" office:value="261028.395" calcext:value-type="float">
            <text:p><text:s text:c="2"/>261 028</text:p>
          </table:table-cell>
          <table:table-cell office:value-type="float" office:value="239487.998" calcext:value-type="float">
            <text:p><text:s text:c="2"/>239 488</text:p>
          </table:table-cell>
          <table:table-cell office:value-type="float" office:value="222895.854" calcext:value-type="float">
            <text:p><text:s text:c="2"/>222 896</text:p>
          </table:table-cell>
          <table:table-cell office:value-type="float" office:value="196163.339" calcext:value-type="float">
            <text:p><text:s text:c="2"/>196 163</text:p>
          </table:table-cell>
          <table:table-cell office:value-type="float" office:value="169236.013" calcext:value-type="float">
            <text:p><text:s text:c="2"/>169 236</text:p>
          </table:table-cell>
          <table:table-cell office:value-type="float" office:value="164472.787" calcext:value-type="float">
            <text:p><text:s text:c="2"/>164 473</text:p>
          </table:table-cell>
          <table:table-cell office:value-type="float" office:value="147562.921" calcext:value-type="float">
            <text:p><text:s text:c="2"/>147 563</text:p>
          </table:table-cell>
          <table:table-cell office:value-type="float" office:value="128450.322" calcext:value-type="float">
            <text:p><text:s text:c="2"/>128 450</text:p>
          </table:table-cell>
          <table:table-cell office:value-type="float" office:value="107722.203" calcext:value-type="float">
            <text:p><text:s text:c="2"/>107 722</text:p>
          </table:table-cell>
          <table:table-cell office:value-type="float" office:value="88673.5740000001" calcext:value-type="float">
            <text:p><text:s text:c="2"/>88 674</text:p>
          </table:table-cell>
          <table:table-cell office:value-type="float" office:value="73448.221" calcext:value-type="float">
            <text:p><text:s text:c="2"/>73 448</text:p>
          </table:table-cell>
          <table:table-cell office:value-type="float" office:value="55142.936" calcext:value-type="float">
            <text:p><text:s text:c="2"/>55 143</text:p>
          </table:table-cell>
          <table:table-cell office:value-type="float" office:value="37383.415" calcext:value-type="float">
            <text:p><text:s text:c="2"/>37 383</text:p>
          </table:table-cell>
          <table:table-cell office:value-type="float" office:value="21901.818" calcext:value-type="float">
            <text:p><text:s text:c="2"/>21 902</text:p>
          </table:table-cell>
          <table:table-cell office:value-type="float" office:value="9627.05" calcext:value-type="float">
            <text:p><text:s text:c="2"/>9 627</text:p>
          </table:table-cell>
          <table:table-cell office:value-type="float" office:value="3474.928" calcext:value-type="float">
            <text:p><text:s text:c="2"/>3 475</text:p>
          </table:table-cell>
          <table:table-cell office:value-type="float" office:value="947.494" calcext:value-type="float">
            <text:p><text:s text:c="3"/>947</text:p>
          </table:table-cell>
          <table:table-cell office:value-type="float" office:value="232000" calcext:value-type="float">
            <text:p>2320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7177.108" calcext:value-type="float">
            <text:p><text:s text:c="2"/>407 177</text:p>
          </table:table-cell>
          <table:table-cell office:value-type="float" office:value="316013.746" calcext:value-type="float">
            <text:p><text:s text:c="2"/>316 014</text:p>
          </table:table-cell>
          <table:table-cell office:value-type="float" office:value="263432.161" calcext:value-type="float">
            <text:p><text:s text:c="2"/>263 432</text:p>
          </table:table-cell>
          <table:table-cell office:value-type="float" office:value="255370.599" calcext:value-type="float">
            <text:p><text:s text:c="2"/>255 371</text:p>
          </table:table-cell>
          <table:table-cell office:value-type="float" office:value="232636.975" calcext:value-type="float">
            <text:p><text:s text:c="2"/>232 637</text:p>
          </table:table-cell>
          <table:table-cell office:value-type="float" office:value="215829.287" calcext:value-type="float">
            <text:p><text:s text:c="2"/>215 829</text:p>
          </table:table-cell>
          <table:table-cell office:value-type="float" office:value="189432.939" calcext:value-type="float">
            <text:p><text:s text:c="2"/>189 433</text:p>
          </table:table-cell>
          <table:table-cell office:value-type="float" office:value="162531.499" calcext:value-type="float">
            <text:p><text:s text:c="2"/>162 531</text:p>
          </table:table-cell>
          <table:table-cell office:value-type="float" office:value="157011.564" calcext:value-type="float">
            <text:p><text:s text:c="2"/>157 012</text:p>
          </table:table-cell>
          <table:table-cell office:value-type="float" office:value="138918.155" calcext:value-type="float">
            <text:p><text:s text:c="2"/>138 918</text:p>
          </table:table-cell>
          <table:table-cell office:value-type="float" office:value="120106.91" calcext:value-type="float">
            <text:p><text:s text:c="2"/>120 107</text:p>
          </table:table-cell>
          <table:table-cell office:value-type="float" office:value="97657.826" calcext:value-type="float">
            <text:p><text:s text:c="2"/>97 658</text:p>
          </table:table-cell>
          <table:table-cell office:value-type="float" office:value="77072.976" calcext:value-type="float">
            <text:p><text:s text:c="2"/>77 073</text:p>
          </table:table-cell>
          <table:table-cell office:value-type="float" office:value="59538.329" calcext:value-type="float">
            <text:p><text:s text:c="2"/>59 538</text:p>
          </table:table-cell>
          <table:table-cell office:value-type="float" office:value="40492.825" calcext:value-type="float">
            <text:p><text:s text:c="2"/>40 493</text:p>
          </table:table-cell>
          <table:table-cell office:value-type="float" office:value="23753.701" calcext:value-type="float">
            <text:p><text:s text:c="2"/>23 754</text:p>
          </table:table-cell>
          <table:table-cell office:value-type="float" office:value="11309.453" calcext:value-type="float">
            <text:p><text:s text:c="2"/>11 309</text:p>
          </table:table-cell>
          <table:table-cell office:value-type="float" office:value="3627.295" calcext:value-type="float">
            <text:p><text:s text:c="2"/>3 627</text:p>
          </table:table-cell>
          <table:table-cell office:value-type="float" office:value="916.972" calcext:value-type="float">
            <text:p><text:s text:c="3"/>917</text:p>
          </table:table-cell>
          <table:table-cell office:value-type="float" office:value="189000" calcext:value-type="float">
            <text:p>189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4008.148" calcext:value-type="float">
            <text:p><text:s text:c="2"/>434 008</text:p>
          </table:table-cell>
          <table:table-cell office:value-type="float" office:value="383756.327" calcext:value-type="float">
            <text:p><text:s text:c="2"/>383 756</text:p>
          </table:table-cell>
          <table:table-cell office:value-type="float" office:value="309874.554" calcext:value-type="float">
            <text:p><text:s text:c="2"/>309 875</text:p>
          </table:table-cell>
          <table:table-cell office:value-type="float" office:value="257985.051" calcext:value-type="float">
            <text:p><text:s text:c="2"/>257 985</text:p>
          </table:table-cell>
          <table:table-cell office:value-type="float" office:value="248984.018" calcext:value-type="float">
            <text:p><text:s text:c="2"/>248 984</text:p>
          </table:table-cell>
          <table:table-cell office:value-type="float" office:value="226720.939" calcext:value-type="float">
            <text:p><text:s text:c="2"/>226 721</text:p>
          </table:table-cell>
          <table:table-cell office:value-type="float" office:value="209607.572" calcext:value-type="float">
            <text:p><text:s text:c="2"/>209 608</text:p>
          </table:table-cell>
          <table:table-cell office:value-type="float" office:value="183030.95" calcext:value-type="float">
            <text:p><text:s text:c="2"/>183 031</text:p>
          </table:table-cell>
          <table:table-cell office:value-type="float" office:value="155426.826" calcext:value-type="float">
            <text:p><text:s text:c="2"/>155 427</text:p>
          </table:table-cell>
          <table:table-cell office:value-type="float" office:value="149151.242" calcext:value-type="float">
            <text:p><text:s text:c="2"/>149 151</text:p>
          </table:table-cell>
          <table:table-cell office:value-type="float" office:value="130423.576" calcext:value-type="float">
            <text:p><text:s text:c="2"/>130 424</text:p>
          </table:table-cell>
          <table:table-cell office:value-type="float" office:value="109466.124" calcext:value-type="float">
            <text:p><text:s text:c="2"/>109 466</text:p>
          </table:table-cell>
          <table:table-cell office:value-type="float" office:value="85360.39" calcext:value-type="float">
            <text:p><text:s text:c="2"/>85 360</text:p>
          </table:table-cell>
          <table:table-cell office:value-type="float" office:value="63028.715" calcext:value-type="float">
            <text:p><text:s text:c="2"/>63 029</text:p>
          </table:table-cell>
          <table:table-cell office:value-type="float" office:value="44212.05" calcext:value-type="float">
            <text:p><text:s text:c="2"/>44 212</text:p>
          </table:table-cell>
          <table:table-cell office:value-type="float" office:value="26016.497" calcext:value-type="float">
            <text:p><text:s text:c="2"/>26 016</text:p>
          </table:table-cell>
          <table:table-cell office:value-type="float" office:value="12358.879" calcext:value-type="float">
            <text:p><text:s text:c="2"/>12 359</text:p>
          </table:table-cell>
          <table:table-cell office:value-type="float" office:value="4386.819" calcext:value-type="float">
            <text:p><text:s text:c="2"/>4 387</text:p>
          </table:table-cell>
          <table:table-cell office:value-type="float" office:value="966.933" calcext:value-type="float">
            <text:p><text:s text:c="3"/>967</text:p>
          </table:table-cell>
          <table:table-cell office:value-type="float" office:value="184000" calcext:value-type="float">
            <text:p>184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9303.511" calcext:value-type="float">
            <text:p><text:s text:c="2"/>479 304</text:p>
          </table:table-cell>
          <table:table-cell office:value-type="float" office:value="411062.929" calcext:value-type="float">
            <text:p><text:s text:c="2"/>411 063</text:p>
          </table:table-cell>
          <table:table-cell office:value-type="float" office:value="376011.843" calcext:value-type="float">
            <text:p><text:s text:c="2"/>376 012</text:p>
          </table:table-cell>
          <table:table-cell office:value-type="float" office:value="304327.984" calcext:value-type="float">
            <text:p><text:s text:c="2"/>304 328</text:p>
          </table:table-cell>
          <table:table-cell office:value-type="float" office:value="252276.222" calcext:value-type="float">
            <text:p><text:s text:c="2"/>252 276</text:p>
          </table:table-cell>
          <table:table-cell office:value-type="float" office:value="243200.507" calcext:value-type="float">
            <text:p><text:s text:c="2"/>243 201</text:p>
          </table:table-cell>
          <table:table-cell office:value-type="float" office:value="220676.093" calcext:value-type="float">
            <text:p><text:s text:c="2"/>220 676</text:p>
          </table:table-cell>
          <table:table-cell office:value-type="float" office:value="203345.72" calcext:value-type="float">
            <text:p><text:s text:c="2"/>203 346</text:p>
          </table:table-cell>
          <table:table-cell office:value-type="float" office:value="176284.766" calcext:value-type="float">
            <text:p><text:s text:c="2"/>176 285</text:p>
          </table:table-cell>
          <table:table-cell office:value-type="float" office:value="147801.202" calcext:value-type="float">
            <text:p><text:s text:c="2"/>147 801</text:p>
          </table:table-cell>
          <table:table-cell office:value-type="float" office:value="140159.781" calcext:value-type="float">
            <text:p><text:s text:c="2"/>140 160</text:p>
          </table:table-cell>
          <table:table-cell office:value-type="float" office:value="119923.918" calcext:value-type="float">
            <text:p><text:s text:c="2"/>119 924</text:p>
          </table:table-cell>
          <table:table-cell office:value-type="float" office:value="96280.7689999999" calcext:value-type="float">
            <text:p><text:s text:c="2"/>96 281</text:p>
          </table:table-cell>
          <table:table-cell office:value-type="float" office:value="70710.109" calcext:value-type="float">
            <text:p><text:s text:c="2"/>70 710</text:p>
          </table:table-cell>
          <table:table-cell office:value-type="float" office:value="47734.16" calcext:value-type="float">
            <text:p><text:s text:c="2"/>47 734</text:p>
          </table:table-cell>
          <table:table-cell office:value-type="float" office:value="29554.683" calcext:value-type="float">
            <text:p><text:s text:c="2"/>29 555</text:p>
          </table:table-cell>
          <table:table-cell office:value-type="float" office:value="14364.495" calcext:value-type="float">
            <text:p><text:s text:c="2"/>14 364</text:p>
          </table:table-cell>
          <table:table-cell office:value-type="float" office:value="5106.559" calcext:value-type="float">
            <text:p><text:s text:c="2"/>5 107</text:p>
          </table:table-cell>
          <table:table-cell office:value-type="float" office:value="1259.124" calcext:value-type="float">
            <text:p><text:s text:c="2"/>1 259</text:p>
          </table:table-cell>
          <table:table-cell office:value-type="float" office:value="199000" calcext:value-type="float">
            <text:p>199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4080.098" calcext:value-type="float">
            <text:p><text:s text:c="2"/>524 080</text:p>
          </table:table-cell>
          <table:table-cell office:value-type="float" office:value="459404.155" calcext:value-type="float">
            <text:p><text:s text:c="2"/>459 404</text:p>
          </table:table-cell>
          <table:table-cell office:value-type="float" office:value="405658.35" calcext:value-type="float">
            <text:p><text:s text:c="2"/>405 658</text:p>
          </table:table-cell>
          <table:table-cell office:value-type="float" office:value="370848.099" calcext:value-type="float">
            <text:p><text:s text:c="2"/>370 848</text:p>
          </table:table-cell>
          <table:table-cell office:value-type="float" office:value="298471.479" calcext:value-type="float">
            <text:p><text:s text:c="2"/>298 471</text:p>
          </table:table-cell>
          <table:table-cell office:value-type="float" office:value="247308.002" calcext:value-type="float">
            <text:p><text:s text:c="2"/>247 308</text:p>
          </table:table-cell>
          <table:table-cell office:value-type="float" office:value="238132.144" calcext:value-type="float">
            <text:p><text:s text:c="2"/>238 132</text:p>
          </table:table-cell>
          <table:table-cell office:value-type="float" office:value="214924.442" calcext:value-type="float">
            <text:p><text:s text:c="2"/>214 924</text:p>
          </table:table-cell>
          <table:table-cell office:value-type="float" office:value="197370.752" calcext:value-type="float">
            <text:p><text:s text:c="2"/>197 371</text:p>
          </table:table-cell>
          <table:table-cell office:value-type="float" office:value="169732.297" calcext:value-type="float">
            <text:p><text:s text:c="2"/>169 732</text:p>
          </table:table-cell>
          <table:table-cell office:value-type="float" office:value="139906.917" calcext:value-type="float">
            <text:p><text:s text:c="2"/>139 907</text:p>
          </table:table-cell>
          <table:table-cell office:value-type="float" office:value="130546.038" calcext:value-type="float">
            <text:p><text:s text:c="2"/>130 546</text:p>
          </table:table-cell>
          <table:table-cell office:value-type="float" office:value="107839.617" calcext:value-type="float">
            <text:p><text:s text:c="2"/>107 840</text:p>
          </table:table-cell>
          <table:table-cell office:value-type="float" office:value="82238.542" calcext:value-type="float">
            <text:p><text:s text:c="2"/>82 239</text:p>
          </table:table-cell>
          <table:table-cell office:value-type="float" office:value="55586.519" calcext:value-type="float">
            <text:p><text:s text:c="2"/>55 587</text:p>
          </table:table-cell>
          <table:table-cell office:value-type="float" office:value="33115.927" calcext:value-type="float">
            <text:p><text:s text:c="2"/>33 116</text:p>
          </table:table-cell>
          <table:table-cell office:value-type="float" office:value="17198.592" calcext:value-type="float">
            <text:p><text:s text:c="2"/>17 199</text:p>
          </table:table-cell>
          <table:table-cell office:value-type="float" office:value="6269.952" calcext:value-type="float">
            <text:p><text:s text:c="2"/>6 270</text:p>
          </table:table-cell>
          <table:table-cell office:value-type="float" office:value="1536.383" calcext:value-type="float">
            <text:p><text:s text:c="2"/>1 536</text:p>
          </table:table-cell>
          <table:table-cell office:value-type="float" office:value="269000" calcext:value-type="float">
            <text:p>269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4509.945" calcext:value-type="float">
            <text:p><text:s text:c="2"/>544 510</text:p>
          </table:table-cell>
          <table:table-cell office:value-type="float" office:value="504916.947" calcext:value-type="float">
            <text:p><text:s text:c="2"/>504 917</text:p>
          </table:table-cell>
          <table:table-cell office:value-type="float" office:value="453688.633" calcext:value-type="float">
            <text:p><text:s text:c="2"/>453 689</text:p>
          </table:table-cell>
          <table:table-cell office:value-type="float" office:value="400257.378" calcext:value-type="float">
            <text:p><text:s text:c="2"/>400 257</text:p>
          </table:table-cell>
          <table:table-cell office:value-type="float" office:value="364788.605" calcext:value-type="float">
            <text:p><text:s text:c="2"/>364 789</text:p>
          </table:table-cell>
          <table:table-cell office:value-type="float" office:value="294189.682" calcext:value-type="float">
            <text:p><text:s text:c="2"/>294 190</text:p>
          </table:table-cell>
          <table:table-cell office:value-type="float" office:value="243513.38" calcext:value-type="float">
            <text:p><text:s text:c="2"/>243 513</text:p>
          </table:table-cell>
          <table:table-cell office:value-type="float" office:value="233575.216" calcext:value-type="float">
            <text:p><text:s text:c="2"/>233 575</text:p>
          </table:table-cell>
          <table:table-cell office:value-type="float" office:value="209781.556" calcext:value-type="float">
            <text:p><text:s text:c="2"/>209 782</text:p>
          </table:table-cell>
          <table:table-cell office:value-type="float" office:value="191058.865" calcext:value-type="float">
            <text:p><text:s text:c="2"/>191 059</text:p>
          </table:table-cell>
          <table:table-cell office:value-type="float" office:value="162412.662" calcext:value-type="float">
            <text:p><text:s text:c="2"/>162 413</text:p>
          </table:table-cell>
          <table:table-cell office:value-type="float" office:value="130908.723" calcext:value-type="float">
            <text:p><text:s text:c="2"/>130 909</text:p>
          </table:table-cell>
          <table:table-cell office:value-type="float" office:value="118327.146" calcext:value-type="float">
            <text:p><text:s text:c="2"/>118 327</text:p>
          </table:table-cell>
          <table:table-cell office:value-type="float" office:value="93141.235" calcext:value-type="float">
            <text:p><text:s text:c="2"/>93 141</text:p>
          </table:table-cell>
          <table:table-cell office:value-type="float" office:value="65451.397" calcext:value-type="float">
            <text:p><text:s text:c="2"/>65 451</text:p>
          </table:table-cell>
          <table:table-cell office:value-type="float" office:value="39217.577" calcext:value-type="float">
            <text:p><text:s text:c="2"/>39 218</text:p>
          </table:table-cell>
          <table:table-cell office:value-type="float" office:value="19717.044" calcext:value-type="float">
            <text:p><text:s text:c="2"/>19 717</text:p>
          </table:table-cell>
          <table:table-cell office:value-type="float" office:value="7714.583" calcext:value-type="float">
            <text:p><text:s text:c="2"/>7 715</text:p>
          </table:table-cell>
          <table:table-cell office:value-type="float" office:value="1966.71" calcext:value-type="float">
            <text:p><text:s text:c="2"/>1 967</text:p>
          </table:table-cell>
          <table:table-cell office:value-type="float" office:value="343000" calcext:value-type="float">
            <text:p>343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7597.48" calcext:value-type="float">
            <text:p><text:s text:c="2"/>547 597</text:p>
          </table:table-cell>
          <table:table-cell office:value-type="float" office:value="527348.855" calcext:value-type="float">
            <text:p><text:s text:c="2"/>527 349</text:p>
          </table:table-cell>
          <table:table-cell office:value-type="float" office:value="500035.097" calcext:value-type="float">
            <text:p><text:s text:c="2"/>500 035</text:p>
          </table:table-cell>
          <table:table-cell office:value-type="float" office:value="449746.427" calcext:value-type="float">
            <text:p><text:s text:c="2"/>449 746</text:p>
          </table:table-cell>
          <table:table-cell office:value-type="float" office:value="395071.572" calcext:value-type="float">
            <text:p><text:s text:c="2"/>395 072</text:p>
          </table:table-cell>
          <table:table-cell office:value-type="float" office:value="359396.407" calcext:value-type="float">
            <text:p><text:s text:c="2"/>359 396</text:p>
          </table:table-cell>
          <table:table-cell office:value-type="float" office:value="289865.039" calcext:value-type="float">
            <text:p><text:s text:c="2"/>289 865</text:p>
          </table:table-cell>
          <table:table-cell office:value-type="float" office:value="238555.273" calcext:value-type="float">
            <text:p><text:s text:c="2"/>238 555</text:p>
          </table:table-cell>
          <table:table-cell office:value-type="float" office:value="228342.593" calcext:value-type="float">
            <text:p><text:s text:c="2"/>228 343</text:p>
          </table:table-cell>
          <table:table-cell office:value-type="float" office:value="203360.189" calcext:value-type="float">
            <text:p><text:s text:c="2"/>203 360</text:p>
          </table:table-cell>
          <table:table-cell office:value-type="float" office:value="183250.263" calcext:value-type="float">
            <text:p><text:s text:c="2"/>183 250</text:p>
          </table:table-cell>
          <table:table-cell office:value-type="float" office:value="153161.089" calcext:value-type="float">
            <text:p><text:s text:c="2"/>153 161</text:p>
          </table:table-cell>
          <table:table-cell office:value-type="float" office:value="119741.149" calcext:value-type="float">
            <text:p><text:s text:c="2"/>119 741</text:p>
          </table:table-cell>
          <table:table-cell office:value-type="float" office:value="103713.92" calcext:value-type="float">
            <text:p><text:s text:c="2"/>103 714</text:p>
          </table:table-cell>
          <table:table-cell office:value-type="float" office:value="75523.7319999999" calcext:value-type="float">
            <text:p><text:s text:c="2"/>75 524</text:p>
          </table:table-cell>
          <table:table-cell office:value-type="float" office:value="47567.049" calcext:value-type="float">
            <text:p><text:s text:c="2"/>47 567</text:p>
          </table:table-cell>
          <table:table-cell office:value-type="float" office:value="23496.974" calcext:value-type="float">
            <text:p><text:s text:c="2"/>23 497</text:p>
          </table:table-cell>
          <table:table-cell office:value-type="float" office:value="9180.471" calcext:value-type="float">
            <text:p><text:s text:c="2"/>9 180</text:p>
          </table:table-cell>
          <table:table-cell office:value-type="float" office:value="2567.773" calcext:value-type="float">
            <text:p><text:s text:c="2"/>2 568</text:p>
          </table:table-cell>
          <table:table-cell office:value-type="float" office:value="482000" calcext:value-type="float">
            <text:p>482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0128.339" calcext:value-type="float">
            <text:p><text:s text:c="2"/>590 128</text:p>
          </table:table-cell>
          <table:table-cell office:value-type="float" office:value="532513.437" calcext:value-type="float">
            <text:p><text:s text:c="2"/>532 513</text:p>
          </table:table-cell>
          <table:table-cell office:value-type="float" office:value="522712.851" calcext:value-type="float">
            <text:p><text:s text:c="2"/>522 713</text:p>
          </table:table-cell>
          <table:table-cell office:value-type="float" office:value="496128.841" calcext:value-type="float">
            <text:p><text:s text:c="2"/>496 129</text:p>
          </table:table-cell>
          <table:table-cell office:value-type="float" office:value="444468.703" calcext:value-type="float">
            <text:p><text:s text:c="2"/>444 469</text:p>
          </table:table-cell>
          <table:table-cell office:value-type="float" office:value="390205.024" calcext:value-type="float">
            <text:p><text:s text:c="2"/>390 205</text:p>
          </table:table-cell>
          <table:table-cell office:value-type="float" office:value="355119.288" calcext:value-type="float">
            <text:p><text:s text:c="2"/>355 119</text:p>
          </table:table-cell>
          <table:table-cell office:value-type="float" office:value="285527.091" calcext:value-type="float">
            <text:p><text:s text:c="2"/>285 527</text:p>
          </table:table-cell>
          <table:table-cell office:value-type="float" office:value="233895.134" calcext:value-type="float">
            <text:p><text:s text:c="2"/>233 895</text:p>
          </table:table-cell>
          <table:table-cell office:value-type="float" office:value="221933.949" calcext:value-type="float">
            <text:p><text:s text:c="2"/>221 934</text:p>
          </table:table-cell>
          <table:table-cell office:value-type="float" office:value="195488.985" calcext:value-type="float">
            <text:p><text:s text:c="2"/>195 489</text:p>
          </table:table-cell>
          <table:table-cell office:value-type="float" office:value="173016.551" calcext:value-type="float">
            <text:p><text:s text:c="2"/>173 017</text:p>
          </table:table-cell>
          <table:table-cell office:value-type="float" office:value="140540.708" calcext:value-type="float">
            <text:p><text:s text:c="2"/>140 541</text:p>
          </table:table-cell>
          <table:table-cell office:value-type="float" office:value="105008.444" calcext:value-type="float">
            <text:p><text:s text:c="2"/>105 008</text:p>
          </table:table-cell>
          <table:table-cell office:value-type="float" office:value="84768.417" calcext:value-type="float">
            <text:p><text:s text:c="2"/>84 768</text:p>
          </table:table-cell>
          <table:table-cell office:value-type="float" office:value="55229.6689999999" calcext:value-type="float">
            <text:p><text:s text:c="2"/>55 230</text:p>
          </table:table-cell>
          <table:table-cell office:value-type="float" office:value="29196.79" calcext:value-type="float">
            <text:p><text:s text:c="2"/>29 197</text:p>
          </table:table-cell>
          <table:table-cell office:value-type="float" office:value="11192.289" calcext:value-type="float">
            <text:p><text:s text:c="2"/>11 192</text:p>
          </table:table-cell>
          <table:table-cell office:value-type="float" office:value="3183.082" calcext:value-type="float">
            <text:p><text:s text:c="2"/>3 183</text:p>
          </table:table-cell>
          <table:table-cell office:value-type="float" office:value="664000" calcext:value-type="float">
            <text:p>664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3553.449" calcext:value-type="float">
            <text:p><text:s text:c="2"/>643 553</text:p>
          </table:table-cell>
          <table:table-cell office:value-type="float" office:value="575774.199" calcext:value-type="float">
            <text:p><text:s text:c="2"/>575 774</text:p>
          </table:table-cell>
          <table:table-cell office:value-type="float" office:value="528772.881" calcext:value-type="float">
            <text:p><text:s text:c="2"/>528 773</text:p>
          </table:table-cell>
          <table:table-cell office:value-type="float" office:value="518869.475" calcext:value-type="float">
            <text:p><text:s text:c="2"/>518 869</text:p>
          </table:table-cell>
          <table:table-cell office:value-type="float" office:value="490173.224" calcext:value-type="float">
            <text:p><text:s text:c="2"/>490 173</text:p>
          </table:table-cell>
          <table:table-cell office:value-type="float" office:value="438506.518" calcext:value-type="float">
            <text:p><text:s text:c="2"/>438 507</text:p>
          </table:table-cell>
          <table:table-cell office:value-type="float" office:value="385595.116" calcext:value-type="float">
            <text:p><text:s text:c="2"/>385 595</text:p>
          </table:table-cell>
          <table:table-cell office:value-type="float" office:value="350132.666" calcext:value-type="float">
            <text:p><text:s text:c="2"/>350 133</text:p>
          </table:table-cell>
          <table:table-cell office:value-type="float" office:value="280554.294" calcext:value-type="float">
            <text:p><text:s text:c="2"/>280 554</text:p>
          </table:table-cell>
          <table:table-cell office:value-type="float" office:value="227917.488" calcext:value-type="float">
            <text:p><text:s text:c="2"/>227 917</text:p>
          </table:table-cell>
          <table:table-cell office:value-type="float" office:value="213990.877" calcext:value-type="float">
            <text:p><text:s text:c="2"/>213 991</text:p>
          </table:table-cell>
          <table:table-cell office:value-type="float" office:value="185445.444" calcext:value-type="float">
            <text:p><text:s text:c="2"/>185 445</text:p>
          </table:table-cell>
          <table:table-cell office:value-type="float" office:value="159734.526" calcext:value-type="float">
            <text:p><text:s text:c="2"/>159 735</text:p>
          </table:table-cell>
          <table:table-cell office:value-type="float" office:value="124429.813" calcext:value-type="float">
            <text:p><text:s text:c="2"/>124 430</text:p>
          </table:table-cell>
          <table:table-cell office:value-type="float" office:value="86538.9110000001" calcext:value-type="float">
            <text:p><text:s text:c="2"/>86 539</text:p>
          </table:table-cell>
          <table:table-cell office:value-type="float" office:value="63066.966" calcext:value-type="float">
            <text:p><text:s text:c="2"/>63 067</text:p>
          </table:table-cell>
          <table:table-cell office:value-type="float" office:value="34899.442" calcext:value-type="float">
            <text:p><text:s text:c="2"/>34 899</text:p>
          </table:table-cell>
          <table:table-cell office:value-type="float" office:value="14418.07" calcext:value-type="float">
            <text:p><text:s text:c="2"/>14 418</text:p>
          </table:table-cell>
          <table:table-cell office:value-type="float" office:value="3999.367" calcext:value-type="float">
            <text:p><text:s text:c="2"/>3 999</text:p>
          </table:table-cell>
          <table:table-cell office:value-type="float" office:value="858000" calcext:value-type="float">
            <text:p>858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9842.533" calcext:value-type="float">
            <text:p><text:s text:c="2"/>619 843</text:p>
          </table:table-cell>
          <table:table-cell office:value-type="float" office:value="630434.201" calcext:value-type="float">
            <text:p><text:s text:c="2"/>630 434</text:p>
          </table:table-cell>
          <table:table-cell office:value-type="float" office:value="572597.296" calcext:value-type="float">
            <text:p><text:s text:c="2"/>572 597</text:p>
          </table:table-cell>
          <table:table-cell office:value-type="float" office:value="524436.172" calcext:value-type="float">
            <text:p><text:s text:c="2"/>524 436</text:p>
          </table:table-cell>
          <table:table-cell office:value-type="float" office:value="511301.362" calcext:value-type="float">
            <text:p><text:s text:c="2"/>511 301</text:p>
          </table:table-cell>
          <table:table-cell office:value-type="float" office:value="483641.69" calcext:value-type="float">
            <text:p><text:s text:c="2"/>483 642</text:p>
          </table:table-cell>
          <table:table-cell office:value-type="float" office:value="433843.113" calcext:value-type="float">
            <text:p><text:s text:c="2"/>433 843</text:p>
          </table:table-cell>
          <table:table-cell office:value-type="float" office:value="380502.75" calcext:value-type="float">
            <text:p><text:s text:c="2"/>380 503</text:p>
          </table:table-cell>
          <table:table-cell office:value-type="float" office:value="344174.182" calcext:value-type="float">
            <text:p><text:s text:c="2"/>344 174</text:p>
          </table:table-cell>
          <table:table-cell office:value-type="float" office:value="273612.221" calcext:value-type="float">
            <text:p><text:s text:c="2"/>273 612</text:p>
          </table:table-cell>
          <table:table-cell office:value-type="float" office:value="220280.451" calcext:value-type="float">
            <text:p><text:s text:c="2"/>220 280</text:p>
          </table:table-cell>
          <table:table-cell office:value-type="float" office:value="203173.33" calcext:value-type="float">
            <text:p><text:s text:c="2"/>203 173</text:p>
          </table:table-cell>
          <table:table-cell office:value-type="float" office:value="171694.838" calcext:value-type="float">
            <text:p><text:s text:c="2"/>171 695</text:p>
          </table:table-cell>
          <table:table-cell office:value-type="float" office:value="141632.113" calcext:value-type="float">
            <text:p><text:s text:c="2"/>141 632</text:p>
          </table:table-cell>
          <table:table-cell office:value-type="float" office:value="103339.87" calcext:value-type="float">
            <text:p><text:s text:c="2"/>103 340</text:p>
          </table:table-cell>
          <table:table-cell office:value-type="float" office:value="64913.091" calcext:value-type="float">
            <text:p><text:s text:c="2"/>64 913</text:p>
          </table:table-cell>
          <table:table-cell office:value-type="float" office:value="40592.915" calcext:value-type="float">
            <text:p><text:s text:c="2"/>40 593</text:p>
          </table:table-cell>
          <table:table-cell office:value-type="float" office:value="17777.168" calcext:value-type="float">
            <text:p><text:s text:c="2"/>17 777</text:p>
          </table:table-cell>
          <table:table-cell office:value-type="float" office:value="5324.589" calcext:value-type="float">
            <text:p><text:s text:c="2"/>5 325</text:p>
          </table:table-cell>
          <table:table-cell office:value-type="float" office:value="1099000" calcext:value-type="float">
            <text:p>1099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5665.603" calcext:value-type="float">
            <text:p><text:s text:c="2"/>615 666</text:p>
          </table:table-cell>
          <table:table-cell office:value-type="float" office:value="608770.151" calcext:value-type="float">
            <text:p><text:s text:c="2"/>608 770</text:p>
          </table:table-cell>
          <table:table-cell office:value-type="float" office:value="626882.754" calcext:value-type="float">
            <text:p><text:s text:c="2"/>626 883</text:p>
          </table:table-cell>
          <table:table-cell office:value-type="float" office:value="568145.019" calcext:value-type="float">
            <text:p><text:s text:c="2"/>568 145</text:p>
          </table:table-cell>
          <table:table-cell office:value-type="float" office:value="517286.66" calcext:value-type="float">
            <text:p><text:s text:c="2"/>517 287</text:p>
          </table:table-cell>
          <table:table-cell office:value-type="float" office:value="505355.55" calcext:value-type="float">
            <text:p><text:s text:c="2"/>505 356</text:p>
          </table:table-cell>
          <table:table-cell office:value-type="float" office:value="478113.931" calcext:value-type="float">
            <text:p><text:s text:c="2"/>478 114</text:p>
          </table:table-cell>
          <table:table-cell office:value-type="float" office:value="428111.734" calcext:value-type="float">
            <text:p><text:s text:c="2"/>428 112</text:p>
          </table:table-cell>
          <table:table-cell office:value-type="float" office:value="373777.798" calcext:value-type="float">
            <text:p><text:s text:c="2"/>373 778</text:p>
          </table:table-cell>
          <table:table-cell office:value-type="float" office:value="336198.577" calcext:value-type="float">
            <text:p><text:s text:c="2"/>336 199</text:p>
          </table:table-cell>
          <table:table-cell office:value-type="float" office:value="264786.573" calcext:value-type="float">
            <text:p><text:s text:c="2"/>264 787</text:p>
          </table:table-cell>
          <table:table-cell office:value-type="float" office:value="209513.606" calcext:value-type="float">
            <text:p><text:s text:c="2"/>209 514</text:p>
          </table:table-cell>
          <table:table-cell office:value-type="float" office:value="188676.751" calcext:value-type="float">
            <text:p><text:s text:c="2"/>188 677</text:p>
          </table:table-cell>
          <table:table-cell office:value-type="float" office:value="153219.686" calcext:value-type="float">
            <text:p><text:s text:c="2"/>153 220</text:p>
          </table:table-cell>
          <table:table-cell office:value-type="float" office:value="118485.213" calcext:value-type="float">
            <text:p><text:s text:c="2"/>118 485</text:p>
          </table:table-cell>
          <table:table-cell office:value-type="float" office:value="78789.333" calcext:value-type="float">
            <text:p><text:s text:c="2"/>78 789</text:p>
          </table:table-cell>
          <table:table-cell office:value-type="float" office:value="42357.157" calcext:value-type="float">
            <text:p><text:s text:c="2"/>42 357</text:p>
          </table:table-cell>
          <table:table-cell office:value-type="float" office:value="21139.872" calcext:value-type="float">
            <text:p><text:s text:c="2"/>21 140</text:p>
          </table:table-cell>
          <table:table-cell office:value-type="float" office:value="6740.12" calcext:value-type="float">
            <text:p><text:s text:c="2"/>6 740</text:p>
          </table:table-cell>
          <table:table-cell office:value-type="float" office:value="1878000" calcext:value-type="float">
            <text:p>1878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7238.009" calcext:value-type="float">
            <text:p><text:s text:c="2"/>627 238</text:p>
          </table:table-cell>
          <table:table-cell office:value-type="float" office:value="607186.636" calcext:value-type="float">
            <text:p><text:s text:c="2"/>607 187</text:p>
          </table:table-cell>
          <table:table-cell office:value-type="float" office:value="606628.728" calcext:value-type="float">
            <text:p><text:s text:c="2"/>606 629</text:p>
          </table:table-cell>
          <table:table-cell office:value-type="float" office:value="622163.825" calcext:value-type="float">
            <text:p><text:s text:c="2"/>622 164</text:p>
          </table:table-cell>
          <table:table-cell office:value-type="float" office:value="560547.649" calcext:value-type="float">
            <text:p><text:s text:c="2"/>560 548</text:p>
          </table:table-cell>
          <table:table-cell office:value-type="float" office:value="511317.895" calcext:value-type="float">
            <text:p><text:s text:c="2"/>511 318</text:p>
          </table:table-cell>
          <table:table-cell office:value-type="float" office:value="499702.397" calcext:value-type="float">
            <text:p><text:s text:c="2"/>499 702</text:p>
          </table:table-cell>
          <table:table-cell office:value-type="float" office:value="471988.725" calcext:value-type="float">
            <text:p><text:s text:c="2"/>471 989</text:p>
          </table:table-cell>
          <table:table-cell office:value-type="float" office:value="420746.892" calcext:value-type="float">
            <text:p><text:s text:c="2"/>420 747</text:p>
          </table:table-cell>
          <table:table-cell office:value-type="float" office:value="364457.426" calcext:value-type="float">
            <text:p><text:s text:c="2"/>364 457</text:p>
          </table:table-cell>
          <table:table-cell office:value-type="float" office:value="325569.722" calcext:value-type="float">
            <text:p><text:s text:c="2"/>325 570</text:p>
          </table:table-cell>
          <table:table-cell office:value-type="float" office:value="253710.348" calcext:value-type="float">
            <text:p><text:s text:c="2"/>253 710</text:p>
          </table:table-cell>
          <table:table-cell office:value-type="float" office:value="195777.144" calcext:value-type="float">
            <text:p><text:s text:c="2"/>195 777</text:p>
          </table:table-cell>
          <table:table-cell office:value-type="float" office:value="169123.433" calcext:value-type="float">
            <text:p><text:s text:c="2"/>169 123</text:p>
          </table:table-cell>
          <table:table-cell office:value-type="float" office:value="129306.013" calcext:value-type="float">
            <text:p><text:s text:c="2"/>129 306</text:p>
          </table:table-cell>
          <table:table-cell office:value-type="float" office:value="90868.551" calcext:value-type="float">
            <text:p><text:s text:c="2"/>90 869</text:p>
          </table:table-cell>
          <table:table-cell office:value-type="float" office:value="52635.747" calcext:value-type="float">
            <text:p><text:s text:c="2"/>52 636</text:p>
          </table:table-cell>
          <table:table-cell office:value-type="float" office:value="22665.137" calcext:value-type="float">
            <text:p><text:s text:c="2"/>22 665</text:p>
          </table:table-cell>
          <table:table-cell office:value-type="float" office:value="8321.254" calcext:value-type="float">
            <text:p><text:s text:c="2"/>8 321</text:p>
          </table:table-cell>
          <table:table-cell office:value-type="float" office:value="1956000" calcext:value-type="float">
            <text:p>1956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2014.313" calcext:value-type="float">
            <text:p><text:s text:c="2"/>652 014</text:p>
          </table:table-cell>
          <table:table-cell office:value-type="float" office:value="619554.871" calcext:value-type="float">
            <text:p><text:s text:c="2"/>619 555</text:p>
          </table:table-cell>
          <table:table-cell office:value-type="float" office:value="604972.074" calcext:value-type="float">
            <text:p><text:s text:c="2"/>604 972</text:p>
          </table:table-cell>
          <table:table-cell office:value-type="float" office:value="602027.558" calcext:value-type="float">
            <text:p><text:s text:c="2"/>602 028</text:p>
          </table:table-cell>
          <table:table-cell office:value-type="float" office:value="613689.328" calcext:value-type="float">
            <text:p><text:s text:c="2"/>613 689</text:p>
          </table:table-cell>
          <table:table-cell office:value-type="float" office:value="555351.036999999" calcext:value-type="float">
            <text:p><text:s text:c="2"/>555 351</text:p>
          </table:table-cell>
          <table:table-cell office:value-type="float" office:value="506149.789" calcext:value-type="float">
            <text:p><text:s text:c="2"/>506 150</text:p>
          </table:table-cell>
          <table:table-cell office:value-type="float" office:value="494465.391" calcext:value-type="float">
            <text:p><text:s text:c="2"/>494 465</text:p>
          </table:table-cell>
          <table:table-cell office:value-type="float" office:value="465072.649" calcext:value-type="float">
            <text:p><text:s text:c="2"/>465 073</text:p>
          </table:table-cell>
          <table:table-cell office:value-type="float" office:value="412942.516" calcext:value-type="float">
            <text:p><text:s text:c="2"/>412 943</text:p>
          </table:table-cell>
          <table:table-cell office:value-type="float" office:value="354589.938" calcext:value-type="float">
            <text:p><text:s text:c="2"/>354 590</text:p>
          </table:table-cell>
          <table:table-cell office:value-type="float" office:value="312064.637" calcext:value-type="float">
            <text:p><text:s text:c="2"/>312 065</text:p>
          </table:table-cell>
          <table:table-cell office:value-type="float" office:value="237241.452" calcext:value-type="float">
            <text:p><text:s text:c="2"/>237 241</text:p>
          </table:table-cell>
          <table:table-cell office:value-type="float" office:value="177320.238" calcext:value-type="float">
            <text:p><text:s text:c="2"/>177 320</text:p>
          </table:table-cell>
          <table:table-cell office:value-type="float" office:value="144461.667" calcext:value-type="float">
            <text:p><text:s text:c="2"/>144 462</text:p>
          </table:table-cell>
          <table:table-cell office:value-type="float" office:value="100724.685" calcext:value-type="float">
            <text:p><text:s text:c="2"/>100 725</text:p>
          </table:table-cell>
          <table:table-cell office:value-type="float" office:value="62689.26" calcext:value-type="float">
            <text:p><text:s text:c="2"/>62 689</text:p>
          </table:table-cell>
          <table:table-cell office:value-type="float" office:value="29494.681" calcext:value-type="float">
            <text:p><text:s text:c="2"/>29 495</text:p>
          </table:table-cell>
          <table:table-cell office:value-type="float" office:value="9399.066" calcext:value-type="float">
            <text:p><text:s text:c="2"/>9 399</text:p>
          </table:table-cell>
          <table:table-cell office:value-type="float" office:value="2599000" calcext:value-type="float">
            <text:p>2599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0673.694" calcext:value-type="float">
            <text:p><text:s text:c="2"/>670 674</text:p>
          </table:table-cell>
          <table:table-cell office:value-type="float" office:value="644705.856" calcext:value-type="float">
            <text:p><text:s text:c="2"/>644 706</text:p>
          </table:table-cell>
          <table:table-cell office:value-type="float" office:value="615946.198" calcext:value-type="float">
            <text:p><text:s text:c="2"/>615 946</text:p>
          </table:table-cell>
          <table:table-cell office:value-type="float" office:value="601644.071" calcext:value-type="float">
            <text:p><text:s text:c="2"/>601 644</text:p>
          </table:table-cell>
          <table:table-cell office:value-type="float" office:value="597562.551999999" calcext:value-type="float">
            <text:p><text:s text:c="2"/>597 563</text:p>
          </table:table-cell>
          <table:table-cell office:value-type="float" office:value="609086.335" calcext:value-type="float">
            <text:p><text:s text:c="2"/>609 086</text:p>
          </table:table-cell>
          <table:table-cell office:value-type="float" office:value="550413.775" calcext:value-type="float">
            <text:p><text:s text:c="2"/>550 414</text:p>
          </table:table-cell>
          <table:table-cell office:value-type="float" office:value="500480.16" calcext:value-type="float">
            <text:p><text:s text:c="2"/>500 480</text:p>
          </table:table-cell>
          <table:table-cell office:value-type="float" office:value="487732.596" calcext:value-type="float">
            <text:p><text:s text:c="2"/>487 733</text:p>
          </table:table-cell>
          <table:table-cell office:value-type="float" office:value="456776.544" calcext:value-type="float">
            <text:p><text:s text:c="2"/>456 777</text:p>
          </table:table-cell>
          <table:table-cell office:value-type="float" office:value="402232.827" calcext:value-type="float">
            <text:p><text:s text:c="2"/>402 233</text:p>
          </table:table-cell>
          <table:table-cell office:value-type="float" office:value="340945.129" calcext:value-type="float">
            <text:p><text:s text:c="2"/>340 945</text:p>
          </table:table-cell>
          <table:table-cell office:value-type="float" office:value="294049.605" calcext:value-type="float">
            <text:p><text:s text:c="2"/>294 050</text:p>
          </table:table-cell>
          <table:table-cell office:value-type="float" office:value="216165.965" calcext:value-type="float">
            <text:p><text:s text:c="2"/>216 166</text:p>
          </table:table-cell>
          <table:table-cell office:value-type="float" office:value="153428.934" calcext:value-type="float">
            <text:p><text:s text:c="2"/>153 429</text:p>
          </table:table-cell>
          <table:table-cell office:value-type="float" office:value="114720.049" calcext:value-type="float">
            <text:p><text:s text:c="2"/>114 720</text:p>
          </table:table-cell>
          <table:table-cell office:value-type="float" office:value="70754.92" calcext:value-type="float">
            <text:p><text:s text:c="2"/>70 755</text:p>
          </table:table-cell>
          <table:table-cell office:value-type="float" office:value="36351.332" calcext:value-type="float">
            <text:p><text:s text:c="2"/>36 351</text:p>
          </table:table-cell>
          <table:table-cell office:value-type="float" office:value="12920.188" calcext:value-type="float">
            <text:p><text:s text:c="2"/>12 920</text:p>
          </table:table-cell>
          <table:table-cell office:value-type="float" office:value="3207000" calcext:value-type="float">
            <text:p>3207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7941.79" calcext:value-type="float">
            <text:p><text:s text:c="2"/>677 942</text:p>
          </table:table-cell>
          <table:table-cell office:value-type="float" office:value="664439.444" calcext:value-type="float">
            <text:p><text:s text:c="2"/>664 439</text:p>
          </table:table-cell>
          <table:table-cell office:value-type="float" office:value="641267.392" calcext:value-type="float">
            <text:p><text:s text:c="2"/>641 267</text:p>
          </table:table-cell>
          <table:table-cell office:value-type="float" office:value="612195.98" calcext:value-type="float">
            <text:p><text:s text:c="2"/>612 196</text:p>
          </table:table-cell>
          <table:table-cell office:value-type="float" office:value="597387.678" calcext:value-type="float">
            <text:p><text:s text:c="2"/>597 388</text:p>
          </table:table-cell>
          <table:table-cell office:value-type="float" office:value="594692.153" calcext:value-type="float">
            <text:p><text:s text:c="2"/>594 692</text:p>
          </table:table-cell>
          <table:table-cell office:value-type="float" office:value="605530.732" calcext:value-type="float">
            <text:p><text:s text:c="2"/>605 531</text:p>
          </table:table-cell>
          <table:table-cell office:value-type="float" office:value="544818.791" calcext:value-type="float">
            <text:p><text:s text:c="2"/>544 819</text:p>
          </table:table-cell>
          <table:table-cell office:value-type="float" office:value="493788.864" calcext:value-type="float">
            <text:p><text:s text:c="2"/>493 789</text:p>
          </table:table-cell>
          <table:table-cell office:value-type="float" office:value="479366.159" calcext:value-type="float">
            <text:p><text:s text:c="2"/>479 366</text:p>
          </table:table-cell>
          <table:table-cell office:value-type="float" office:value="445772.673" calcext:value-type="float">
            <text:p><text:s text:c="2"/>445 773</text:p>
          </table:table-cell>
          <table:table-cell office:value-type="float" office:value="387849.138" calcext:value-type="float">
            <text:p><text:s text:c="2"/>387 849</text:p>
          </table:table-cell>
          <table:table-cell office:value-type="float" office:value="322141.59" calcext:value-type="float">
            <text:p><text:s text:c="2"/>322 142</text:p>
          </table:table-cell>
          <table:table-cell office:value-type="float" office:value="269643.712" calcext:value-type="float">
            <text:p><text:s text:c="2"/>269 644</text:p>
          </table:table-cell>
          <table:table-cell office:value-type="float" office:value="188677.329" calcext:value-type="float">
            <text:p><text:s text:c="2"/>188 677</text:p>
          </table:table-cell>
          <table:table-cell office:value-type="float" office:value="123781.772" calcext:value-type="float">
            <text:p><text:s text:c="2"/>123 782</text:p>
          </table:table-cell>
          <table:table-cell office:value-type="float" office:value="81930.154" calcext:value-type="float">
            <text:p><text:s text:c="2"/>81 930</text:p>
          </table:table-cell>
          <table:table-cell office:value-type="float" office:value="42186.271" calcext:value-type="float">
            <text:p><text:s text:c="2"/>42 186</text:p>
          </table:table-cell>
          <table:table-cell office:value-type="float" office:value="16680.048" calcext:value-type="float">
            <text:p><text:s text:c="2"/>16 680</text:p>
          </table:table-cell>
          <table:table-cell office:value-type="float" office:value="4707000" calcext:value-type="float">
            <text:p>470700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9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death</text:p>
          </table:table-cell>
          <table:table-cell table:style-name="Default" table:number-columns-repeated="18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0-4</text:p>
          </table:table-cell>
          <table:table-cell table:style-name="ce1" office:value-type="string" calcext:value-type="string">
            <text:p>5-9</text:p>
          </table:table-cell>
          <table:table-cell table:style-name="ce1" office:value-type="string" calcext:value-type="string">
            <text:p>10-14</text:p>
          </table:table-cell>
          <table:table-cell table:style-name="ce1" office:value-type="string" calcext:value-type="string">
            <text:p>15-19</text:p>
          </table:table-cell>
          <table:table-cell table:style-name="ce1" office:value-type="string" calcext:value-type="string">
            <text:p>20-24</text:p>
          </table:table-cell>
          <table:table-cell table:style-name="ce1" office:value-type="string" calcext:value-type="string">
            <text:p>25-29</text:p>
          </table:table-cell>
          <table:table-cell table:style-name="ce1" office:value-type="string" calcext:value-type="string">
            <text:p>30-34</text:p>
          </table:table-cell>
          <table:table-cell table:style-name="ce1" office:value-type="string" calcext:value-type="string">
            <text:p>35-39</text:p>
          </table:table-cell>
          <table:table-cell table:style-name="ce1" office:value-type="string" calcext:value-type="string">
            <text:p>40-44</text:p>
          </table:table-cell>
          <table:table-cell table:style-name="ce1" office:value-type="string" calcext:value-type="string">
            <text:p>45-49</text:p>
          </table:table-cell>
          <table:table-cell table:style-name="ce1" office:value-type="string" calcext:value-type="string">
            <text:p>50-54</text:p>
          </table:table-cell>
          <table:table-cell table:style-name="ce1" office:value-type="string" calcext:value-type="string">
            <text:p>55-59</text:p>
          </table:table-cell>
          <table:table-cell table:style-name="ce1" office:value-type="string" calcext:value-type="string">
            <text:p>60-64</text:p>
          </table:table-cell>
          <table:table-cell table:style-name="ce1" office:value-type="string" calcext:value-type="string">
            <text:p>65-69</text:p>
          </table:table-cell>
          <table:table-cell table:style-name="ce1" office:value-type="string" calcext:value-type="string">
            <text:p>70-74</text:p>
          </table:table-cell>
          <table:table-cell table:style-name="ce1" office:value-type="string" calcext:value-type="string">
            <text:p>75-79</text:p>
          </table:table-cell>
          <table:table-cell table:style-name="ce1" office:value-type="string" calcext:value-type="string">
            <text:p>80-84</text:p>
          </table:table-cell>
          <table:table-cell table:style-name="ce1" office:value-type="string" calcext:value-type="string">
            <text:p>85-89</text:p>
          </table:table-cell>
          <table:table-cell table:style-name="ce1" office:value-type="string" calcext:value-type="string">
            <text:p>90-94</text:p>
          </table:table-cell>
          <table:table-cell table:style-name="ce1" office:value-type="string" calcext:value-type="string">
            <text:p>95+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140.543" calcext:value-type="float">
            <text:p><text:s text:c="2"/>98 141</text:p>
          </table:table-cell>
          <table:table-cell office:value-type="float" office:value="9648.991" calcext:value-type="float">
            <text:p><text:s text:c="2"/>9 649</text:p>
          </table:table-cell>
          <table:table-cell office:value-type="float" office:value="5256.475" calcext:value-type="float">
            <text:p><text:s text:c="2"/>5 256</text:p>
          </table:table-cell>
          <table:table-cell office:value-type="float" office:value="5945.80400000001" calcext:value-type="float">
            <text:p><text:s text:c="2"/>5 946</text:p>
          </table:table-cell>
          <table:table-cell office:value-type="float" office:value="6701.211" calcext:value-type="float">
            <text:p><text:s text:c="2"/>6 701</text:p>
          </table:table-cell>
          <table:table-cell office:value-type="float" office:value="6679.463" calcext:value-type="float">
            <text:p><text:s text:c="2"/>6 679</text:p>
          </table:table-cell>
          <table:table-cell office:value-type="float" office:value="6529.942" calcext:value-type="float">
            <text:p><text:s text:c="2"/>6 530</text:p>
          </table:table-cell>
          <table:table-cell office:value-type="float" office:value="6941.37599999999" calcext:value-type="float">
            <text:p><text:s text:c="2"/>6 941</text:p>
          </table:table-cell>
          <table:table-cell office:value-type="float" office:value="7951.135" calcext:value-type="float">
            <text:p><text:s text:c="2"/>7 951</text:p>
          </table:table-cell>
          <table:table-cell office:value-type="float" office:value="8819.36599999999" calcext:value-type="float">
            <text:p><text:s text:c="2"/>8 819</text:p>
          </table:table-cell>
          <table:table-cell office:value-type="float" office:value="9532.434" calcext:value-type="float">
            <text:p><text:s text:c="2"/>9 532</text:p>
          </table:table-cell>
          <table:table-cell office:value-type="float" office:value="10871.561" calcext:value-type="float">
            <text:p><text:s text:c="2"/>10 872</text:p>
          </table:table-cell>
          <table:table-cell office:value-type="float" office:value="13525.908" calcext:value-type="float">
            <text:p><text:s text:c="2"/>13 526</text:p>
          </table:table-cell>
          <table:table-cell office:value-type="float" office:value="14725.91" calcext:value-type="float">
            <text:p><text:s text:c="2"/>14 726</text:p>
          </table:table-cell>
          <table:table-cell office:value-type="float" office:value="14785.605" calcext:value-type="float">
            <text:p><text:s text:c="2"/>14 786</text:p>
          </table:table-cell>
          <table:table-cell office:value-type="float" office:value="13070.681" calcext:value-type="float">
            <text:p><text:s text:c="2"/>13 071</text:p>
          </table:table-cell>
          <table:table-cell office:value-type="float" office:value="8625.804" calcext:value-type="float">
            <text:p><text:s text:c="2"/>8 626</text:p>
          </table:table-cell>
          <table:table-cell office:value-type="float" office:value="4073.671" calcext:value-type="float">
            <text:p><text:s text:c="2"/>4 074</text:p>
          </table:table-cell>
          <table:table-cell office:value-type="float" office:value="1445.156" calcext:value-type="float">
            <text:p><text:s text:c="2"/>1 445</text:p>
          </table:table-cell>
          <table:table-cell table:style-name="ce2" office:value-type="float" office:value="431.936" calcext:value-type="float">
            <text:p><text:s text:c="3"/>4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117.3439999999" calcext:value-type="float">
            <text:p><text:s text:c="2"/>96 117</text:p>
          </table:table-cell>
          <table:table-cell office:value-type="float" office:value="9791.49800000001" calcext:value-type="float">
            <text:p><text:s text:c="2"/>9 791</text:p>
          </table:table-cell>
          <table:table-cell office:value-type="float" office:value="4869.368" calcext:value-type="float">
            <text:p><text:s text:c="2"/>4 869</text:p>
          </table:table-cell>
          <table:table-cell office:value-type="float" office:value="5312.853" calcext:value-type="float">
            <text:p><text:s text:c="2"/>5 313</text:p>
          </table:table-cell>
          <table:table-cell office:value-type="float" office:value="6114.925" calcext:value-type="float">
            <text:p><text:s text:c="2"/>6 115</text:p>
          </table:table-cell>
          <table:table-cell office:value-type="float" office:value="6257.248" calcext:value-type="float">
            <text:p><text:s text:c="2"/>6 257</text:p>
          </table:table-cell>
          <table:table-cell office:value-type="float" office:value="6295.019" calcext:value-type="float">
            <text:p><text:s text:c="2"/>6 295</text:p>
          </table:table-cell>
          <table:table-cell office:value-type="float" office:value="6590.478" calcext:value-type="float">
            <text:p><text:s text:c="2"/>6 590</text:p>
          </table:table-cell>
          <table:table-cell office:value-type="float" office:value="7349.553" calcext:value-type="float">
            <text:p><text:s text:c="2"/>7 350</text:p>
          </table:table-cell>
          <table:table-cell office:value-type="float" office:value="8382.947" calcext:value-type="float">
            <text:p><text:s text:c="2"/>8 383</text:p>
          </table:table-cell>
          <table:table-cell office:value-type="float" office:value="9807.788" calcext:value-type="float">
            <text:p><text:s text:c="2"/>9 808</text:p>
          </table:table-cell>
          <table:table-cell office:value-type="float" office:value="11595.634" calcext:value-type="float">
            <text:p><text:s text:c="2"/>11 596</text:p>
          </table:table-cell>
          <table:table-cell office:value-type="float" office:value="13690.932" calcext:value-type="float">
            <text:p><text:s text:c="2"/>13 691</text:p>
          </table:table-cell>
          <table:table-cell office:value-type="float" office:value="15072.338" calcext:value-type="float">
            <text:p><text:s text:c="2"/>15 072</text:p>
          </table:table-cell>
          <table:table-cell office:value-type="float" office:value="15581.33" calcext:value-type="float">
            <text:p><text:s text:c="2"/>15 581</text:p>
          </table:table-cell>
          <table:table-cell office:value-type="float" office:value="13749.386" calcext:value-type="float">
            <text:p><text:s text:c="2"/>13 749</text:p>
          </table:table-cell>
          <table:table-cell office:value-type="float" office:value="9512.153" calcext:value-type="float">
            <text:p><text:s text:c="2"/>9 512</text:p>
          </table:table-cell>
          <table:table-cell office:value-type="float" office:value="4523.725" calcext:value-type="float">
            <text:p><text:s text:c="2"/>4 524</text:p>
          </table:table-cell>
          <table:table-cell office:value-type="float" office:value="1440.301" calcext:value-type="float">
            <text:p><text:s text:c="2"/>1 440</text:p>
          </table:table-cell>
          <table:table-cell table:style-name="ce2" office:value-type="float" office:value="377.621" calcext:value-type="float">
            <text:p><text:s text:c="3"/>3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7170.4989999999" calcext:value-type="float">
            <text:p><text:s text:c="2"/>97 170</text:p>
          </table:table-cell>
          <table:table-cell office:value-type="float" office:value="10380.765" calcext:value-type="float">
            <text:p><text:s text:c="2"/>10 381</text:p>
          </table:table-cell>
          <table:table-cell office:value-type="float" office:value="5361.317" calcext:value-type="float">
            <text:p><text:s text:c="2"/>5 361</text:p>
          </table:table-cell>
          <table:table-cell office:value-type="float" office:value="5137.142" calcext:value-type="float">
            <text:p><text:s text:c="2"/>5 137</text:p>
          </table:table-cell>
          <table:table-cell office:value-type="float" office:value="5561.974" calcext:value-type="float">
            <text:p><text:s text:c="2"/>5 562</text:p>
          </table:table-cell>
          <table:table-cell office:value-type="float" office:value="5823.352" calcext:value-type="float">
            <text:p><text:s text:c="2"/>5 823</text:p>
          </table:table-cell>
          <table:table-cell office:value-type="float" office:value="6159.625" calcext:value-type="float">
            <text:p><text:s text:c="2"/>6 160</text:p>
          </table:table-cell>
          <table:table-cell office:value-type="float" office:value="6574.275" calcext:value-type="float">
            <text:p><text:s text:c="2"/>6 574</text:p>
          </table:table-cell>
          <table:table-cell office:value-type="float" office:value="7244.383" calcext:value-type="float">
            <text:p><text:s text:c="2"/>7 244</text:p>
          </table:table-cell>
          <table:table-cell office:value-type="float" office:value="8307.99899999999" calcext:value-type="float">
            <text:p><text:s text:c="2"/>8 308</text:p>
          </table:table-cell>
          <table:table-cell office:value-type="float" office:value="10068.613" calcext:value-type="float">
            <text:p><text:s text:c="2"/>10 069</text:p>
          </table:table-cell>
          <table:table-cell office:value-type="float" office:value="12116.247" calcext:value-type="float">
            <text:p><text:s text:c="2"/>12 116</text:p>
          </table:table-cell>
          <table:table-cell office:value-type="float" office:value="14425.101" calcext:value-type="float">
            <text:p><text:s text:c="2"/>14 425</text:p>
          </table:table-cell>
          <table:table-cell office:value-type="float" office:value="15566.822" calcext:value-type="float">
            <text:p><text:s text:c="2"/>15 567</text:p>
          </table:table-cell>
          <table:table-cell office:value-type="float" office:value="15902.775" calcext:value-type="float">
            <text:p><text:s text:c="2"/>15 903</text:p>
          </table:table-cell>
          <table:table-cell office:value-type="float" office:value="14030.197" calcext:value-type="float">
            <text:p><text:s text:c="2"/>14 030</text:p>
          </table:table-cell>
          <table:table-cell office:value-type="float" office:value="9915.381" calcext:value-type="float">
            <text:p><text:s text:c="2"/>9 915</text:p>
          </table:table-cell>
          <table:table-cell office:value-type="float" office:value="5010.035" calcext:value-type="float">
            <text:p><text:s text:c="2"/>5 010</text:p>
          </table:table-cell>
          <table:table-cell office:value-type="float" office:value="1633.149" calcext:value-type="float">
            <text:p><text:s text:c="2"/>1 633</text:p>
          </table:table-cell>
          <table:table-cell table:style-name="ce2" office:value-type="float" office:value="377.333" calcext:value-type="float">
            <text:p><text:s text:c="3"/>3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239.569" calcext:value-type="float">
            <text:p><text:s text:c="2"/>90 240</text:p>
          </table:table-cell>
          <table:table-cell office:value-type="float" office:value="8042.139" calcext:value-type="float">
            <text:p><text:s text:c="2"/>8 042</text:p>
          </table:table-cell>
          <table:table-cell office:value-type="float" office:value="4130.073" calcext:value-type="float">
            <text:p><text:s text:c="2"/>4 130</text:p>
          </table:table-cell>
          <table:table-cell office:value-type="float" office:value="4506.53" calcext:value-type="float">
            <text:p><text:s text:c="2"/>4 507</text:p>
          </table:table-cell>
          <table:table-cell office:value-type="float" office:value="4693.173" calcext:value-type="float">
            <text:p><text:s text:c="2"/>4 693</text:p>
          </table:table-cell>
          <table:table-cell office:value-type="float" office:value="4790.447" calcext:value-type="float">
            <text:p><text:s text:c="2"/>4 790</text:p>
          </table:table-cell>
          <table:table-cell office:value-type="float" office:value="5192.876" calcext:value-type="float">
            <text:p><text:s text:c="2"/>5 193</text:p>
          </table:table-cell>
          <table:table-cell office:value-type="float" office:value="5689.91" calcext:value-type="float">
            <text:p><text:s text:c="2"/>5 690</text:p>
          </table:table-cell>
          <table:table-cell office:value-type="float" office:value="6379.698" calcext:value-type="float">
            <text:p><text:s text:c="2"/>6 380</text:p>
          </table:table-cell>
          <table:table-cell office:value-type="float" office:value="7211.755" calcext:value-type="float">
            <text:p><text:s text:c="2"/>7 212</text:p>
          </table:table-cell>
          <table:table-cell office:value-type="float" office:value="8714.10300000001" calcext:value-type="float">
            <text:p><text:s text:c="2"/>8 714</text:p>
          </table:table-cell>
          <table:table-cell office:value-type="float" office:value="10870.788" calcext:value-type="float">
            <text:p><text:s text:c="2"/>10 871</text:p>
          </table:table-cell>
          <table:table-cell office:value-type="float" office:value="13545.009" calcext:value-type="float">
            <text:p><text:s text:c="2"/>13 545</text:p>
          </table:table-cell>
          <table:table-cell office:value-type="float" office:value="15174.407" calcext:value-type="float">
            <text:p><text:s text:c="2"/>15 174</text:p>
          </table:table-cell>
          <table:table-cell office:value-type="float" office:value="15400.247" calcext:value-type="float">
            <text:p><text:s text:c="2"/>15 400</text:p>
          </table:table-cell>
          <table:table-cell office:value-type="float" office:value="14262.526" calcext:value-type="float">
            <text:p><text:s text:c="2"/>14 263</text:p>
          </table:table-cell>
          <table:table-cell office:value-type="float" office:value="10779.405" calcext:value-type="float">
            <text:p><text:s text:c="2"/>10 779</text:p>
          </table:table-cell>
          <table:table-cell office:value-type="float" office:value="5698.442" calcext:value-type="float">
            <text:p><text:s text:c="2"/>5 698</text:p>
          </table:table-cell>
          <table:table-cell office:value-type="float" office:value="1978.722" calcext:value-type="float">
            <text:p><text:s text:c="2"/>1 979</text:p>
          </table:table-cell>
          <table:table-cell table:style-name="ce2" office:value-type="float" office:value="446.113" calcext:value-type="float">
            <text:p><text:s text:c="3"/>4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121.132" calcext:value-type="float">
            <text:p><text:s text:c="2"/>82 121</text:p>
          </table:table-cell>
          <table:table-cell office:value-type="float" office:value="8212.693" calcext:value-type="float">
            <text:p><text:s text:c="2"/>8 213</text:p>
          </table:table-cell>
          <table:table-cell office:value-type="float" office:value="3838.897" calcext:value-type="float">
            <text:p><text:s text:c="2"/>3 839</text:p>
          </table:table-cell>
          <table:table-cell office:value-type="float" office:value="4219.775" calcext:value-type="float">
            <text:p><text:s text:c="2"/>4 220</text:p>
          </table:table-cell>
          <table:table-cell office:value-type="float" office:value="4602.794" calcext:value-type="float">
            <text:p><text:s text:c="2"/>4 603</text:p>
          </table:table-cell>
          <table:table-cell office:value-type="float" office:value="4219.064" calcext:value-type="float">
            <text:p><text:s text:c="2"/>4 219</text:p>
          </table:table-cell>
          <table:table-cell office:value-type="float" office:value="4403.238" calcext:value-type="float">
            <text:p><text:s text:c="2"/>4 403</text:p>
          </table:table-cell>
          <table:table-cell office:value-type="float" office:value="4952.318" calcext:value-type="float">
            <text:p><text:s text:c="2"/>4 952</text:p>
          </table:table-cell>
          <table:table-cell office:value-type="float" office:value="5784.703" calcext:value-type="float">
            <text:p><text:s text:c="2"/>5 785</text:p>
          </table:table-cell>
          <table:table-cell office:value-type="float" office:value="6924.86" calcext:value-type="float">
            <text:p><text:s text:c="2"/>6 925</text:p>
          </table:table-cell>
          <table:table-cell office:value-type="float" office:value="8375.333" calcext:value-type="float">
            <text:p><text:s text:c="2"/>8 375</text:p>
          </table:table-cell>
          <table:table-cell office:value-type="float" office:value="10552.232" calcext:value-type="float">
            <text:p><text:s text:c="2"/>10 552</text:p>
          </table:table-cell>
          <table:table-cell office:value-type="float" office:value="13862.921" calcext:value-type="float">
            <text:p><text:s text:c="2"/>13 863</text:p>
          </table:table-cell>
          <table:table-cell office:value-type="float" office:value="16130.204" calcext:value-type="float">
            <text:p><text:s text:c="2"/>16 130</text:p>
          </table:table-cell>
          <table:table-cell office:value-type="float" office:value="17171.689" calcext:value-type="float">
            <text:p><text:s text:c="2"/>17 172</text:p>
          </table:table-cell>
          <table:table-cell office:value-type="float" office:value="15771.386" calcext:value-type="float">
            <text:p><text:s text:c="2"/>15 771</text:p>
          </table:table-cell>
          <table:table-cell office:value-type="float" office:value="12174.528" calcext:value-type="float">
            <text:p><text:s text:c="2"/>12 175</text:p>
          </table:table-cell>
          <table:table-cell office:value-type="float" office:value="6768.974" calcext:value-type="float">
            <text:p><text:s text:c="2"/>6 769</text:p>
          </table:table-cell>
          <table:table-cell office:value-type="float" office:value="2403.86" calcext:value-type="float">
            <text:p><text:s text:c="2"/>2 404</text:p>
          </table:table-cell>
          <table:table-cell table:style-name="ce2" office:value-type="float" office:value="570.028" calcext:value-type="float">
            <text:p><text:s text:c="3"/>5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437.067" calcext:value-type="float">
            <text:p><text:s text:c="2"/>73 437</text:p>
          </table:table-cell>
          <table:table-cell office:value-type="float" office:value="7203.068" calcext:value-type="float">
            <text:p><text:s text:c="2"/>7 203</text:p>
          </table:table-cell>
          <table:table-cell office:value-type="float" office:value="3700.885" calcext:value-type="float">
            <text:p><text:s text:c="2"/>3 701</text:p>
          </table:table-cell>
          <table:table-cell office:value-type="float" office:value="4331.662" calcext:value-type="float">
            <text:p><text:s text:c="2"/>4 332</text:p>
          </table:table-cell>
          <table:table-cell office:value-type="float" office:value="4815.917" calcext:value-type="float">
            <text:p><text:s text:c="2"/>4 816</text:p>
          </table:table-cell>
          <table:table-cell office:value-type="float" office:value="4511.925" calcext:value-type="float">
            <text:p><text:s text:c="2"/>4 512</text:p>
          </table:table-cell>
          <table:table-cell office:value-type="float" office:value="4251.212" calcext:value-type="float">
            <text:p><text:s text:c="2"/>4 251</text:p>
          </table:table-cell>
          <table:table-cell office:value-type="float" office:value="4589.565" calcext:value-type="float">
            <text:p><text:s text:c="2"/>4 590</text:p>
          </table:table-cell>
          <table:table-cell office:value-type="float" office:value="5508.273" calcext:value-type="float">
            <text:p><text:s text:c="2"/>5 508</text:p>
          </table:table-cell>
          <table:table-cell office:value-type="float" office:value="6730.833" calcext:value-type="float">
            <text:p><text:s text:c="2"/>6 731</text:p>
          </table:table-cell>
          <table:table-cell office:value-type="float" office:value="8595.031" calcext:value-type="float">
            <text:p><text:s text:c="2"/>8 595</text:p>
          </table:table-cell>
          <table:table-cell office:value-type="float" office:value="10249.213" calcext:value-type="float">
            <text:p><text:s text:c="2"/>10 249</text:p>
          </table:table-cell>
          <table:table-cell office:value-type="float" office:value="13401.546" calcext:value-type="float">
            <text:p><text:s text:c="2"/>13 402</text:p>
          </table:table-cell>
          <table:table-cell office:value-type="float" office:value="16596.886" calcext:value-type="float">
            <text:p><text:s text:c="2"/>16 597</text:p>
          </table:table-cell>
          <table:table-cell office:value-type="float" office:value="18734.902" calcext:value-type="float">
            <text:p><text:s text:c="2"/>18 735</text:p>
          </table:table-cell>
          <table:table-cell office:value-type="float" office:value="17794.566" calcext:value-type="float">
            <text:p><text:s text:c="2"/>17 795</text:p>
          </table:table-cell>
          <table:table-cell office:value-type="float" office:value="13675.25" calcext:value-type="float">
            <text:p><text:s text:c="2"/>13 675</text:p>
          </table:table-cell>
          <table:table-cell office:value-type="float" office:value="7763.016" calcext:value-type="float">
            <text:p><text:s text:c="2"/>7 763</text:p>
          </table:table-cell>
          <table:table-cell office:value-type="float" office:value="2941.187" calcext:value-type="float">
            <text:p><text:s text:c="2"/>2 941</text:p>
          </table:table-cell>
          <table:table-cell table:style-name="ce2" office:value-type="float" office:value="729.153" calcext:value-type="float">
            <text:p><text:s text:c="3"/>7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150.073" calcext:value-type="float">
            <text:p><text:s text:c="2"/>68 150</text:p>
          </table:table-cell>
          <table:table-cell office:value-type="float" office:value="6443.738" calcext:value-type="float">
            <text:p><text:s text:c="2"/>6 444</text:p>
          </table:table-cell>
          <table:table-cell office:value-type="float" office:value="3363.108" calcext:value-type="float">
            <text:p><text:s text:c="2"/>3 363</text:p>
          </table:table-cell>
          <table:table-cell office:value-type="float" office:value="4407.34200000001" calcext:value-type="float">
            <text:p><text:s text:c="2"/>4 407</text:p>
          </table:table-cell>
          <table:table-cell office:value-type="float" office:value="5029.75500000001" calcext:value-type="float">
            <text:p><text:s text:c="2"/>5 030</text:p>
          </table:table-cell>
          <table:table-cell office:value-type="float" office:value="4837.719" calcext:value-type="float">
            <text:p><text:s text:c="2"/>4 838</text:p>
          </table:table-cell>
          <table:table-cell office:value-type="float" office:value="4603.019" calcext:value-type="float">
            <text:p><text:s text:c="2"/>4 603</text:p>
          </table:table-cell>
          <table:table-cell office:value-type="float" office:value="4541.918" calcext:value-type="float">
            <text:p><text:s text:c="2"/>4 542</text:p>
          </table:table-cell>
          <table:table-cell office:value-type="float" office:value="5332.07900000001" calcext:value-type="float">
            <text:p><text:s text:c="2"/>5 332</text:p>
          </table:table-cell>
          <table:table-cell office:value-type="float" office:value="6738.435" calcext:value-type="float">
            <text:p><text:s text:c="2"/>6 738</text:p>
          </table:table-cell>
          <table:table-cell office:value-type="float" office:value="8894.134" calcext:value-type="float">
            <text:p><text:s text:c="2"/>8 894</text:p>
          </table:table-cell>
          <table:table-cell office:value-type="float" office:value="11145.213" calcext:value-type="float">
            <text:p><text:s text:c="2"/>11 145</text:p>
          </table:table-cell>
          <table:table-cell office:value-type="float" office:value="13932.842" calcext:value-type="float">
            <text:p><text:s text:c="2"/>13 933</text:p>
          </table:table-cell>
          <table:table-cell office:value-type="float" office:value="16761.692" calcext:value-type="float">
            <text:p><text:s text:c="2"/>16 762</text:p>
          </table:table-cell>
          <table:table-cell office:value-type="float" office:value="20259.932" calcext:value-type="float">
            <text:p><text:s text:c="2"/>20 260</text:p>
          </table:table-cell>
          <table:table-cell office:value-type="float" office:value="20080.264" calcext:value-type="float">
            <text:p><text:s text:c="2"/>20 080</text:p>
          </table:table-cell>
          <table:table-cell office:value-type="float" office:value="16019.15" calcext:value-type="float">
            <text:p><text:s text:c="2"/>16 019</text:p>
          </table:table-cell>
          <table:table-cell office:value-type="float" office:value="9058.34" calcext:value-type="float">
            <text:p><text:s text:c="2"/>9 058</text:p>
          </table:table-cell>
          <table:table-cell office:value-type="float" office:value="3601.149" calcext:value-type="float">
            <text:p><text:s text:c="2"/>3 601</text:p>
          </table:table-cell>
          <table:table-cell table:style-name="ce2" office:value-type="float" office:value="988.809" calcext:value-type="float">
            <text:p><text:s text:c="3"/>9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336.49" calcext:value-type="float">
            <text:p><text:s text:c="2"/>65 336</text:p>
          </table:table-cell>
          <table:table-cell office:value-type="float" office:value="6114.82000000001" calcext:value-type="float">
            <text:p><text:s text:c="2"/>6 115</text:p>
          </table:table-cell>
          <table:table-cell office:value-type="float" office:value="3231.25100000001" calcext:value-type="float">
            <text:p><text:s text:c="2"/>3 231</text:p>
          </table:table-cell>
          <table:table-cell office:value-type="float" office:value="4329.768" calcext:value-type="float">
            <text:p><text:s text:c="2"/>4 330</text:p>
          </table:table-cell>
          <table:table-cell office:value-type="float" office:value="5074.782" calcext:value-type="float">
            <text:p><text:s text:c="2"/>5 075</text:p>
          </table:table-cell>
          <table:table-cell office:value-type="float" office:value="4897.88" calcext:value-type="float">
            <text:p><text:s text:c="2"/>4 898</text:p>
          </table:table-cell>
          <table:table-cell office:value-type="float" office:value="4874.663" calcext:value-type="float">
            <text:p><text:s text:c="2"/>4 875</text:p>
          </table:table-cell>
          <table:table-cell office:value-type="float" office:value="4986.023" calcext:value-type="float">
            <text:p><text:s text:c="2"/>4 986</text:p>
          </table:table-cell>
          <table:table-cell office:value-type="float" office:value="5385.91299999999" calcext:value-type="float">
            <text:p><text:s text:c="2"/>5 386</text:p>
          </table:table-cell>
          <table:table-cell office:value-type="float" office:value="6543.19" calcext:value-type="float">
            <text:p><text:s text:c="2"/>6 543</text:p>
          </table:table-cell>
          <table:table-cell office:value-type="float" office:value="8872.117" calcext:value-type="float">
            <text:p><text:s text:c="2"/>8 872</text:p>
          </table:table-cell>
          <table:table-cell office:value-type="float" office:value="11481.941" calcext:value-type="float">
            <text:p><text:s text:c="2"/>11 482</text:p>
          </table:table-cell>
          <table:table-cell office:value-type="float" office:value="15234.226" calcext:value-type="float">
            <text:p><text:s text:c="2"/>15 234</text:p>
          </table:table-cell>
          <table:table-cell office:value-type="float" office:value="17539.572" calcext:value-type="float">
            <text:p><text:s text:c="2"/>17 540</text:p>
          </table:table-cell>
          <table:table-cell office:value-type="float" office:value="20628.856" calcext:value-type="float">
            <text:p><text:s text:c="2"/>20 629</text:p>
          </table:table-cell>
          <table:table-cell office:value-type="float" office:value="22016.033" calcext:value-type="float">
            <text:p><text:s text:c="2"/>22 016</text:p>
          </table:table-cell>
          <table:table-cell office:value-type="float" office:value="18483.673" calcext:value-type="float">
            <text:p><text:s text:c="2"/>18 484</text:p>
          </table:table-cell>
          <table:table-cell office:value-type="float" office:value="10942.221" calcext:value-type="float">
            <text:p><text:s text:c="2"/>10 942</text:p>
          </table:table-cell>
          <table:table-cell office:value-type="float" office:value="4368.27" calcext:value-type="float">
            <text:p><text:s text:c="2"/>4 368</text:p>
          </table:table-cell>
          <table:table-cell table:style-name="ce2" office:value-type="float" office:value="1299.228" calcext:value-type="float">
            <text:p><text:s text:c="2"/>1 2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831.542" calcext:value-type="float">
            <text:p><text:s text:c="2"/>59 832</text:p>
          </table:table-cell>
          <table:table-cell office:value-type="float" office:value="5994.36" calcext:value-type="float">
            <text:p><text:s text:c="2"/>5 994</text:p>
          </table:table-cell>
          <table:table-cell office:value-type="float" office:value="3267.977" calcext:value-type="float">
            <text:p><text:s text:c="2"/>3 268</text:p>
          </table:table-cell>
          <table:table-cell office:value-type="float" office:value="4280.309" calcext:value-type="float">
            <text:p><text:s text:c="2"/>4 280</text:p>
          </table:table-cell>
          <table:table-cell office:value-type="float" office:value="5154.118" calcext:value-type="float">
            <text:p><text:s text:c="2"/>5 154</text:p>
          </table:table-cell>
          <table:table-cell office:value-type="float" office:value="5219.893" calcext:value-type="float">
            <text:p><text:s text:c="2"/>5 220</text:p>
          </table:table-cell>
          <table:table-cell office:value-type="float" office:value="5344.397" calcext:value-type="float">
            <text:p><text:s text:c="2"/>5 344</text:p>
          </table:table-cell>
          <table:table-cell office:value-type="float" office:value="5786.087" calcext:value-type="float">
            <text:p><text:s text:c="2"/>5 786</text:p>
          </table:table-cell>
          <table:table-cell office:value-type="float" office:value="6432.661" calcext:value-type="float">
            <text:p><text:s text:c="2"/>6 433</text:p>
          </table:table-cell>
          <table:table-cell office:value-type="float" office:value="7115.001" calcext:value-type="float">
            <text:p><text:s text:c="2"/>7 115</text:p>
          </table:table-cell>
          <table:table-cell office:value-type="float" office:value="9193.667" calcext:value-type="float">
            <text:p><text:s text:c="2"/>9 194</text:p>
          </table:table-cell>
          <table:table-cell office:value-type="float" office:value="12204.462" calcext:value-type="float">
            <text:p><text:s text:c="2"/>12 204</text:p>
          </table:table-cell>
          <table:table-cell office:value-type="float" office:value="16300.765" calcext:value-type="float">
            <text:p><text:s text:c="2"/>16 301</text:p>
          </table:table-cell>
          <table:table-cell office:value-type="float" office:value="19845.028" calcext:value-type="float">
            <text:p><text:s text:c="2"/>19 845</text:p>
          </table:table-cell>
          <table:table-cell office:value-type="float" office:value="22191.619" calcext:value-type="float">
            <text:p><text:s text:c="2"/>22 192</text:p>
          </table:table-cell>
          <table:table-cell office:value-type="float" office:value="22747.394" calcext:value-type="float">
            <text:p><text:s text:c="2"/>22 747</text:p>
          </table:table-cell>
          <table:table-cell office:value-type="float" office:value="20683.952" calcext:value-type="float">
            <text:p><text:s text:c="2"/>20 684</text:p>
          </table:table-cell>
          <table:table-cell office:value-type="float" office:value="13236.876" calcext:value-type="float">
            <text:p><text:s text:c="2"/>13 237</text:p>
          </table:table-cell>
          <table:table-cell office:value-type="float" office:value="5557.332" calcext:value-type="float">
            <text:p><text:s text:c="2"/>5 557</text:p>
          </table:table-cell>
          <table:table-cell table:style-name="ce2" office:value-type="float" office:value="1661.487" calcext:value-type="float">
            <text:p><text:s text:c="2"/>1 6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619.427" calcext:value-type="float">
            <text:p><text:s text:c="2"/>52 619</text:p>
          </table:table-cell>
          <table:table-cell office:value-type="float" office:value="5448.627" calcext:value-type="float">
            <text:p><text:s text:c="2"/>5 449</text:p>
          </table:table-cell>
          <table:table-cell office:value-type="float" office:value="3238.981" calcext:value-type="float">
            <text:p><text:s text:c="2"/>3 239</text:p>
          </table:table-cell>
          <table:table-cell office:value-type="float" office:value="4350.659" calcext:value-type="float">
            <text:p><text:s text:c="2"/>4 351</text:p>
          </table:table-cell>
          <table:table-cell office:value-type="float" office:value="5309.68499999999" calcext:value-type="float">
            <text:p><text:s text:c="2"/>5 310</text:p>
          </table:table-cell>
          <table:table-cell office:value-type="float" office:value="5623.275" calcext:value-type="float">
            <text:p><text:s text:c="2"/>5 623</text:p>
          </table:table-cell>
          <table:table-cell office:value-type="float" office:value="5901.011" calcext:value-type="float">
            <text:p><text:s text:c="2"/>5 901</text:p>
          </table:table-cell>
          <table:table-cell office:value-type="float" office:value="6455.303" calcext:value-type="float">
            <text:p><text:s text:c="2"/>6 455</text:p>
          </table:table-cell>
          <table:table-cell office:value-type="float" office:value="7338.209" calcext:value-type="float">
            <text:p><text:s text:c="2"/>7 338</text:p>
          </table:table-cell>
          <table:table-cell office:value-type="float" office:value="8407.282" calcext:value-type="float">
            <text:p><text:s text:c="2"/>8 407</text:p>
          </table:table-cell>
          <table:table-cell office:value-type="float" office:value="9811.122" calcext:value-type="float">
            <text:p><text:s text:c="2"/>9 811</text:p>
          </table:table-cell>
          <table:table-cell office:value-type="float" office:value="12405.865" calcext:value-type="float">
            <text:p><text:s text:c="2"/>12 406</text:p>
          </table:table-cell>
          <table:table-cell office:value-type="float" office:value="16835.289" calcext:value-type="float">
            <text:p><text:s text:c="2"/>16 835</text:p>
          </table:table-cell>
          <table:table-cell office:value-type="float" office:value="21090.916" calcext:value-type="float">
            <text:p><text:s text:c="2"/>21 091</text:p>
          </table:table-cell>
          <table:table-cell office:value-type="float" office:value="24722.545" calcext:value-type="float">
            <text:p><text:s text:c="2"/>24 723</text:p>
          </table:table-cell>
          <table:table-cell office:value-type="float" office:value="24615.407" calcext:value-type="float">
            <text:p><text:s text:c="2"/>24 615</text:p>
          </table:table-cell>
          <table:table-cell office:value-type="float" office:value="21953.75" calcext:value-type="float">
            <text:p><text:s text:c="2"/>21 954</text:p>
          </table:table-cell>
          <table:table-cell office:value-type="float" office:value="15486.976" calcext:value-type="float">
            <text:p><text:s text:c="2"/>15 487</text:p>
          </table:table-cell>
          <table:table-cell office:value-type="float" office:value="7027.09" calcext:value-type="float">
            <text:p><text:s text:c="2"/>7 027</text:p>
          </table:table-cell>
          <table:table-cell table:style-name="ce2" office:value-type="float" office:value="2184.016" calcext:value-type="float">
            <text:p><text:s text:c="2"/>2 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827.775" calcext:value-type="float">
            <text:p><text:s text:c="2"/>45 828</text:p>
          </table:table-cell>
          <table:table-cell office:value-type="float" office:value="5009.836" calcext:value-type="float">
            <text:p><text:s text:c="2"/>5 010</text:p>
          </table:table-cell>
          <table:table-cell office:value-type="float" office:value="3080.01" calcext:value-type="float">
            <text:p><text:s text:c="2"/>3 080</text:p>
          </table:table-cell>
          <table:table-cell office:value-type="float" office:value="4366.314" calcext:value-type="float">
            <text:p><text:s text:c="2"/>4 366</text:p>
          </table:table-cell>
          <table:table-cell office:value-type="float" office:value="5384.79300000001" calcext:value-type="float">
            <text:p><text:s text:c="2"/>5 385</text:p>
          </table:table-cell>
          <table:table-cell office:value-type="float" office:value="5811.491" calcext:value-type="float">
            <text:p><text:s text:c="2"/>5 811</text:p>
          </table:table-cell>
          <table:table-cell office:value-type="float" office:value="6285.58000000001" calcext:value-type="float">
            <text:p><text:s text:c="2"/>6 286</text:p>
          </table:table-cell>
          <table:table-cell office:value-type="float" office:value="7054.859" calcext:value-type="float">
            <text:p><text:s text:c="2"/>7 055</text:p>
          </table:table-cell>
          <table:table-cell office:value-type="float" office:value="7940.464" calcext:value-type="float">
            <text:p><text:s text:c="2"/>7 940</text:p>
          </table:table-cell>
          <table:table-cell office:value-type="float" office:value="9374.486" calcext:value-type="float">
            <text:p><text:s text:c="2"/>9 374</text:p>
          </table:table-cell>
          <table:table-cell office:value-type="float" office:value="11242.077" calcext:value-type="float">
            <text:p><text:s text:c="2"/>11 242</text:p>
          </table:table-cell>
          <table:table-cell office:value-type="float" office:value="12863.553" calcext:value-type="float">
            <text:p><text:s text:c="2"/>12 864</text:p>
          </table:table-cell>
          <table:table-cell office:value-type="float" office:value="16763.351" calcext:value-type="float">
            <text:p><text:s text:c="2"/>16 763</text:p>
          </table:table-cell>
          <table:table-cell office:value-type="float" office:value="21618.235" calcext:value-type="float">
            <text:p><text:s text:c="2"/>21 618</text:p>
          </table:table-cell>
          <table:table-cell office:value-type="float" office:value="26221.45" calcext:value-type="float">
            <text:p><text:s text:c="2"/>26 221</text:p>
          </table:table-cell>
          <table:table-cell office:value-type="float" office:value="27496.306" calcext:value-type="float">
            <text:p><text:s text:c="2"/>27 496</text:p>
          </table:table-cell>
          <table:table-cell office:value-type="float" office:value="23787.572" calcext:value-type="float">
            <text:p><text:s text:c="2"/>23 788</text:p>
          </table:table-cell>
          <table:table-cell office:value-type="float" office:value="16669.895" calcext:value-type="float">
            <text:p><text:s text:c="2"/>16 670</text:p>
          </table:table-cell>
          <table:table-cell office:value-type="float" office:value="8470.05200000001" calcext:value-type="float">
            <text:p><text:s text:c="2"/>8 470</text:p>
          </table:table-cell>
          <table:table-cell table:style-name="ce2" office:value-type="float" office:value="2847.995" calcext:value-type="float">
            <text:p><text:s text:c="2"/>2 8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234.248" calcext:value-type="float">
            <text:p><text:s text:c="2"/>38 234</text:p>
          </table:table-cell>
          <table:table-cell office:value-type="float" office:value="4460.732" calcext:value-type="float">
            <text:p><text:s text:c="2"/>4 461</text:p>
          </table:table-cell>
          <table:table-cell office:value-type="float" office:value="2777.393" calcext:value-type="float">
            <text:p><text:s text:c="2"/>2 777</text:p>
          </table:table-cell>
          <table:table-cell office:value-type="float" office:value="4066.106" calcext:value-type="float">
            <text:p><text:s text:c="2"/>4 066</text:p>
          </table:table-cell>
          <table:table-cell office:value-type="float" office:value="5218.819" calcext:value-type="float">
            <text:p><text:s text:c="2"/>5 219</text:p>
          </table:table-cell>
          <table:table-cell office:value-type="float" office:value="5588.87800000001" calcext:value-type="float">
            <text:p><text:s text:c="2"/>5 589</text:p>
          </table:table-cell>
          <table:table-cell office:value-type="float" office:value="6061.318" calcext:value-type="float">
            <text:p><text:s text:c="2"/>6 061</text:p>
          </table:table-cell>
          <table:table-cell office:value-type="float" office:value="6914.852" calcext:value-type="float">
            <text:p><text:s text:c="2"/>6 915</text:p>
          </table:table-cell>
          <table:table-cell office:value-type="float" office:value="7953.748" calcext:value-type="float">
            <text:p><text:s text:c="2"/>7 954</text:p>
          </table:table-cell>
          <table:table-cell office:value-type="float" office:value="9551.483" calcext:value-type="float">
            <text:p><text:s text:c="2"/>9 551</text:p>
          </table:table-cell>
          <table:table-cell office:value-type="float" office:value="12040.153" calcext:value-type="float">
            <text:p><text:s text:c="2"/>12 040</text:p>
          </table:table-cell>
          <table:table-cell office:value-type="float" office:value="14556.759" calcext:value-type="float">
            <text:p><text:s text:c="2"/>14 557</text:p>
          </table:table-cell>
          <table:table-cell office:value-type="float" office:value="17278.762" calcext:value-type="float">
            <text:p><text:s text:c="2"/>17 279</text:p>
          </table:table-cell>
          <table:table-cell office:value-type="float" office:value="21563.1" calcext:value-type="float">
            <text:p><text:s text:c="2"/>21 563</text:p>
          </table:table-cell>
          <table:table-cell office:value-type="float" office:value="27242.966" calcext:value-type="float">
            <text:p><text:s text:c="2"/>27 243</text:p>
          </table:table-cell>
          <table:table-cell office:value-type="float" office:value="29418.242" calcext:value-type="float">
            <text:p><text:s text:c="2"/>29 418</text:p>
          </table:table-cell>
          <table:table-cell office:value-type="float" office:value="26914.875" calcext:value-type="float">
            <text:p><text:s text:c="2"/>26 915</text:p>
          </table:table-cell>
          <table:table-cell office:value-type="float" office:value="18606.753" calcext:value-type="float">
            <text:p><text:s text:c="2"/>18 607</text:p>
          </table:table-cell>
          <table:table-cell office:value-type="float" office:value="9406.304" calcext:value-type="float">
            <text:p><text:s text:c="2"/>9 406</text:p>
          </table:table-cell>
          <table:table-cell table:style-name="ce2" office:value-type="float" office:value="3623.152" calcext:value-type="float">
            <text:p><text:s text:c="2"/>3 6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822.132" calcext:value-type="float">
            <text:p><text:s text:c="2"/>31 822</text:p>
          </table:table-cell>
          <table:table-cell office:value-type="float" office:value="3845.846" calcext:value-type="float">
            <text:p><text:s text:c="2"/>3 846</text:p>
          </table:table-cell>
          <table:table-cell office:value-type="float" office:value="2449.267" calcext:value-type="float">
            <text:p><text:s text:c="2"/>2 449</text:p>
          </table:table-cell>
          <table:table-cell office:value-type="float" office:value="3614.109" calcext:value-type="float">
            <text:p><text:s text:c="2"/>3 614</text:p>
          </table:table-cell>
          <table:table-cell office:value-type="float" office:value="4702.749" calcext:value-type="float">
            <text:p><text:s text:c="2"/>4 703</text:p>
          </table:table-cell>
          <table:table-cell office:value-type="float" office:value="5140.97" calcext:value-type="float">
            <text:p><text:s text:c="2"/>5 141</text:p>
          </table:table-cell>
          <table:table-cell office:value-type="float" office:value="5538.913" calcext:value-type="float">
            <text:p><text:s text:c="2"/>5 539</text:p>
          </table:table-cell>
          <table:table-cell office:value-type="float" office:value="6292.661" calcext:value-type="float">
            <text:p><text:s text:c="2"/>6 293</text:p>
          </table:table-cell>
          <table:table-cell office:value-type="float" office:value="7431.509" calcext:value-type="float">
            <text:p><text:s text:c="2"/>7 432</text:p>
          </table:table-cell>
          <table:table-cell office:value-type="float" office:value="9260.03200000001" calcext:value-type="float">
            <text:p><text:s text:c="2"/>9 260</text:p>
          </table:table-cell>
          <table:table-cell office:value-type="float" office:value="12109.18" calcext:value-type="float">
            <text:p><text:s text:c="2"/>12 109</text:p>
          </table:table-cell>
          <table:table-cell office:value-type="float" office:value="15507.455" calcext:value-type="float">
            <text:p><text:s text:c="2"/>15 507</text:p>
          </table:table-cell>
          <table:table-cell office:value-type="float" office:value="19573.8" calcext:value-type="float">
            <text:p><text:s text:c="2"/>19 574</text:p>
          </table:table-cell>
          <table:table-cell office:value-type="float" office:value="22473.987" calcext:value-type="float">
            <text:p><text:s text:c="2"/>22 474</text:p>
          </table:table-cell>
          <table:table-cell office:value-type="float" office:value="27325.769" calcext:value-type="float">
            <text:p><text:s text:c="2"/>27 326</text:p>
          </table:table-cell>
          <table:table-cell office:value-type="float" office:value="30798.463" calcext:value-type="float">
            <text:p><text:s text:c="2"/>30 798</text:p>
          </table:table-cell>
          <table:table-cell office:value-type="float" office:value="29221.639" calcext:value-type="float">
            <text:p><text:s text:c="2"/>29 222</text:p>
          </table:table-cell>
          <table:table-cell office:value-type="float" office:value="22020.025" calcext:value-type="float">
            <text:p><text:s text:c="2"/>22 020</text:p>
          </table:table-cell>
          <table:table-cell office:value-type="float" office:value="11223.182" calcext:value-type="float">
            <text:p><text:s text:c="2"/>11 223</text:p>
          </table:table-cell>
          <table:table-cell table:style-name="ce2" office:value-type="float" office:value="4445.981" calcext:value-type="float">
            <text:p><text:s text:c="2"/>4 4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507.38" calcext:value-type="float">
            <text:p><text:s text:c="2"/>27 507</text:p>
          </table:table-cell>
          <table:table-cell office:value-type="float" office:value="3445.08" calcext:value-type="float">
            <text:p><text:s text:c="2"/>3 445</text:p>
          </table:table-cell>
          <table:table-cell office:value-type="float" office:value="2249.665" calcext:value-type="float">
            <text:p><text:s text:c="2"/>2 250</text:p>
          </table:table-cell>
          <table:table-cell office:value-type="float" office:value="3353.413" calcext:value-type="float">
            <text:p><text:s text:c="2"/>3 353</text:p>
          </table:table-cell>
          <table:table-cell office:value-type="float" office:value="4334.906" calcext:value-type="float">
            <text:p><text:s text:c="2"/>4 335</text:p>
          </table:table-cell>
          <table:table-cell office:value-type="float" office:value="4759.635" calcext:value-type="float">
            <text:p><text:s text:c="2"/>4 760</text:p>
          </table:table-cell>
          <table:table-cell office:value-type="float" office:value="5364.346" calcext:value-type="float">
            <text:p><text:s text:c="2"/>5 364</text:p>
          </table:table-cell>
          <table:table-cell office:value-type="float" office:value="6143.481" calcext:value-type="float">
            <text:p><text:s text:c="2"/>6 143</text:p>
          </table:table-cell>
          <table:table-cell office:value-type="float" office:value="7236.826" calcext:value-type="float">
            <text:p><text:s text:c="2"/>7 237</text:p>
          </table:table-cell>
          <table:table-cell office:value-type="float" office:value="9206.119" calcext:value-type="float">
            <text:p><text:s text:c="2"/>9 206</text:p>
          </table:table-cell>
          <table:table-cell office:value-type="float" office:value="12524.249" calcext:value-type="float">
            <text:p><text:s text:c="2"/>12 524</text:p>
          </table:table-cell>
          <table:table-cell office:value-type="float" office:value="16197.62" calcext:value-type="float">
            <text:p><text:s text:c="2"/>16 198</text:p>
          </table:table-cell>
          <table:table-cell office:value-type="float" office:value="21280.972" calcext:value-type="float">
            <text:p><text:s text:c="2"/>21 281</text:p>
          </table:table-cell>
          <table:table-cell office:value-type="float" office:value="25794.748" calcext:value-type="float">
            <text:p><text:s text:c="2"/>25 795</text:p>
          </table:table-cell>
          <table:table-cell office:value-type="float" office:value="28975.299" calcext:value-type="float">
            <text:p><text:s text:c="2"/>28 975</text:p>
          </table:table-cell>
          <table:table-cell office:value-type="float" office:value="31768.276" calcext:value-type="float">
            <text:p><text:s text:c="2"/>31 768</text:p>
          </table:table-cell>
          <table:table-cell office:value-type="float" office:value="31604.156" calcext:value-type="float">
            <text:p><text:s text:c="2"/>31 604</text:p>
          </table:table-cell>
          <table:table-cell office:value-type="float" office:value="24870.711" calcext:value-type="float">
            <text:p><text:s text:c="2"/>24 871</text:p>
          </table:table-cell>
          <table:table-cell office:value-type="float" office:value="13955.101" calcext:value-type="float">
            <text:p><text:s text:c="2"/>13 955</text:p>
          </table:table-cell>
          <table:table-cell table:style-name="ce2" office:value-type="float" office:value="5704.26" calcext:value-type="float">
            <text:p><text:s text:c="2"/>5 704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9"/>
          <table:table-cell table:number-columns-repeated="3"/>
        </table:table-row>
        <table:table-row table:style-name="ro1">
          <table:table-cell/>
          <table:table-cell table:style-name="Default" table:formula="of:=[.B23]/[.B4]" office:value-type="float" office:value="0.28993067560744" calcext:value-type="float">
            <text:p>0,28993067560744</text:p>
          </table:table-cell>
          <table:table-cell table:style-name="Default" table:formula="of:=[.C23]/[.C4]" office:value-type="float" office:value="0.0357259651743752" calcext:value-type="float">
            <text:p>0,035725965174375</text:p>
          </table:table-cell>
          <table:table-cell table:style-name="Default" table:formula="of:=[.D23]/[.D4]" office:value-type="float" office:value="0.020137560130192" calcext:value-type="float">
            <text:p>0,020137560130192</text:p>
          </table:table-cell>
          <table:table-cell table:style-name="Default" table:formula="of:=[.E23]/[.E4]" office:value-type="float" office:value="0.0248271481228884" calcext:value-type="float">
            <text:p>0,024827148122889</text:p>
          </table:table-cell>
          <table:table-cell table:style-name="Default" table:formula="of:=[.F23]/[.F4]" office:value-type="float" office:value="0.0300643142514441" calcext:value-type="float">
            <text:p>0,030064314251444</text:p>
          </table:table-cell>
          <table:table-cell table:style-name="Default" table:formula="of:=[.G23]/[.G4]" office:value-type="float" office:value="0.0340505164423205" calcext:value-type="float">
            <text:p>0,034050516442321</text:p>
          </table:table-cell>
          <table:table-cell table:style-name="Default" table:formula="of:=[.H23]/[.H4]" office:value-type="float" office:value="0.0385848253232012" calcext:value-type="float">
            <text:p>0,038584825323201</text:p>
          </table:table-cell>
          <table:table-cell table:style-name="Default" table:formula="of:=[.I23]/[.I4]" office:value-type="float" office:value="0.0422037963033969" calcext:value-type="float">
            <text:p>0,042203796303397</text:p>
          </table:table-cell>
          <table:table-cell table:style-name="Default" table:formula="of:=[.J23]/[.J4]" office:value-type="float" office:value="0.0538830144193202" calcext:value-type="float">
            <text:p>0,05388301441932</text:p>
          </table:table-cell>
          <table:table-cell table:style-name="Default" table:formula="of:=[.K23]/[.K4]" office:value-type="float" office:value="0.0686597422465005" calcext:value-type="float">
            <text:p>0,068659742246501</text:p>
          </table:table-cell>
          <table:table-cell table:style-name="Default" table:formula="of:=[.L23]/[.L4]" office:value-type="float" office:value="0.0884908935625834" calcext:value-type="float">
            <text:p>0,088490893562583</text:p>
          </table:table-cell>
          <table:table-cell table:style-name="Default" table:formula="of:=[.M23]/[.M4]" office:value-type="float" office:value="0.12260203925016" calcext:value-type="float">
            <text:p>0,12260203925016</text:p>
          </table:table-cell>
          <table:table-cell table:style-name="Default" table:formula="of:=[.N23]/[.N4]" office:value-type="float" office:value="0.184155692484369" calcext:value-type="float">
            <text:p>0,184155692484369</text:p>
          </table:table-cell>
          <table:table-cell table:style-name="Default" table:formula="of:=[.O23]/[.O4]" office:value-type="float" office:value="0.2670497994521" calcext:value-type="float">
            <text:p>0,2670497994521</text:p>
          </table:table-cell>
          <table:table-cell table:style-name="Default" table:formula="of:=[.P23]/[.P4]" office:value-type="float" office:value="0.395512421751731" calcext:value-type="float">
            <text:p>0,395512421751731</text:p>
          </table:table-cell>
          <table:table-cell table:style-name="Default" table:formula="of:=[.Q23]/[.Q4]" office:value-type="float" office:value="0.596785207511084" calcext:value-type="float">
            <text:p>0,596785207511084</text:p>
          </table:table-cell>
          <table:table-cell table:style-name="Default" table:formula="of:=[.R23]/[.R4]" office:value-type="float" office:value="0.895996592933453" calcext:value-type="float">
            <text:p>0,895996592933453</text:p>
          </table:table-cell>
          <table:table-cell table:style-name="Default" table:formula="of:=[.S23]/[.S4]" office:value-type="float" office:value="1.17230371391868" calcext:value-type="float">
            <text:p>1,17230371391868</text:p>
          </table:table-cell>
          <table:table-cell table:style-name="Default" table:formula="of:=[.T23]/[.T4]" office:value-type="float" office:value="1.52524026537371" calcext:value-type="float">
            <text:p>1,52524026537371</text:p>
          </table:table-cell>
          <table:table-cell table:formula="of:=[.U23]/[.U4]" office:value-type="float" office:value="0.00186179310344828" calcext:value-type="float">
            <text:p>0,001861793103448</text:p>
          </table:table-cell>
          <table:table-cell table:number-columns-repeated="2"/>
        </table:table-row>
        <table:table-row table:style-name="ro1">
          <table:table-cell/>
          <table:table-cell table:style-name="Default" table:formula="of:=[.B24]/[.B5]" office:value-type="float" office:value="0.236057828673413" calcext:value-type="float">
            <text:p>0,236057828673413</text:p>
          </table:table-cell>
          <table:table-cell table:style-name="Default" table:formula="of:=[.C24]/[.C5]" office:value-type="float" office:value="0.0309844053429246" calcext:value-type="float">
            <text:p>0,030984405342925</text:p>
          </table:table-cell>
          <table:table-cell table:style-name="Default" table:formula="of:=[.D24]/[.D5]" office:value-type="float" office:value="0.0184843338091889" calcext:value-type="float">
            <text:p>0,018484333809189</text:p>
          </table:table-cell>
          <table:table-cell table:style-name="Default" table:formula="of:=[.E24]/[.E5]" office:value-type="float" office:value="0.0208044818816437" calcext:value-type="float">
            <text:p>0,020804481881644</text:p>
          </table:table-cell>
          <table:table-cell table:style-name="Default" table:formula="of:=[.F24]/[.F5]" office:value-type="float" office:value="0.0262852669916293" calcext:value-type="float">
            <text:p>0,026285266991629</text:p>
          </table:table-cell>
          <table:table-cell table:style-name="Default" table:formula="of:=[.G24]/[.G5]" office:value-type="float" office:value="0.0289916539454629" calcext:value-type="float">
            <text:p>0,028991653945463</text:p>
          </table:table-cell>
          <table:table-cell table:style-name="Default" table:formula="of:=[.H24]/[.H5]" office:value-type="float" office:value="0.0332308574909456" calcext:value-type="float">
            <text:p>0,033230857490946</text:p>
          </table:table-cell>
          <table:table-cell table:style-name="Default" table:formula="of:=[.I24]/[.I5]" office:value-type="float" office:value="0.0405489276881646" calcext:value-type="float">
            <text:p>0,040548927688165</text:p>
          </table:table-cell>
          <table:table-cell table:style-name="Default" table:formula="of:=[.J24]/[.J5]" office:value-type="float" office:value="0.0468089917249662" calcext:value-type="float">
            <text:p>0,046808991724966</text:p>
          </table:table-cell>
          <table:table-cell table:style-name="Default" table:formula="of:=[.K24]/[.K5]" office:value-type="float" office:value="0.0603445028477379" calcext:value-type="float">
            <text:p>0,060344502847738</text:p>
          </table:table-cell>
          <table:table-cell table:style-name="Default" table:formula="of:=[.L24]/[.L5]" office:value-type="float" office:value="0.0816588154669869" calcext:value-type="float">
            <text:p>0,081658815466987</text:p>
          </table:table-cell>
          <table:table-cell table:style-name="Default" table:formula="of:=[.M24]/[.M5]" office:value-type="float" office:value="0.11873737594773" calcext:value-type="float">
            <text:p>0,11873737594773</text:p>
          </table:table-cell>
          <table:table-cell table:style-name="Default" table:formula="of:=[.N24]/[.N5]" office:value-type="float" office:value="0.177635958938448" calcext:value-type="float">
            <text:p>0,177635958938448</text:p>
          </table:table-cell>
          <table:table-cell table:style-name="Default" table:formula="of:=[.O24]/[.O5]" office:value-type="float" office:value="0.253153527368899" calcext:value-type="float">
            <text:p>0,253153527368899</text:p>
          </table:table-cell>
          <table:table-cell table:style-name="Default" table:formula="of:=[.P24]/[.P5]" office:value-type="float" office:value="0.384792367536718" calcext:value-type="float">
            <text:p>0,384792367536718</text:p>
          </table:table-cell>
          <table:table-cell table:style-name="Default" table:formula="of:=[.Q24]/[.Q5]" office:value-type="float" office:value="0.578831315591621" calcext:value-type="float">
            <text:p>0,578831315591621</text:p>
          </table:table-cell>
          <table:table-cell table:style-name="Default" table:formula="of:=[.R24]/[.R5]" office:value-type="float" office:value="0.841079847097822" calcext:value-type="float">
            <text:p>0,841079847097822</text:p>
          </table:table-cell>
          <table:table-cell table:style-name="Default" table:formula="of:=[.S24]/[.S5]" office:value-type="float" office:value="1.24713457273257" calcext:value-type="float">
            <text:p>1,24713457273257</text:p>
          </table:table-cell>
          <table:table-cell table:style-name="Default" table:formula="of:=[.T24]/[.T5]" office:value-type="float" office:value="1.57071426390337" calcext:value-type="float">
            <text:p>1,57071426390337</text:p>
          </table:table-cell>
          <table:table-cell table:formula="of:=[.U24]/[.U5]" office:value-type="float" office:value="0.00199799470899471" calcext:value-type="float">
            <text:p>0,001997994708995</text:p>
          </table:table-cell>
          <table:table-cell table:number-columns-repeated="2"/>
        </table:table-row>
        <table:table-row table:style-name="ro1">
          <table:table-cell/>
          <table:table-cell table:style-name="Default" table:formula="of:=[.B25]/[.B6]" office:value-type="float" office:value="0.22389095561404" calcext:value-type="float">
            <text:p>0,22389095561404</text:p>
          </table:table-cell>
          <table:table-cell table:style-name="Default" table:formula="of:=[.C25]/[.C6]" office:value-type="float" office:value="0.0270504074321099" calcext:value-type="float">
            <text:p>0,02705040743211</text:p>
          </table:table-cell>
          <table:table-cell table:style-name="Default" table:formula="of:=[.D25]/[.D6]" office:value-type="float" office:value="0.017301572300125" calcext:value-type="float">
            <text:p>0,017301572300125</text:p>
          </table:table-cell>
          <table:table-cell table:style-name="Default" table:formula="of:=[.E25]/[.E6]" office:value-type="float" office:value="0.0199125568713669" calcext:value-type="float">
            <text:p>0,019912556871367</text:p>
          </table:table-cell>
          <table:table-cell table:style-name="Default" table:formula="of:=[.F25]/[.F6]" office:value-type="float" office:value="0.0223386787821859" calcext:value-type="float">
            <text:p>0,022338678782186</text:p>
          </table:table-cell>
          <table:table-cell table:style-name="Default" table:formula="of:=[.G25]/[.G6]" office:value-type="float" office:value="0.0256851088641619" calcext:value-type="float">
            <text:p>0,025685108864162</text:p>
          </table:table-cell>
          <table:table-cell table:style-name="Default" table:formula="of:=[.H25]/[.H6]" office:value-type="float" office:value="0.0293864622409729" calcext:value-type="float">
            <text:p>0,029386462240973</text:p>
          </table:table-cell>
          <table:table-cell table:style-name="Default" table:formula="of:=[.I25]/[.I6]" office:value-type="float" office:value="0.0359189251872429" calcext:value-type="float">
            <text:p>0,035918925187243</text:p>
          </table:table-cell>
          <table:table-cell table:style-name="Default" table:formula="of:=[.J25]/[.J6]" office:value-type="float" office:value="0.0466096052170556" calcext:value-type="float">
            <text:p>0,046609605217056</text:p>
          </table:table-cell>
          <table:table-cell table:style-name="Default" table:formula="of:=[.K25]/[.K6]" office:value-type="float" office:value="0.0557018425632687" calcext:value-type="float">
            <text:p>0,055701842563269</text:p>
          </table:table-cell>
          <table:table-cell table:style-name="Default" table:formula="of:=[.L25]/[.L6]" office:value-type="float" office:value="0.0771993324274439" calcext:value-type="float">
            <text:p>0,077199332427444</text:p>
          </table:table-cell>
          <table:table-cell table:style-name="Default" table:formula="of:=[.M25]/[.M6]" office:value-type="float" office:value="0.11068490010663" calcext:value-type="float">
            <text:p>0,11068490010663</text:p>
          </table:table-cell>
          <table:table-cell table:style-name="Default" table:formula="of:=[.N25]/[.N6]" office:value-type="float" office:value="0.168990570450768" calcext:value-type="float">
            <text:p>0,168990570450768</text:p>
          </table:table-cell>
          <table:table-cell table:style-name="Default" table:formula="of:=[.O25]/[.O6]" office:value-type="float" office:value="0.246979840855077" calcext:value-type="float">
            <text:p>0,246979840855077</text:p>
          </table:table-cell>
          <table:table-cell table:style-name="Default" table:formula="of:=[.P25]/[.P6]" office:value-type="float" office:value="0.359693228429806" calcext:value-type="float">
            <text:p>0,359693228429806</text:p>
          </table:table-cell>
          <table:table-cell table:style-name="Default" table:formula="of:=[.Q25]/[.Q6]" office:value-type="float" office:value="0.539280787878553" calcext:value-type="float">
            <text:p>0,539280787878553</text:p>
          </table:table-cell>
          <table:table-cell table:style-name="Default" table:formula="of:=[.R25]/[.R6]" office:value-type="float" office:value="0.80228805541344" calcext:value-type="float">
            <text:p>0,80228805541344</text:p>
          </table:table-cell>
          <table:table-cell table:style-name="Default" table:formula="of:=[.S25]/[.S6]" office:value-type="float" office:value="1.14206558328484" calcext:value-type="float">
            <text:p>1,14206558328484</text:p>
          </table:table-cell>
          <table:table-cell table:style-name="Default" table:formula="of:=[.T25]/[.T6]" office:value-type="float" office:value="1.68899913437643" calcext:value-type="float">
            <text:p>1,68899913437643</text:p>
          </table:table-cell>
          <table:table-cell table:formula="of:=[.U25]/[.U6]" office:value-type="float" office:value="0.00205072282608696" calcext:value-type="float">
            <text:p>0,002050722826087</text:p>
          </table:table-cell>
          <table:table-cell table:number-columns-repeated="2"/>
        </table:table-row>
        <table:table-row table:style-name="ro1">
          <table:table-cell/>
          <table:table-cell table:style-name="Default" table:formula="of:=[.B26]/[.B7]" office:value-type="float" office:value="0.188272288704349" calcext:value-type="float">
            <text:p>0,188272288704349</text:p>
          </table:table-cell>
          <table:table-cell table:style-name="Default" table:formula="of:=[.C26]/[.C7]" office:value-type="float" office:value="0.0195642526548532" calcext:value-type="float">
            <text:p>0,019564252654853</text:p>
          </table:table-cell>
          <table:table-cell table:style-name="Default" table:formula="of:=[.D26]/[.D7]" office:value-type="float" office:value="0.0109838907387819" calcext:value-type="float">
            <text:p>0,010983890738782</text:p>
          </table:table-cell>
          <table:table-cell table:style-name="Default" table:formula="of:=[.E26]/[.E7]" office:value-type="float" office:value="0.0148081354227352" calcext:value-type="float">
            <text:p>0,014808135422735</text:p>
          </table:table-cell>
          <table:table-cell table:style-name="Default" table:formula="of:=[.F26]/[.F7]" office:value-type="float" office:value="0.018603310937485" calcext:value-type="float">
            <text:p>0,018603310937485</text:p>
          </table:table-cell>
          <table:table-cell table:style-name="Default" table:formula="of:=[.G26]/[.G7]" office:value-type="float" office:value="0.0196975206141326" calcext:value-type="float">
            <text:p>0,019697520614133</text:p>
          </table:table-cell>
          <table:table-cell table:style-name="Default" table:formula="of:=[.H26]/[.H7]" office:value-type="float" office:value="0.0235316654804107" calcext:value-type="float">
            <text:p>0,023531665480411</text:p>
          </table:table-cell>
          <table:table-cell table:style-name="Default" table:formula="of:=[.I26]/[.I7]" office:value-type="float" office:value="0.0279814593589676" calcext:value-type="float">
            <text:p>0,027981459358968</text:p>
          </table:table-cell>
          <table:table-cell table:style-name="Default" table:formula="of:=[.J26]/[.J7]" office:value-type="float" office:value="0.036189729519793" calcext:value-type="float">
            <text:p>0,036189729519793</text:p>
          </table:table-cell>
          <table:table-cell table:style-name="Default" table:formula="of:=[.K26]/[.K7]" office:value-type="float" office:value="0.0487936153590957" calcext:value-type="float">
            <text:p>0,048793615359096</text:p>
          </table:table-cell>
          <table:table-cell table:style-name="Default" table:formula="of:=[.L26]/[.L7]" office:value-type="float" office:value="0.0621726356721406" calcext:value-type="float">
            <text:p>0,062172635672141</text:p>
          </table:table-cell>
          <table:table-cell table:style-name="Default" table:formula="of:=[.M26]/[.M7]" office:value-type="float" office:value="0.0906473719446024" calcext:value-type="float">
            <text:p>0,090647371944602</text:p>
          </table:table-cell>
          <table:table-cell table:style-name="Default" table:formula="of:=[.N26]/[.N7]" office:value-type="float" office:value="0.140682393178642" calcext:value-type="float">
            <text:p>0,140682393178642</text:p>
          </table:table-cell>
          <table:table-cell table:style-name="Default" table:formula="of:=[.O26]/[.O7]" office:value-type="float" office:value="0.214600249025214" calcext:value-type="float">
            <text:p>0,214600249025214</text:p>
          </table:table-cell>
          <table:table-cell table:style-name="Default" table:formula="of:=[.P26]/[.P7]" office:value-type="float" office:value="0.322625285539748" calcext:value-type="float">
            <text:p>0,322625285539748</text:p>
          </table:table-cell>
          <table:table-cell table:style-name="Default" table:formula="of:=[.Q26]/[.Q7]" office:value-type="float" office:value="0.482580916195244" calcext:value-type="float">
            <text:p>0,482580916195244</text:p>
          </table:table-cell>
          <table:table-cell table:style-name="Default" table:formula="of:=[.R26]/[.R7]" office:value-type="float" office:value="0.750420046092814" calcext:value-type="float">
            <text:p>0,750420046092814</text:p>
          </table:table-cell>
          <table:table-cell table:style-name="Default" table:formula="of:=[.S26]/[.S7]" office:value-type="float" office:value="1.11590642544226" calcext:value-type="float">
            <text:p>1,11590642544226</text:p>
          </table:table-cell>
          <table:table-cell table:style-name="Default" table:formula="of:=[.T26]/[.T7]" office:value-type="float" office:value="1.5715068571483" calcext:value-type="float">
            <text:p>1,5715068571483</text:p>
          </table:table-cell>
          <table:table-cell table:formula="of:=[.U26]/[.U7]" office:value-type="float" office:value="0.00224177386934673" calcext:value-type="float">
            <text:p>0,002241773869347</text:p>
          </table:table-cell>
          <table:table-cell table:number-columns-repeated="2"/>
        </table:table-row>
        <table:table-row table:style-name="ro1">
          <table:table-cell/>
          <table:table-cell table:style-name="Default" table:formula="of:=[.B27]/[.B8]" office:value-type="float" office:value="0.156695765233962" calcext:value-type="float">
            <text:p>0,156695765233962</text:p>
          </table:table-cell>
          <table:table-cell table:style-name="Default" table:formula="of:=[.C27]/[.C8]" office:value-type="float" office:value="0.0178768365732347" calcext:value-type="float">
            <text:p>0,017876836573235</text:p>
          </table:table-cell>
          <table:table-cell table:style-name="Default" table:formula="of:=[.D27]/[.D8]" office:value-type="float" office:value="0.00946337478323816" calcext:value-type="float">
            <text:p>0,009463374783238</text:p>
          </table:table-cell>
          <table:table-cell table:style-name="Default" table:formula="of:=[.E27]/[.E8]" office:value-type="float" office:value="0.0113787154670031" calcext:value-type="float">
            <text:p>0,011378715467003</text:p>
          </table:table-cell>
          <table:table-cell table:style-name="Default" table:formula="of:=[.F27]/[.F8]" office:value-type="float" office:value="0.0154212188562245" calcext:value-type="float">
            <text:p>0,015421218856225</text:p>
          </table:table-cell>
          <table:table-cell table:style-name="Default" table:formula="of:=[.G27]/[.G8]" office:value-type="float" office:value="0.0170599574857266" calcext:value-type="float">
            <text:p>0,017059957485727</text:p>
          </table:table-cell>
          <table:table-cell table:style-name="Default" table:formula="of:=[.H27]/[.H8]" office:value-type="float" office:value="0.0184907334475601" calcext:value-type="float">
            <text:p>0,01849073344756</text:p>
          </table:table-cell>
          <table:table-cell table:style-name="Default" table:formula="of:=[.I27]/[.I8]" office:value-type="float" office:value="0.0230421349657383" calcext:value-type="float">
            <text:p>0,023042134965738</text:p>
          </table:table-cell>
          <table:table-cell table:style-name="Default" table:formula="of:=[.J27]/[.J8]" office:value-type="float" office:value="0.0293088157256451" calcext:value-type="float">
            <text:p>0,029308815725645</text:p>
          </table:table-cell>
          <table:table-cell table:style-name="Default" table:formula="of:=[.K27]/[.K8]" office:value-type="float" office:value="0.040798717288319" calcext:value-type="float">
            <text:p>0,040798717288319</text:p>
          </table:table-cell>
          <table:table-cell table:style-name="Default" table:formula="of:=[.L27]/[.L8]" office:value-type="float" office:value="0.0598636091738052" calcext:value-type="float">
            <text:p>0,059863609173805</text:p>
          </table:table-cell>
          <table:table-cell table:style-name="Default" table:formula="of:=[.M27]/[.M8]" office:value-type="float" office:value="0.0808314994592176" calcext:value-type="float">
            <text:p>0,080831499459218</text:p>
          </table:table-cell>
          <table:table-cell table:style-name="Default" table:formula="of:=[.N27]/[.N8]" office:value-type="float" office:value="0.128551281854052" calcext:value-type="float">
            <text:p>0,128551281854052</text:p>
          </table:table-cell>
          <table:table-cell table:style-name="Default" table:formula="of:=[.O27]/[.O8]" office:value-type="float" office:value="0.196139226300972" calcext:value-type="float">
            <text:p>0,196139226300972</text:p>
          </table:table-cell>
          <table:table-cell table:style-name="Default" table:formula="of:=[.P27]/[.P8]" office:value-type="float" office:value="0.30891822889647" calcext:value-type="float">
            <text:p>0,30891822889647</text:p>
          </table:table-cell>
          <table:table-cell table:style-name="Default" table:formula="of:=[.Q27]/[.Q8]" office:value-type="float" office:value="0.476247758367145" calcext:value-type="float">
            <text:p>0,476247758367145</text:p>
          </table:table-cell>
          <table:table-cell table:style-name="Default" table:formula="of:=[.R27]/[.R8]" office:value-type="float" office:value="0.707879342681075" calcext:value-type="float">
            <text:p>0,707879342681075</text:p>
          </table:table-cell>
          <table:table-cell table:style-name="Default" table:formula="of:=[.S27]/[.S8]" office:value-type="float" office:value="1.07958944502286" calcext:value-type="float">
            <text:p>1,07958944502286</text:p>
          </table:table-cell>
          <table:table-cell table:style-name="Default" table:formula="of:=[.T27]/[.T8]" office:value-type="float" office:value="1.56462288374709" calcext:value-type="float">
            <text:p>1,56462288374709</text:p>
          </table:table-cell>
          <table:table-cell table:formula="of:=[.U27]/[.U8]" office:value-type="float" office:value="0.00211906319702602" calcext:value-type="float">
            <text:p>0,002119063197026</text:p>
          </table:table-cell>
          <table:table-cell table:number-columns-repeated="2"/>
        </table:table-row>
        <table:table-row table:style-name="ro1">
          <table:table-cell/>
          <table:table-cell table:style-name="Default" table:formula="of:=[.B28]/[.B9]" office:value-type="float" office:value="0.134868183169731" calcext:value-type="float">
            <text:p>0,134868183169731</text:p>
          </table:table-cell>
          <table:table-cell table:style-name="Default" table:formula="of:=[.C28]/[.C9]" office:value-type="float" office:value="0.0142658471710992" calcext:value-type="float">
            <text:p>0,014265847171099</text:p>
          </table:table-cell>
          <table:table-cell table:style-name="Default" table:formula="of:=[.D28]/[.D9]" office:value-type="float" office:value="0.00815732361537919" calcext:value-type="float">
            <text:p>0,008157323615379</text:p>
          </table:table-cell>
          <table:table-cell table:style-name="Default" table:formula="of:=[.E28]/[.E9]" office:value-type="float" office:value="0.0108221915149806" calcext:value-type="float">
            <text:p>0,010822191514981</text:p>
          </table:table-cell>
          <table:table-cell table:style-name="Default" table:formula="of:=[.F28]/[.F9]" office:value-type="float" office:value="0.0132019392436888" calcext:value-type="float">
            <text:p>0,013201939243689</text:p>
          </table:table-cell>
          <table:table-cell table:style-name="Default" table:formula="of:=[.G28]/[.G9]" office:value-type="float" office:value="0.0153367887321079" calcext:value-type="float">
            <text:p>0,015336788732108</text:p>
          </table:table-cell>
          <table:table-cell table:style-name="Default" table:formula="of:=[.H28]/[.H9]" office:value-type="float" office:value="0.0174578168969607" calcext:value-type="float">
            <text:p>0,017457816896961</text:p>
          </table:table-cell>
          <table:table-cell table:style-name="Default" table:formula="of:=[.I28]/[.I9]" office:value-type="float" office:value="0.0196491951440601" calcext:value-type="float">
            <text:p>0,01964919514406</text:p>
          </table:table-cell>
          <table:table-cell table:style-name="Default" table:formula="of:=[.J28]/[.J9]" office:value-type="float" office:value="0.0262571844018547" calcext:value-type="float">
            <text:p>0,026257184401855</text:p>
          </table:table-cell>
          <table:table-cell table:style-name="Default" table:formula="of:=[.K28]/[.K9]" office:value-type="float" office:value="0.0352291059616627" calcext:value-type="float">
            <text:p>0,035229105961663</text:p>
          </table:table-cell>
          <table:table-cell table:style-name="Default" table:formula="of:=[.L28]/[.L9]" office:value-type="float" office:value="0.0529209415950586" calcext:value-type="float">
            <text:p>0,052920941595059</text:p>
          </table:table-cell>
          <table:table-cell table:style-name="Default" table:formula="of:=[.M28]/[.M9]" office:value-type="float" office:value="0.0782928193409999" calcext:value-type="float">
            <text:p>0,078292819341</text:p>
          </table:table-cell>
          <table:table-cell table:style-name="Default" table:formula="of:=[.N28]/[.N9]" office:value-type="float" office:value="0.113258423388324" calcext:value-type="float">
            <text:p>0,113258423388324</text:p>
          </table:table-cell>
          <table:table-cell table:style-name="Default" table:formula="of:=[.O28]/[.O9]" office:value-type="float" office:value="0.178190529683228" calcext:value-type="float">
            <text:p>0,178190529683228</text:p>
          </table:table-cell>
          <table:table-cell table:style-name="Default" table:formula="of:=[.P28]/[.P9]" office:value-type="float" office:value="0.286241438055172" calcext:value-type="float">
            <text:p>0,286241438055172</text:p>
          </table:table-cell>
          <table:table-cell table:style-name="Default" table:formula="of:=[.Q28]/[.Q9]" office:value-type="float" office:value="0.453739556627887" calcext:value-type="float">
            <text:p>0,453739556627887</text:p>
          </table:table-cell>
          <table:table-cell table:style-name="Default" table:formula="of:=[.R28]/[.R9]" office:value-type="float" office:value="0.693575061251575" calcext:value-type="float">
            <text:p>0,693575061251575</text:p>
          </table:table-cell>
          <table:table-cell table:style-name="Default" table:formula="of:=[.S28]/[.S9]" office:value-type="float" office:value="1.0062781099121" calcext:value-type="float">
            <text:p>1,0062781099121</text:p>
          </table:table-cell>
          <table:table-cell table:style-name="Default" table:formula="of:=[.T28]/[.T9]" office:value-type="float" office:value="1.49548586217592" calcext:value-type="float">
            <text:p>1,49548586217592</text:p>
          </table:table-cell>
          <table:table-cell table:formula="of:=[.U28]/[.U9]" office:value-type="float" office:value="0.00212581049562682" calcext:value-type="float">
            <text:p>0,002125810495627</text:p>
          </table:table-cell>
          <table:table-cell table:number-columns-repeated="2"/>
        </table:table-row>
        <table:table-row table:style-name="ro1">
          <table:table-cell/>
          <table:table-cell table:style-name="Default" table:formula="of:=[.B29]/[.B10]" office:value-type="float" office:value="0.124452860886065" calcext:value-type="float">
            <text:p>0,124452860886065</text:p>
          </table:table-cell>
          <table:table-cell table:style-name="Default" table:formula="of:=[.C29]/[.C10]" office:value-type="float" office:value="0.0122191182153984" calcext:value-type="float">
            <text:p>0,012219118215399</text:p>
          </table:table-cell>
          <table:table-cell table:style-name="Default" table:formula="of:=[.D29]/[.D10]" office:value-type="float" office:value="0.00672574389313317" calcext:value-type="float">
            <text:p>0,006725743893133</text:p>
          </table:table-cell>
          <table:table-cell table:style-name="Default" table:formula="of:=[.E29]/[.E10]" office:value-type="float" office:value="0.00979961537304222" calcext:value-type="float">
            <text:p>0,009799615373042</text:p>
          </table:table-cell>
          <table:table-cell table:style-name="Default" table:formula="of:=[.F29]/[.F10]" office:value-type="float" office:value="0.0127312501239649" calcext:value-type="float">
            <text:p>0,012731250123965</text:p>
          </table:table-cell>
          <table:table-cell table:style-name="Default" table:formula="of:=[.G29]/[.G10]" office:value-type="float" office:value="0.0134606771402698" calcext:value-type="float">
            <text:p>0,01346067714027</text:p>
          </table:table-cell>
          <table:table-cell table:style-name="Default" table:formula="of:=[.H29]/[.H10]" office:value-type="float" office:value="0.0158798695278322" calcext:value-type="float">
            <text:p>0,015879869527832</text:p>
          </table:table-cell>
          <table:table-cell table:style-name="Default" table:formula="of:=[.I29]/[.I10]" office:value-type="float" office:value="0.0190392689412487" calcext:value-type="float">
            <text:p>0,019039268941249</text:p>
          </table:table-cell>
          <table:table-cell table:style-name="Default" table:formula="of:=[.J29]/[.J10]" office:value-type="float" office:value="0.0233512238340922" calcext:value-type="float">
            <text:p>0,023351223834092</text:p>
          </table:table-cell>
          <table:table-cell table:style-name="Default" table:formula="of:=[.K29]/[.K10]" office:value-type="float" office:value="0.0331354678274812" calcext:value-type="float">
            <text:p>0,033135467827481</text:p>
          </table:table-cell>
          <table:table-cell table:style-name="Default" table:formula="of:=[.L29]/[.L10]" office:value-type="float" office:value="0.0485354501237469" calcext:value-type="float">
            <text:p>0,048535450123747</text:p>
          </table:table-cell>
          <table:table-cell table:style-name="Default" table:formula="of:=[.M29]/[.M10]" office:value-type="float" office:value="0.0727679143101418" calcext:value-type="float">
            <text:p>0,072767914310142</text:p>
          </table:table-cell>
          <table:table-cell table:style-name="Default" table:formula="of:=[.N29]/[.N10]" office:value-type="float" office:value="0.116358011563761" calcext:value-type="float">
            <text:p>0,116358011563761</text:p>
          </table:table-cell>
          <table:table-cell table:style-name="Default" table:formula="of:=[.O29]/[.O10]" office:value-type="float" office:value="0.161614680073803" calcext:value-type="float">
            <text:p>0,161614680073803</text:p>
          </table:table-cell>
          <table:table-cell table:style-name="Default" table:formula="of:=[.P29]/[.P10]" office:value-type="float" office:value="0.268259147998672" calcext:value-type="float">
            <text:p>0,268259147998672</text:p>
          </table:table-cell>
          <table:table-cell table:style-name="Default" table:formula="of:=[.Q29]/[.Q10]" office:value-type="float" office:value="0.422146515752953" calcext:value-type="float">
            <text:p>0,422146515752953</text:p>
          </table:table-cell>
          <table:table-cell table:style-name="Default" table:formula="of:=[.R29]/[.R10]" office:value-type="float" office:value="0.681753744120413" calcext:value-type="float">
            <text:p>0,681753744120413</text:p>
          </table:table-cell>
          <table:table-cell table:style-name="Default" table:formula="of:=[.S29]/[.S10]" office:value-type="float" office:value="0.986696652056305" calcext:value-type="float">
            <text:p>0,986696652056305</text:p>
          </table:table-cell>
          <table:table-cell table:style-name="Default" table:formula="of:=[.T29]/[.T10]" office:value-type="float" office:value="1.40244055841385" calcext:value-type="float">
            <text:p>1,40244055841385</text:p>
          </table:table-cell>
          <table:table-cell table:formula="of:=[.U29]/[.U10]" office:value-type="float" office:value="0.00205147095435685" calcext:value-type="float">
            <text:p>0,002051470954357</text:p>
          </table:table-cell>
          <table:table-cell table:number-columns-repeated="2"/>
        </table:table-row>
        <table:table-row table:style-name="ro1">
          <table:table-cell/>
          <table:table-cell table:style-name="Default" table:formula="of:=[.B30]/[.B11]" office:value-type="float" office:value="0.110715730260837" calcext:value-type="float">
            <text:p>0,110715730260837</text:p>
          </table:table-cell>
          <table:table-cell table:style-name="Default" table:formula="of:=[.C30]/[.C11]" office:value-type="float" office:value="0.0114829402886974" calcext:value-type="float">
            <text:p>0,011482940288697</text:p>
          </table:table-cell>
          <table:table-cell table:style-name="Default" table:formula="of:=[.D30]/[.D11]" office:value-type="float" office:value="0.00618169420135418" calcext:value-type="float">
            <text:p>0,006181694201354</text:p>
          </table:table-cell>
          <table:table-cell table:style-name="Default" table:formula="of:=[.E30]/[.E11]" office:value-type="float" office:value="0.00872710401449933" calcext:value-type="float">
            <text:p>0,008727104014499</text:p>
          </table:table-cell>
          <table:table-cell table:style-name="Default" table:formula="of:=[.F30]/[.F11]" office:value-type="float" office:value="0.0114176363054296" calcext:value-type="float">
            <text:p>0,01141763630543</text:p>
          </table:table-cell>
          <table:table-cell table:style-name="Default" table:formula="of:=[.G30]/[.G11]" office:value-type="float" office:value="0.0125520680123278" calcext:value-type="float">
            <text:p>0,012552068012328</text:p>
          </table:table-cell>
          <table:table-cell table:style-name="Default" table:formula="of:=[.H30]/[.H11]" office:value-type="float" office:value="0.0137268325453502" calcext:value-type="float">
            <text:p>0,01372683254535</text:p>
          </table:table-cell>
          <table:table-cell table:style-name="Default" table:formula="of:=[.I30]/[.I11]" office:value-type="float" office:value="0.0174625216211095" calcext:value-type="float">
            <text:p>0,01746252162111</text:p>
          </table:table-cell>
          <table:table-cell table:style-name="Default" table:formula="of:=[.J30]/[.J11]" office:value-type="float" office:value="0.0230270416827055" calcext:value-type="float">
            <text:p>0,023027041682706</text:p>
          </table:table-cell>
          <table:table-cell table:style-name="Default" table:formula="of:=[.K30]/[.K11]" office:value-type="float" office:value="0.0294826006993639" calcext:value-type="float">
            <text:p>0,029482600699364</text:p>
          </table:table-cell>
          <table:table-cell table:style-name="Default" table:formula="of:=[.L30]/[.L11]" office:value-type="float" office:value="0.0453842297048092" calcext:value-type="float">
            <text:p>0,045384229704809</text:p>
          </table:table-cell>
          <table:table-cell table:style-name="Default" table:formula="of:=[.M30]/[.M11]" office:value-type="float" office:value="0.066363252149212" calcext:value-type="float">
            <text:p>0,066363252149212</text:p>
          </table:table-cell>
          <table:table-cell table:style-name="Default" table:formula="of:=[.N30]/[.N11]" office:value-type="float" office:value="0.108397248148202" calcext:value-type="float">
            <text:p>0,108397248148202</text:p>
          </table:table-cell>
          <table:table-cell table:style-name="Default" table:formula="of:=[.O30]/[.O11]" office:value-type="float" office:value="0.167030110454736" calcext:value-type="float">
            <text:p>0,167030110454736</text:p>
          </table:table-cell>
          <table:table-cell table:style-name="Default" table:formula="of:=[.P30]/[.P11]" office:value-type="float" office:value="0.243355446875928" calcext:value-type="float">
            <text:p>0,243355446875928</text:p>
          </table:table-cell>
          <table:table-cell table:style-name="Default" table:formula="of:=[.Q30]/[.Q11]" office:value-type="float" office:value="0.398626922786737" calcext:value-type="float">
            <text:p>0,398626922786737</text:p>
          </table:table-cell>
          <table:table-cell table:style-name="Default" table:formula="of:=[.R30]/[.R11]" office:value-type="float" office:value="0.6330720945693" calcext:value-type="float">
            <text:p>0,6330720945693</text:p>
          </table:table-cell>
          <table:table-cell table:style-name="Default" table:formula="of:=[.S30]/[.S11]" office:value-type="float" office:value="0.977657117324258" calcext:value-type="float">
            <text:p>0,977657117324258</text:p>
          </table:table-cell>
          <table:table-cell table:style-name="Default" table:formula="of:=[.T30]/[.T11]" office:value-type="float" office:value="1.37233976378868" calcext:value-type="float">
            <text:p>1,37233976378868</text:p>
          </table:table-cell>
          <table:table-cell table:formula="of:=[.U30]/[.U11]" office:value-type="float" office:value="0.0019566686746988" calcext:value-type="float">
            <text:p>0,001956668674699</text:p>
          </table:table-cell>
          <table:table-cell table:number-columns-repeated="2"/>
        </table:table-row>
        <table:table-row table:style-name="ro1">
          <table:table-cell/>
          <table:table-cell table:style-name="Default" table:formula="of:=[.B31]/[.B12]" office:value-type="float" office:value="0.092970587125235" calcext:value-type="float">
            <text:p>0,092970587125235</text:p>
          </table:table-cell>
          <table:table-cell table:style-name="Default" table:formula="of:=[.C31]/[.C12]" office:value-type="float" office:value="0.0104109562575241" calcext:value-type="float">
            <text:p>0,010410956257524</text:p>
          </table:table-cell>
          <table:table-cell table:style-name="Default" table:formula="of:=[.D31]/[.D12]" office:value-type="float" office:value="0.00618030371341983" calcext:value-type="float">
            <text:p>0,00618030371342</text:p>
          </table:table-cell>
          <table:table-cell table:style-name="Default" table:formula="of:=[.E31]/[.E12]" office:value-type="float" office:value="0.00824929814959726" calcext:value-type="float">
            <text:p>0,008249298149597</text:p>
          </table:table-cell>
          <table:table-cell table:style-name="Default" table:formula="of:=[.F31]/[.F12]" office:value-type="float" office:value="0.0105148909561816" calcext:value-type="float">
            <text:p>0,010514890956182</text:p>
          </table:table-cell>
          <table:table-cell table:style-name="Default" table:formula="of:=[.G31]/[.G12]" office:value-type="float" office:value="0.0119037979727362" calcext:value-type="float">
            <text:p>0,011903797972736</text:p>
          </table:table-cell>
          <table:table-cell table:style-name="Default" table:formula="of:=[.H31]/[.H12]" office:value-type="float" office:value="0.0138601262781555" calcext:value-type="float">
            <text:p>0,013860126278156</text:p>
          </table:table-cell>
          <table:table-cell table:style-name="Default" table:formula="of:=[.I31]/[.I12]" office:value-type="float" office:value="0.0165254132557857" calcext:value-type="float">
            <text:p>0,016525413255786</text:p>
          </table:table-cell>
          <table:table-cell table:style-name="Default" table:formula="of:=[.J31]/[.J12]" office:value-type="float" office:value="0.0229283997342775" calcext:value-type="float">
            <text:p>0,022928399734278</text:p>
          </table:table-cell>
          <table:table-cell table:style-name="Default" table:formula="of:=[.K31]/[.K12]" office:value-type="float" office:value="0.0312174421648592" calcext:value-type="float">
            <text:p>0,031217442164859</text:p>
          </table:table-cell>
          <table:table-cell table:style-name="Default" table:formula="of:=[.L31]/[.L12]" office:value-type="float" office:value="0.042962892291899" calcext:value-type="float">
            <text:p>0,042962892291899</text:p>
          </table:table-cell>
          <table:table-cell table:style-name="Default" table:formula="of:=[.M31]/[.M12]" office:value-type="float" office:value="0.065811603330627" calcext:value-type="float">
            <text:p>0,065811603330627</text:p>
          </table:table-cell>
          <table:table-cell table:style-name="Default" table:formula="of:=[.N31]/[.N12]" office:value-type="float" office:value="0.10204910239631" calcext:value-type="float">
            <text:p>0,10204910239631</text:p>
          </table:table-cell>
          <table:table-cell table:style-name="Default" table:formula="of:=[.O31]/[.O12]" office:value-type="float" office:value="0.159487726627058" calcext:value-type="float">
            <text:p>0,159487726627058</text:p>
          </table:table-cell>
          <table:table-cell table:style-name="Default" table:formula="of:=[.P31]/[.P12]" office:value-type="float" office:value="0.256435154355016" calcext:value-type="float">
            <text:p>0,256435154355016</text:p>
          </table:table-cell>
          <table:table-cell table:style-name="Default" table:formula="of:=[.Q31]/[.Q12]" office:value-type="float" office:value="0.360686353613396" calcext:value-type="float">
            <text:p>0,360686353613396</text:p>
          </table:table-cell>
          <table:table-cell table:style-name="Default" table:formula="of:=[.R31]/[.R12]" office:value-type="float" office:value="0.592672857061726" calcext:value-type="float">
            <text:p>0,592672857061726</text:p>
          </table:table-cell>
          <table:table-cell table:style-name="Default" table:formula="of:=[.S31]/[.S12]" office:value-type="float" office:value="0.918075442829727" calcext:value-type="float">
            <text:p>0,918075442829727</text:p>
          </table:table-cell>
          <table:table-cell table:style-name="Default" table:formula="of:=[.T31]/[.T12]" office:value-type="float" office:value="1.38955289674591" calcext:value-type="float">
            <text:p>1,38955289674591</text:p>
          </table:table-cell>
          <table:table-cell table:formula="of:=[.U31]/[.U12]" office:value-type="float" office:value="0.00193646503496504" calcext:value-type="float">
            <text:p>0,001936465034965</text:p>
          </table:table-cell>
          <table:table-cell table:number-columns-repeated="2"/>
        </table:table-row>
        <table:table-row table:style-name="ro1">
          <table:table-cell/>
          <table:table-cell table:style-name="Default" table:formula="of:=[.B32]/[.B13]" office:value-type="float" office:value="0.0848916042358778" calcext:value-type="float">
            <text:p>0,084891604235878</text:p>
          </table:table-cell>
          <table:table-cell table:style-name="Default" table:formula="of:=[.C32]/[.C13]" office:value-type="float" office:value="0.00864265769743669" calcext:value-type="float">
            <text:p>0,008642657697437</text:p>
          </table:table-cell>
          <table:table-cell table:style-name="Default" table:formula="of:=[.D32]/[.D13]" office:value-type="float" office:value="0.00565664739010573" calcext:value-type="float">
            <text:p>0,005656647390106</text:p>
          </table:table-cell>
          <table:table-cell table:style-name="Default" table:formula="of:=[.E32]/[.E13]" office:value-type="float" office:value="0.00829587895016517" calcext:value-type="float">
            <text:p>0,008295878950165</text:p>
          </table:table-cell>
          <table:table-cell table:style-name="Default" table:formula="of:=[.F32]/[.F13]" office:value-type="float" office:value="0.0103846486526668" calcext:value-type="float">
            <text:p>0,010384648652667</text:p>
          </table:table-cell>
          <table:table-cell table:style-name="Default" table:formula="of:=[.G32]/[.G13]" office:value-type="float" office:value="0.0116269443190474" calcext:value-type="float">
            <text:p>0,011626944319048</text:p>
          </table:table-cell>
          <table:table-cell table:style-name="Default" table:formula="of:=[.H32]/[.H13]" office:value-type="float" office:value="0.0136017164343001" calcext:value-type="float">
            <text:p>0,0136017164343</text:p>
          </table:table-cell>
          <table:table-cell table:style-name="Default" table:formula="of:=[.I32]/[.I13]" office:value-type="float" office:value="0.0169651940754699" calcext:value-type="float">
            <text:p>0,01696519407547</text:p>
          </table:table-cell>
          <table:table-cell table:style-name="Default" table:formula="of:=[.J32]/[.J13]" office:value-type="float" office:value="0.0213212070625332" calcext:value-type="float">
            <text:p>0,021321207062533</text:p>
          </table:table-cell>
          <table:table-cell table:style-name="Default" table:formula="of:=[.K32]/[.K13]" office:value-type="float" office:value="0.0307269973880297" calcext:value-type="float">
            <text:p>0,03072699738803</text:p>
          </table:table-cell>
          <table:table-cell table:style-name="Default" table:formula="of:=[.L32]/[.L13]" office:value-type="float" office:value="0.0445392314908598" calcext:value-type="float">
            <text:p>0,04453923149086</text:p>
          </table:table-cell>
          <table:table-cell table:style-name="Default" table:formula="of:=[.M32]/[.M13]" office:value-type="float" office:value="0.0610604994267702" calcext:value-type="float">
            <text:p>0,06106049942677</text:p>
          </table:table-cell>
          <table:table-cell table:style-name="Default" table:formula="of:=[.N32]/[.N13]" office:value-type="float" office:value="0.098053553596061" calcext:value-type="float">
            <text:p>0,098053553596061</text:p>
          </table:table-cell>
          <table:table-cell table:style-name="Default" table:formula="of:=[.O32]/[.O13]" office:value-type="float" office:value="0.148913375316232" calcext:value-type="float">
            <text:p>0,148913375316232</text:p>
          </table:table-cell>
          <table:table-cell table:style-name="Default" table:formula="of:=[.P32]/[.P13]" office:value-type="float" office:value="0.239235301921707" calcext:value-type="float">
            <text:p>0,239235301921707</text:p>
          </table:table-cell>
          <table:table-cell table:style-name="Default" table:formula="of:=[.Q32]/[.Q13]" office:value-type="float" office:value="0.379205590440917" calcext:value-type="float">
            <text:p>0,379205590440917</text:p>
          </table:table-cell>
          <table:table-cell table:style-name="Default" table:formula="of:=[.R32]/[.R13]" office:value-type="float" office:value="0.540827136952347" calcext:value-type="float">
            <text:p>0,540827136952347</text:p>
          </table:table-cell>
          <table:table-cell table:style-name="Default" table:formula="of:=[.S32]/[.S13]" office:value-type="float" office:value="0.871172281209245" calcext:value-type="float">
            <text:p>0,871172281209245</text:p>
          </table:table-cell>
          <table:table-cell table:style-name="Default" table:formula="of:=[.T32]/[.T13]" office:value-type="float" office:value="1.31974317642169" calcext:value-type="float">
            <text:p>1,31974317642169</text:p>
          </table:table-cell>
          <table:table-cell table:formula="of:=[.U32]/[.U13]" office:value-type="float" office:value="0.00198727570518653" calcext:value-type="float">
            <text:p>0,001987275705187</text:p>
          </table:table-cell>
          <table:table-cell table:number-columns-repeated="2"/>
        </table:table-row>
        <table:table-row table:style-name="ro1">
          <table:table-cell/>
          <table:table-cell table:style-name="Default" table:formula="of:=[.B33]/[.B14]" office:value-type="float" office:value="0.0744361464676467" calcext:value-type="float">
            <text:p>0,074436146467647</text:p>
          </table:table-cell>
          <table:table-cell table:style-name="Default" table:formula="of:=[.C33]/[.C14]" office:value-type="float" office:value="0.00822943764862742" calcext:value-type="float">
            <text:p>0,008229437648627</text:p>
          </table:table-cell>
          <table:table-cell table:style-name="Default" table:formula="of:=[.D33]/[.D14]" office:value-type="float" office:value="0.00491321539848901" calcext:value-type="float">
            <text:p>0,004913215398489</text:p>
          </table:table-cell>
          <table:table-cell table:style-name="Default" table:formula="of:=[.E33]/[.E14]" office:value-type="float" office:value="0.00768521038463949" calcext:value-type="float">
            <text:p>0,007685210384639</text:p>
          </table:table-cell>
          <table:table-cell table:style-name="Default" table:formula="of:=[.F33]/[.F14]" office:value-type="float" office:value="0.0104096885081089" calcext:value-type="float">
            <text:p>0,010409688508109</text:p>
          </table:table-cell>
          <table:table-cell table:style-name="Default" table:formula="of:=[.G33]/[.G14]" office:value-type="float" office:value="0.0114998064234181" calcext:value-type="float">
            <text:p>0,011499806423418</text:p>
          </table:table-cell>
          <table:table-cell table:style-name="Default" table:formula="of:=[.H33]/[.H14]" office:value-type="float" office:value="0.0131466154664295" calcext:value-type="float">
            <text:p>0,01314661546643</text:p>
          </table:table-cell>
          <table:table-cell table:style-name="Default" table:formula="of:=[.I33]/[.I14]" office:value-type="float" office:value="0.0164790133970026" calcext:value-type="float">
            <text:p>0,016479013397003</text:p>
          </table:table-cell>
          <table:table-cell table:style-name="Default" table:formula="of:=[.J33]/[.J14]" office:value-type="float" office:value="0.0212438086009592" calcext:value-type="float">
            <text:p>0,021243808600959</text:p>
          </table:table-cell>
          <table:table-cell table:style-name="Default" table:formula="of:=[.K33]/[.K14]" office:value-type="float" office:value="0.0278837765574481" calcext:value-type="float">
            <text:p>0,027883776557448</text:p>
          </table:table-cell>
          <table:table-cell table:style-name="Default" table:formula="of:=[.L33]/[.L14]" office:value-type="float" office:value="0.0424571264042154" calcext:value-type="float">
            <text:p>0,042457126404215</text:p>
          </table:table-cell>
          <table:table-cell table:style-name="Default" table:formula="of:=[.M33]/[.M14]" office:value-type="float" office:value="0.0613972201881724" calcext:value-type="float">
            <text:p>0,061397220188172</text:p>
          </table:table-cell>
          <table:table-cell table:style-name="Default" table:formula="of:=[.N33]/[.N14]" office:value-type="float" office:value="0.0888469348298244" calcext:value-type="float">
            <text:p>0,088846934829824</text:p>
          </table:table-cell>
          <table:table-cell table:style-name="Default" table:formula="of:=[.O33]/[.O14]" office:value-type="float" office:value="0.141093064242411" calcext:value-type="float">
            <text:p>0,141093064242411</text:p>
          </table:table-cell>
          <table:table-cell table:style-name="Default" table:formula="of:=[.P33]/[.P14]" office:value-type="float" office:value="0.221305674658322" calcext:value-type="float">
            <text:p>0,221305674658322</text:p>
          </table:table-cell>
          <table:table-cell table:style-name="Default" table:formula="of:=[.Q33]/[.Q14]" office:value-type="float" office:value="0.348985134827833" calcext:value-type="float">
            <text:p>0,348985134827833</text:p>
          </table:table-cell>
          <table:table-cell table:style-name="Default" table:formula="of:=[.R33]/[.R14]" office:value-type="float" office:value="0.561595104222883" calcext:value-type="float">
            <text:p>0,561595104222883</text:p>
          </table:table-cell>
          <table:table-cell table:style-name="Default" table:formula="of:=[.S33]/[.S14]" office:value-type="float" office:value="0.788552314791689" calcext:value-type="float">
            <text:p>0,788552314791689</text:p>
          </table:table-cell>
          <table:table-cell table:style-name="Default" table:formula="of:=[.T33]/[.T14]" office:value-type="float" office:value="1.25666189919467" calcext:value-type="float">
            <text:p>1,25666189919467</text:p>
          </table:table-cell>
          <table:table-cell table:formula="of:=[.U33]/[.U14]" office:value-type="float" office:value="0.00151650425985091" calcext:value-type="float">
            <text:p>0,001516504259851</text:p>
          </table:table-cell>
          <table:table-cell table:number-columns-repeated="2"/>
        </table:table-row>
        <table:table-row table:style-name="ro1">
          <table:table-cell/>
          <table:table-cell table:style-name="Default" table:formula="of:=[.B34]/[.B15]" office:value-type="float" office:value="0.0609565228053646" calcext:value-type="float">
            <text:p>0,060956522805365</text:p>
          </table:table-cell>
          <table:table-cell table:style-name="Default" table:formula="of:=[.C34]/[.C15]" office:value-type="float" office:value="0.00734655826647673" calcext:value-type="float">
            <text:p>0,007346558266477</text:p>
          </table:table-cell>
          <table:table-cell table:style-name="Default" table:formula="of:=[.D34]/[.D15]" office:value-type="float" office:value="0.00457840664611584" calcext:value-type="float">
            <text:p>0,004578406646116</text:p>
          </table:table-cell>
          <table:table-cell table:style-name="Default" table:formula="of:=[.E34]/[.E15]" office:value-type="float" office:value="0.006535426581576" calcext:value-type="float">
            <text:p>0,006535426581576</text:p>
          </table:table-cell>
          <table:table-cell table:style-name="Default" table:formula="of:=[.F34]/[.F15]" office:value-type="float" office:value="0.00931021476820073" calcext:value-type="float">
            <text:p>0,009310214768201</text:p>
          </table:table-cell>
          <table:table-cell table:style-name="Default" table:formula="of:=[.G34]/[.G15]" office:value-type="float" office:value="0.0109303391386292" calcext:value-type="float">
            <text:p>0,010930339138629</text:p>
          </table:table-cell>
          <table:table-cell table:style-name="Default" table:formula="of:=[.H34]/[.H15]" office:value-type="float" office:value="0.0121298557629292" calcext:value-type="float">
            <text:p>0,012129855762929</text:p>
          </table:table-cell>
          <table:table-cell table:style-name="Default" table:formula="of:=[.I34]/[.I15]" office:value-type="float" office:value="0.0146504601354619" calcext:value-type="float">
            <text:p>0,014650460135462</text:p>
          </table:table-cell>
          <table:table-cell table:style-name="Default" table:formula="of:=[.J34]/[.J15]" office:value-type="float" office:value="0.0189038782014342" calcext:value-type="float">
            <text:p>0,018903878201434</text:p>
          </table:table-cell>
          <table:table-cell table:style-name="Default" table:formula="of:=[.K34]/[.K15]" office:value-type="float" office:value="0.0262074039890739" calcext:value-type="float">
            <text:p>0,026207403989074</text:p>
          </table:table-cell>
          <table:table-cell table:style-name="Default" table:formula="of:=[.L34]/[.L15]" office:value-type="float" office:value="0.0369817958685974" calcext:value-type="float">
            <text:p>0,036981795868597</text:p>
          </table:table-cell>
          <table:table-cell table:style-name="Default" table:formula="of:=[.M34]/[.M15]" office:value-type="float" office:value="0.0573755036589994" calcext:value-type="float">
            <text:p>0,057375503658999</text:p>
          </table:table-cell>
          <table:table-cell table:style-name="Default" table:formula="of:=[.N34]/[.N15]" office:value-type="float" office:value="0.0882572993300995" calcext:value-type="float">
            <text:p>0,0882572993301</text:p>
          </table:table-cell>
          <table:table-cell table:style-name="Default" table:formula="of:=[.O34]/[.O15]" office:value-type="float" office:value="0.127499185757423" calcext:value-type="float">
            <text:p>0,127499185757423</text:p>
          </table:table-cell>
          <table:table-cell table:style-name="Default" table:formula="of:=[.P34]/[.P15]" office:value-type="float" office:value="0.210685994935131" calcext:value-type="float">
            <text:p>0,210685994935131</text:p>
          </table:table-cell>
          <table:table-cell table:style-name="Default" table:formula="of:=[.Q34]/[.Q15]" office:value-type="float" office:value="0.323745032536064" calcext:value-type="float">
            <text:p>0,323745032536064</text:p>
          </table:table-cell>
          <table:table-cell table:style-name="Default" table:formula="of:=[.R34]/[.R15]" office:value-type="float" office:value="0.511342130282676" calcext:value-type="float">
            <text:p>0,511342130282676</text:p>
          </table:table-cell>
          <table:table-cell table:style-name="Default" table:formula="of:=[.S34]/[.S15]" office:value-type="float" office:value="0.820941563247555" calcext:value-type="float">
            <text:p>0,820941563247555</text:p>
          </table:table-cell>
          <table:table-cell table:style-name="Default" table:formula="of:=[.T34]/[.T15]" office:value-type="float" office:value="1.13039501017515" calcext:value-type="float">
            <text:p>1,13039501017515</text:p>
          </table:table-cell>
          <table:table-cell table:formula="of:=[.U34]/[.U15]" office:value-type="float" office:value="0.00185232719836401" calcext:value-type="float">
            <text:p>0,001852327198364</text:p>
          </table:table-cell>
          <table:table-cell table:number-columns-repeated="2"/>
        </table:table-row>
        <table:table-row table:style-name="ro1">
          <table:table-cell/>
          <table:table-cell table:style-name="Default" table:formula="of:=[.B35]/[.B16]" office:value-type="float" office:value="0.0488058795114211" calcext:value-type="float">
            <text:p>0,048805879511421</text:p>
          </table:table-cell>
          <table:table-cell table:style-name="Default" table:formula="of:=[.C35]/[.C16]" office:value-type="float" office:value="0.00620743404662862" calcext:value-type="float">
            <text:p>0,006207434046629</text:p>
          </table:table-cell>
          <table:table-cell table:style-name="Default" table:formula="of:=[.D35]/[.D16]" office:value-type="float" office:value="0.00404856208288385" calcext:value-type="float">
            <text:p>0,004048562082884</text:p>
          </table:table-cell>
          <table:table-cell table:style-name="Default" table:formula="of:=[.E35]/[.E16]" office:value-type="float" office:value="0.00600322851001449" calcext:value-type="float">
            <text:p>0,006003228510014</text:p>
          </table:table-cell>
          <table:table-cell table:style-name="Default" table:formula="of:=[.F35]/[.F16]" office:value-type="float" office:value="0.00766307769327871" calcext:value-type="float">
            <text:p>0,007663077693279</text:p>
          </table:table-cell>
          <table:table-cell table:style-name="Default" table:formula="of:=[.G35]/[.G16]" office:value-type="float" office:value="0.00925715386752759" calcext:value-type="float">
            <text:p>0,009257153867528</text:p>
          </table:table-cell>
          <table:table-cell table:style-name="Default" table:formula="of:=[.H35]/[.H16]" office:value-type="float" office:value="0.0109432289025413" calcext:value-type="float">
            <text:p>0,010943228902541</text:p>
          </table:table-cell>
          <table:table-cell table:style-name="Default" table:formula="of:=[.I35]/[.I16]" office:value-type="float" office:value="0.0127261909822926" calcext:value-type="float">
            <text:p>0,012726190982293</text:p>
          </table:table-cell>
          <table:table-cell table:style-name="Default" table:formula="of:=[.J35]/[.J16]" office:value-type="float" office:value="0.0159792432773229" calcext:value-type="float">
            <text:p>0,015979243277323</text:p>
          </table:table-cell>
          <table:table-cell table:style-name="Default" table:formula="of:=[.K35]/[.K16]" office:value-type="float" office:value="0.022424506175092" calcext:value-type="float">
            <text:p>0,022424506175092</text:p>
          </table:table-cell>
          <table:table-cell table:style-name="Default" table:formula="of:=[.L35]/[.L16]" office:value-type="float" office:value="0.0341498127902321" calcext:value-type="float">
            <text:p>0,034149812790232</text:p>
          </table:table-cell>
          <table:table-cell table:style-name="Default" table:formula="of:=[.M35]/[.M16]" office:value-type="float" office:value="0.0496930864998971" calcext:value-type="float">
            <text:p>0,049693086499897</text:p>
          </table:table-cell>
          <table:table-cell table:style-name="Default" table:formula="of:=[.N35]/[.N16]" office:value-type="float" office:value="0.082505817743857" calcext:value-type="float">
            <text:p>0,082505817743857</text:p>
          </table:table-cell>
          <table:table-cell table:style-name="Default" table:formula="of:=[.O35]/[.O16]" office:value-type="float" office:value="0.126742368798309" calcext:value-type="float">
            <text:p>0,126742368798309</text:p>
          </table:table-cell>
          <table:table-cell table:style-name="Default" table:formula="of:=[.P35]/[.P16]" office:value-type="float" office:value="0.189155847135559" calcext:value-type="float">
            <text:p>0,189155847135559</text:p>
          </table:table-cell>
          <table:table-cell table:style-name="Default" table:formula="of:=[.Q35]/[.Q16]" office:value-type="float" office:value="0.305768769592082" calcext:value-type="float">
            <text:p>0,305768769592082</text:p>
          </table:table-cell>
          <table:table-cell table:style-name="Default" table:formula="of:=[.R35]/[.R16]" office:value-type="float" office:value="0.46613469356633" calcext:value-type="float">
            <text:p>0,46613469356633</text:p>
          </table:table-cell>
          <table:table-cell table:style-name="Default" table:formula="of:=[.S35]/[.S16]" office:value-type="float" office:value="0.746576136897361" calcext:value-type="float">
            <text:p>0,746576136897361</text:p>
          </table:table-cell>
          <table:table-cell table:style-name="Default" table:formula="of:=[.T35]/[.T16]" office:value-type="float" office:value="1.1940741771576" calcext:value-type="float">
            <text:p>1,1940741771576</text:p>
          </table:table-cell>
          <table:table-cell table:formula="of:=[.U35]/[.U16]" office:value-type="float" office:value="0.00171065063485956" calcext:value-type="float">
            <text:p>0,00171065063486</text:p>
          </table:table-cell>
          <table:table-cell table:number-columns-repeated="2"/>
        </table:table-row>
        <table:table-row table:style-name="ro1">
          <table:table-cell/>
          <table:table-cell table:style-name="Default" table:formula="of:=[.B36]/[.B17]" office:value-type="float" office:value="0.041014550363444" calcext:value-type="float">
            <text:p>0,041014550363444</text:p>
          </table:table-cell>
          <table:table-cell table:style-name="Default" table:formula="of:=[.C36]/[.C17]" office:value-type="float" office:value="0.00534364620382787" calcext:value-type="float">
            <text:p>0,005343646203828</text:p>
          </table:table-cell>
          <table:table-cell table:style-name="Default" table:formula="of:=[.D36]/[.D17]" office:value-type="float" office:value="0.00365237257296943" calcext:value-type="float">
            <text:p>0,003652372572969</text:p>
          </table:table-cell>
          <table:table-cell table:style-name="Default" table:formula="of:=[.E36]/[.E17]" office:value-type="float" office:value="0.00557374893502441" calcext:value-type="float">
            <text:p>0,005573748935024</text:p>
          </table:table-cell>
          <table:table-cell table:style-name="Default" table:formula="of:=[.F36]/[.F17]" office:value-type="float" office:value="0.00725431335262121" calcext:value-type="float">
            <text:p>0,007254313352621</text:p>
          </table:table-cell>
          <table:table-cell table:style-name="Default" table:formula="of:=[.G36]/[.G17]" office:value-type="float" office:value="0.0078143848031002" calcext:value-type="float">
            <text:p>0,0078143848031</text:p>
          </table:table-cell>
          <table:table-cell table:style-name="Default" table:formula="of:=[.H36]/[.H17]" office:value-type="float" office:value="0.00974602425239085" calcext:value-type="float">
            <text:p>0,009746024252391</text:p>
          </table:table-cell>
          <table:table-cell table:style-name="Default" table:formula="of:=[.I36]/[.I17]" office:value-type="float" office:value="0.0122751739049956" calcext:value-type="float">
            <text:p>0,012275173904996</text:p>
          </table:table-cell>
          <table:table-cell table:style-name="Default" table:formula="of:=[.J36]/[.J17]" office:value-type="float" office:value="0.0148376919224812" calcext:value-type="float">
            <text:p>0,014837691922481</text:p>
          </table:table-cell>
          <table:table-cell table:style-name="Default" table:formula="of:=[.K36]/[.K17]" office:value-type="float" office:value="0.0201545353432159" calcext:value-type="float">
            <text:p>0,020154535343216</text:p>
          </table:table-cell>
          <table:table-cell table:style-name="Default" table:formula="of:=[.L36]/[.L17]" office:value-type="float" office:value="0.0311368146986173" calcext:value-type="float">
            <text:p>0,031136814698617</text:p>
          </table:table-cell>
          <table:table-cell table:style-name="Default" table:formula="of:=[.M36]/[.M17]" office:value-type="float" office:value="0.047507996514008" calcext:value-type="float">
            <text:p>0,047507996514008</text:p>
          </table:table-cell>
          <table:table-cell table:style-name="Default" table:formula="of:=[.N36]/[.N17]" office:value-type="float" office:value="0.0723720475666002" calcext:value-type="float">
            <text:p>0,0723720475666</text:p>
          </table:table-cell>
          <table:table-cell table:style-name="Default" table:formula="of:=[.O36]/[.O17]" office:value-type="float" office:value="0.119328442847143" calcext:value-type="float">
            <text:p>0,119328442847143</text:p>
          </table:table-cell>
          <table:table-cell table:style-name="Default" table:formula="of:=[.P36]/[.P17]" office:value-type="float" office:value="0.188851595618855" calcext:value-type="float">
            <text:p>0,188851595618855</text:p>
          </table:table-cell>
          <table:table-cell table:style-name="Default" table:formula="of:=[.Q36]/[.Q17]" office:value-type="float" office:value="0.276920000269526" calcext:value-type="float">
            <text:p>0,276920000269526</text:p>
          </table:table-cell>
          <table:table-cell table:style-name="Default" table:formula="of:=[.R36]/[.R17]" office:value-type="float" office:value="0.44667078981928" calcext:value-type="float">
            <text:p>0,44667078981928</text:p>
          </table:table-cell>
          <table:table-cell table:style-name="Default" table:formula="of:=[.S36]/[.S17]" office:value-type="float" office:value="0.684176057152459" calcext:value-type="float">
            <text:p>0,684176057152459</text:p>
          </table:table-cell>
          <table:table-cell table:style-name="Default" table:formula="of:=[.T36]/[.T17]" office:value-type="float" office:value="1.08010045983851" calcext:value-type="float">
            <text:p>1,08010045983851</text:p>
          </table:table-cell>
          <table:table-cell table:formula="of:=[.U36]/[.U17]" office:value-type="float" office:value="0.00177869036482694" calcext:value-type="float">
            <text:p>0,001778690364827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9"/>
          <table:table-cell table:number-columns-repeated="3"/>
        </table:table-row>
        <table:table-row table:style-name="ro1">
          <table:table-cell/>
          <table:table-cell table:style-name="Default" table:formula="of:=SUM([.B18:.U18])" office:value-type="float" office:value="12497091.67" calcext:value-type="float">
            <text:p>12497091,67</text:p>
          </table:table-cell>
          <table:table-cell table:style-name="Default" table:number-columns-repeated="1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P0" style:volatile="true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11P1" style:volatile="true">
      <number:text>-</number:text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11">
      <number:number number:decimal-places="0" loext:min-decimal-places="0" number:min-integer-digits="1"/>
      <style:map style:condition="value()&gt;0" style:apply-style-name="N111P0"/>
      <style:map style:condition="value()&lt;0" style:apply-style-name="N111P1"/>
    </number:number-style>
    <number:number-style style:name="N112">
      <number:number number:decimal-places="13" loext:min-decimal-places="13" number:min-integer-digits="1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9T11:03:16.210263314</meta:creation-date>
    <dc:date>2021-04-09T12:35:02.611648167</dc:date>
    <meta:editing-duration>PT2M13S</meta:editing-duration>
    <meta:editing-cycles>1</meta:editing-cycles>
    <meta:document-statistic meta:table-count="3" meta:cell-count="1358" meta:object-count="4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11P1" style:volatile="true">
      <number:text>-</number:text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11">
      <number:number number:decimal-places="0" loext:min-decimal-places="0" number:min-integer-digits="1"/>
      <style:map style:condition="value()&gt;0" style:apply-style-name="N111P0"/>
      <style:map style:condition="value()&lt;0" style:apply-style-name="N111P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4.201cm" style:legend-expansion="high" chart:style-name="ch2"/>
        <chart:plot-area chart:style-name="ch3" table:cell-range-address="Feuille1.C3:Feuille1.AF4" chart:data-source-has-labels="row" svg:x="0.32cm" svg:y="0.18cm" svg:width="12.905cm" svg:height="8.64cm">
          <chartooo:coordinate-region svg:x="2cm" svg:y="0.18cm" svg:width="11.225cm" svg:height="6.788cm"/>
          <chart:axis chart:dimension="x" chart:name="primary-x" chart:style-name="ch4" chartooo:axis-type="auto">
            <chartooo:date-scale/>
            <chart:categories table:cell-range-address="Feuille1.C3:Feuille1.AF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4:Feuille1.AF4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0-1955</text:p>
                <draw:g>
                  <svg:desc>Feuille1.C3:Feuille1.AF3</svg:desc>
                </draw:g>
              </table:table-cell>
              <table:table-cell office:value-type="string">
                <text:p>1955-1960</text:p>
              </table:table-cell>
              <table:table-cell office:value-type="string">
                <text:p>1960-1965</text:p>
              </table:table-cell>
              <table:table-cell office:value-type="string">
                <text:p>1965-1970</text:p>
              </table:table-cell>
              <table:table-cell office:value-type="string">
                <text:p>1970-1975</text:p>
              </table:table-cell>
              <table:table-cell office:value-type="string">
                <text:p>1975-1980</text:p>
              </table:table-cell>
              <table:table-cell office:value-type="string">
                <text:p>1980-1985</text:p>
              </table:table-cell>
              <table:table-cell office:value-type="string">
                <text:p>1985-1990</text:p>
              </table:table-cell>
              <table:table-cell office:value-type="string">
                <text:p>1990-1995</text:p>
              </table:table-cell>
              <table:table-cell office:value-type="string">
                <text:p>1995-2000</text:p>
              </table:table-cell>
              <table:table-cell office:value-type="string">
                <text:p>2000-2005</text:p>
              </table:table-cell>
              <table:table-cell office:value-type="string">
                <text:p>2005-2010</text:p>
              </table:table-cell>
              <table:table-cell office:value-type="string">
                <text:p>2010-2015</text:p>
              </table:table-cell>
              <table:table-cell office:value-type="string">
                <text:p>2015-2020</text:p>
              </table:table-cell>
              <table:table-cell office:value-type="string">
                <text:p>2020-2025</text:p>
              </table:table-cell>
              <table:table-cell office:value-type="string">
                <text:p>2025-2030</text:p>
              </table:table-cell>
              <table:table-cell office:value-type="string">
                <text:p>2030-2035</text:p>
              </table:table-cell>
              <table:table-cell office:value-type="string">
                <text:p>2035-2040</text:p>
              </table:table-cell>
              <table:table-cell office:value-type="string">
                <text:p>2040-2045</text:p>
              </table:table-cell>
              <table:table-cell office:value-type="string">
                <text:p>2045-2050</text:p>
              </table:table-cell>
              <table:table-cell office:value-type="string">
                <text:p>2050-2055</text:p>
              </table:table-cell>
              <table:table-cell office:value-type="string">
                <text:p>2055-2060</text:p>
              </table:table-cell>
              <table:table-cell office:value-type="string">
                <text:p>2060-2065</text:p>
              </table:table-cell>
              <table:table-cell office:value-type="string">
                <text:p>2065-2070</text:p>
              </table:table-cell>
              <table:table-cell office:value-type="string">
                <text:p>2070-2075</text:p>
              </table:table-cell>
              <table:table-cell office:value-type="string">
                <text:p>2075-2080</text:p>
              </table:table-cell>
              <table:table-cell office:value-type="string">
                <text:p>2080-2085</text:p>
              </table:table-cell>
              <table:table-cell office:value-type="string">
                <text:p>2085-2090</text:p>
              </table:table-cell>
              <table:table-cell office:value-type="string">
                <text:p>2090-2095</text:p>
              </table:table-cell>
              <table:table-cell office:value-type="string">
                <text:p>2095-2100</text:p>
              </table:table-cell>
            </table:table-row>
          </table:table-header-rows>
          <table:table-rows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490291.785">
                <text:p>490291.785</text:p>
                <draw:g>
                  <svg:desc>Feuille1.C4:Feuille1.AF4</svg:desc>
                </draw:g>
              </table:table-cell>
              <table:table-cell office:value-type="float" office:value="514362.273">
                <text:p>514362.273</text:p>
              </table:table-cell>
              <table:table-cell office:value-type="float" office:value="561400.825">
                <text:p>561400.825</text:p>
              </table:table-cell>
              <table:table-cell office:value-type="float" office:value="598599.363">
                <text:p>598599.363</text:p>
              </table:table-cell>
              <table:table-cell office:value-type="float" office:value="612104.175">
                <text:p>612104.175</text:p>
              </table:table-cell>
              <table:table-cell office:value-type="float" office:value="608084.113">
                <text:p>608084.113</text:p>
              </table:table-cell>
              <table:table-cell office:value-type="float" office:value="647106.919">
                <text:p>647106.919</text:p>
              </table:table-cell>
              <table:table-cell office:value-type="float" office:value="697950.24">
                <text:p>697950.24</text:p>
              </table:table-cell>
              <table:table-cell office:value-type="float" office:value="669030.915">
                <text:p>669030.915</text:p>
              </table:table-cell>
              <table:table-cell office:value-type="float" office:value="660106.261">
                <text:p>660106.261</text:p>
              </table:table-cell>
              <table:table-cell office:value-type="float" office:value="666529.348">
                <text:p>666529.348</text:p>
              </table:table-cell>
              <table:table-cell office:value-type="float" office:value="686395.223999999">
                <text:p>686395.223999999</text:p>
              </table:table-cell>
              <table:table-cell office:value-type="float" office:value="697771.107">
                <text:p>697771.107</text:p>
              </table:table-cell>
              <table:table-cell office:value-type="float" office:value="701277.931">
                <text:p>701277.931</text:p>
              </table:table-cell>
              <table:table-cell office:value-type="float" office:value="697667.774999999">
                <text:p>697667.774999999</text:p>
              </table:table-cell>
              <table:table-cell office:value-type="float" office:value="696097.145">
                <text:p>696097.145</text:p>
              </table:table-cell>
              <table:table-cell office:value-type="float" office:value="698097.278000001">
                <text:p>698097.278000001</text:p>
              </table:table-cell>
              <table:table-cell office:value-type="float" office:value="701021.554">
                <text:p>701021.554</text:p>
              </table:table-cell>
              <table:table-cell office:value-type="float" office:value="703586.323">
                <text:p>703586.323</text:p>
              </table:table-cell>
              <table:table-cell office:value-type="float" office:value="703038.916">
                <text:p>703038.916</text:p>
              </table:table-cell>
              <table:table-cell office:value-type="float" office:value="699844.083">
                <text:p>699844.083</text:p>
              </table:table-cell>
              <table:table-cell office:value-type="float" office:value="694432.791">
                <text:p>694432.791</text:p>
              </table:table-cell>
              <table:table-cell office:value-type="float" office:value="688978.578">
                <text:p>688978.578</text:p>
              </table:table-cell>
              <table:table-cell office:value-type="float" office:value="682925.708">
                <text:p>682925.708</text:p>
              </table:table-cell>
              <table:table-cell office:value-type="float" office:value="676793.552">
                <text:p>676793.552</text:p>
              </table:table-cell>
              <table:table-cell office:value-type="float" office:value="669947.52">
                <text:p>669947.52</text:p>
              </table:table-cell>
              <table:table-cell office:value-type="float" office:value="661184.448">
                <text:p>661184.448</text:p>
              </table:table-cell>
              <table:table-cell office:value-type="float" office:value="651246.458000001">
                <text:p>651246.458000001</text:p>
              </table:table-cell>
              <table:table-cell office:value-type="float" office:value="640479.054">
                <text:p>640479.054</text:p>
              </table:table-cell>
              <table:table-cell office:value-type="float" office:value="629582.405">
                <text:p>629582.4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11P1" style:volatile="true">
      <number:text>-</number:text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11">
      <number:number number:decimal-places="0" loext:min-decimal-places="0" number:min-integer-digits="1"/>
      <style:map style:condition="value()&gt;0" style:apply-style-name="N111P0"/>
      <style:map style:condition="value()&lt;0" style:apply-style-name="N111P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201cm" style:legend-expansion="high" chart:style-name="ch2"/>
        <chart:plot-area chart:style-name="ch3" table:cell-range-address="Feuille1.C29:Feuille1.AF30" chart:data-source-has-labels="row" svg:x="0.32cm" svg:y="0.18cm" svg:width="12.72cm" svg:height="8.64cm">
          <chartooo:coordinate-region svg:x="2cm" svg:y="0.18cm" svg:width="11.04cm" svg:height="6.788cm"/>
          <chart:axis chart:dimension="x" chart:name="primary-x" chart:style-name="ch4" chartooo:axis-type="auto">
            <chartooo:date-scale/>
            <chart:categories table:cell-range-address="Feuille1.C29:Feuille1.AF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30:Feuille1.AF30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50-1955</text:p>
                <draw:g>
                  <svg:desc>Feuille1.C29:Feuille1.AF29</svg:desc>
                </draw:g>
              </table:table-cell>
              <table:table-cell office:value-type="string">
                <text:p>1955-1960</text:p>
              </table:table-cell>
              <table:table-cell office:value-type="string">
                <text:p>1960-1965</text:p>
              </table:table-cell>
              <table:table-cell office:value-type="string">
                <text:p>1965-1970</text:p>
              </table:table-cell>
              <table:table-cell office:value-type="string">
                <text:p>1970-1975</text:p>
              </table:table-cell>
              <table:table-cell office:value-type="string">
                <text:p>1975-1980</text:p>
              </table:table-cell>
              <table:table-cell office:value-type="string">
                <text:p>1980-1985</text:p>
              </table:table-cell>
              <table:table-cell office:value-type="string">
                <text:p>1985-1990</text:p>
              </table:table-cell>
              <table:table-cell office:value-type="string">
                <text:p>1990-1995</text:p>
              </table:table-cell>
              <table:table-cell office:value-type="string">
                <text:p>1995-2000</text:p>
              </table:table-cell>
              <table:table-cell office:value-type="string">
                <text:p>2000-2005</text:p>
              </table:table-cell>
              <table:table-cell office:value-type="string">
                <text:p>2005-2010</text:p>
              </table:table-cell>
              <table:table-cell office:value-type="string">
                <text:p>2010-2015</text:p>
              </table:table-cell>
              <table:table-cell office:value-type="string">
                <text:p>2015-2020</text:p>
              </table:table-cell>
              <table:table-cell office:value-type="string">
                <text:p>2020-2025</text:p>
              </table:table-cell>
              <table:table-cell office:value-type="string">
                <text:p>2025-2030</text:p>
              </table:table-cell>
              <table:table-cell office:value-type="string">
                <text:p>2030-2035</text:p>
              </table:table-cell>
              <table:table-cell office:value-type="string">
                <text:p>2035-2040</text:p>
              </table:table-cell>
              <table:table-cell office:value-type="string">
                <text:p>2040-2045</text:p>
              </table:table-cell>
              <table:table-cell office:value-type="string">
                <text:p>2045-2050</text:p>
              </table:table-cell>
              <table:table-cell office:value-type="string">
                <text:p>2050-2055</text:p>
              </table:table-cell>
              <table:table-cell office:value-type="string">
                <text:p>2055-2060</text:p>
              </table:table-cell>
              <table:table-cell office:value-type="string">
                <text:p>2060-2065</text:p>
              </table:table-cell>
              <table:table-cell office:value-type="string">
                <text:p>2065-2070</text:p>
              </table:table-cell>
              <table:table-cell office:value-type="string">
                <text:p>2070-2075</text:p>
              </table:table-cell>
              <table:table-cell office:value-type="string">
                <text:p>2075-2080</text:p>
              </table:table-cell>
              <table:table-cell office:value-type="string">
                <text:p>2080-2085</text:p>
              </table:table-cell>
              <table:table-cell office:value-type="string">
                <text:p>2085-2090</text:p>
              </table:table-cell>
              <table:table-cell office:value-type="string">
                <text:p>2090-2095</text:p>
              </table:table-cell>
              <table:table-cell office:value-type="string">
                <text:p>2095-2100</text:p>
              </table:table-cell>
            </table:table-row>
          </table:table-header-rows>
          <table:table-rows>
            <table:table-row>
              <table:table-cell office:value-type="string">
                <text:p>Ligne 30</text:p>
                <draw:g>
                  <svg:desc/>
                </draw:g>
              </table:table-cell>
              <table:table-cell office:value-type="float" office:value="253702.97">
                <text:p>253702.97</text:p>
                <draw:g>
                  <svg:desc>Feuille1.C30:Feuille1.AF30</svg:desc>
                </draw:g>
              </table:table-cell>
              <table:table-cell office:value-type="float" office:value="252432.437">
                <text:p>252432.437</text:p>
              </table:table-cell>
              <table:table-cell office:value-type="float" office:value="256766.993">
                <text:p>256766.993</text:p>
              </table:table-cell>
              <table:table-cell office:value-type="float" office:value="237745.946">
                <text:p>237745.946</text:p>
              </table:table-cell>
              <table:table-cell office:value-type="float" office:value="233060.622">
                <text:p>233060.622</text:p>
              </table:table-cell>
              <table:table-cell office:value-type="float" office:value="229561.159">
                <text:p>229561.159</text:p>
              </table:table-cell>
              <table:table-cell office:value-type="float" office:value="234188.729">
                <text:p>234188.729</text:p>
              </table:table-cell>
              <table:table-cell office:value-type="float" office:value="241640.919">
                <text:p>241640.919</text:p>
              </table:table-cell>
              <table:table-cell office:value-type="float" office:value="252048.96">
                <text:p>252048.96</text:p>
              </table:table-cell>
              <table:table-cell office:value-type="float" office:value="260825.458">
                <text:p>260825.458</text:p>
              </table:table-cell>
              <table:table-cell office:value-type="float" office:value="268116.075">
                <text:p>268116.075</text:p>
              </table:table-cell>
              <table:table-cell office:value-type="float" office:value="271478.675">
                <text:p>271478.675</text:p>
              </table:table-cell>
              <table:table-cell office:value-type="float" office:value="274797.689">
                <text:p>274797.689</text:p>
              </table:table-cell>
              <table:table-cell office:value-type="float" office:value="286276.223">
                <text:p>286276.223</text:p>
              </table:table-cell>
              <table:table-cell office:value-type="float" office:value="308029.044">
                <text:p>308029.044</text:p>
              </table:table-cell>
              <table:table-cell office:value-type="float" office:value="332047.251">
                <text:p>332047.251</text:p>
              </table:table-cell>
              <table:table-cell office:value-type="float" office:value="359060.431">
                <text:p>359060.431</text:p>
              </table:table-cell>
              <table:table-cell office:value-type="float" office:value="389698.495">
                <text:p>389698.495</text:p>
              </table:table-cell>
              <table:table-cell office:value-type="float" office:value="420630.347">
                <text:p>420630.347</text:p>
              </table:table-cell>
              <table:table-cell office:value-type="float" office:value="449808.207">
                <text:p>449808.207</text:p>
              </table:table-cell>
              <table:table-cell office:value-type="float" office:value="476779.301">
                <text:p>476779.301</text:p>
              </table:table-cell>
              <table:table-cell office:value-type="float" office:value="501061.927">
                <text:p>501061.927</text:p>
              </table:table-cell>
              <table:table-cell office:value-type="float" office:value="522568.879">
                <text:p>522568.879</text:p>
              </table:table-cell>
              <table:table-cell office:value-type="float" office:value="541565.598">
                <text:p>541565.598</text:p>
              </table:table-cell>
              <table:table-cell office:value-type="float" office:value="558744.772">
                <text:p>558744.772</text:p>
              </table:table-cell>
              <table:table-cell office:value-type="float" office:value="573331.374">
                <text:p>573331.374</text:p>
              </table:table-cell>
              <table:table-cell office:value-type="float" office:value="584426.584">
                <text:p>584426.584</text:p>
              </table:table-cell>
              <table:table-cell office:value-type="float" office:value="592016.539">
                <text:p>592016.539</text:p>
              </table:table-cell>
              <table:table-cell office:value-type="float" office:value="598511.194">
                <text:p>598511.194</text:p>
              </table:table-cell>
              <table:table-cell office:value-type="float" office:value="606048.782">
                <text:p>606048.7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83cm" svg:height="10.945cm" xlink:href=".." xlink:type="simple" chart:class="chart:scatter" chart:style-name="ch1">
        <chart:legend chart:legend-position="end" svg:x="17.728cm" svg:y="5.173cm" style:legend-expansion="high" chart:style-name="ch2"/>
        <chart:plot-area chart:style-name="ch3" table:cell-range-address="Feuille2.B3:Feuille2.FI4" svg:x="0.403cm" svg:y="0.218cm" svg:width="16.922cm" svg:height="10.509cm">
          <chartooo:coordinate-region svg:x="1.395cm" svg:y="0.417cm" svg:width="15.373cm" svg:height="9.663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</chart:axis>
          <chart:series chart:style-name="ch7" chart:values-cell-range-address="Feuille2.B4:Feuille2.FI4" chart:class="chart:scatter">
            <chart:domain table:cell-range-address="Feuille2.B3:Feuille2.FI3"/>
            <chart:data-point chart:repeated="1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400">
                <text:p>400</text:p>
                <draw:g>
                  <svg:desc>Feuille2.B3:Feuille2.FI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00">
                <text:p>1700</text:p>
              </table:table-cell>
              <table:table-cell office:value-type="float" office:value="1750">
                <text:p>1750</text:p>
              </table:table-cell>
              <table:table-cell office:value-type="float" office:value="1800">
                <text:p>1800</text:p>
              </table:table-cell>
              <table:table-cell office:value-type="float" office:value="1850">
                <text:p>1850</text:p>
              </table:table-cell>
              <table:table-cell office:value-type="float" office:value="1900">
                <text:p>1900</text:p>
              </table:table-cell>
              <table:table-cell office:value-type="float" office:value="1910">
                <text:p>1910</text:p>
              </table:table-cell>
              <table:table-cell office:value-type="float" office:value="1920">
                <text:p>1920</text:p>
              </table:table-cell>
              <table:table-cell office:value-type="float" office:value="1930">
                <text:p>1930</text:p>
              </table:table-cell>
              <table:table-cell office:value-type="float" office:value="1940">
                <text:p>194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1</text:p>
              </table:table-cell>
              <table:table-cell office:value-type="float" office:value="1952">
                <text:p>1952</text:p>
              </table:table-cell>
              <table:table-cell office:value-type="float" office:value="1953">
                <text:p>1953</text:p>
              </table:table-cell>
              <table:table-cell office:value-type="float" office:value="1954">
                <text:p>1954</text:p>
              </table:table-cell>
              <table:table-cell office:value-type="float" office:value="1955">
                <text:p>1955</text:p>
              </table:table-cell>
              <table:table-cell office:value-type="float" office:value="1956">
                <text:p>1956</text:p>
              </table:table-cell>
              <table:table-cell office:value-type="float" office:value="1957">
                <text:p>1957</text:p>
              </table:table-cell>
              <table:table-cell office:value-type="float" office:value="1958">
                <text:p>1958</text:p>
              </table:table-cell>
              <table:table-cell office:value-type="float" office:value="1959">
                <text:p>1959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1</text:p>
              </table:table-cell>
              <table:table-cell office:value-type="float" office:value="1962">
                <text:p>1962</text:p>
              </table:table-cell>
              <table:table-cell office:value-type="float" office:value="1963">
                <text:p>1963</text:p>
              </table:table-cell>
              <table:table-cell office:value-type="float" office:value="1964">
                <text:p>1964</text:p>
              </table:table-cell>
              <table:table-cell office:value-type="float" office:value="1965">
                <text:p>1965</text:p>
              </table:table-cell>
              <table:table-cell office:value-type="float" office:value="1966">
                <text:p>1966</text:p>
              </table:table-cell>
              <table:table-cell office:value-type="float" office:value="1967">
                <text:p>1967</text:p>
              </table:table-cell>
              <table:table-cell office:value-type="float" office:value="1968">
                <text:p>1968</text:p>
              </table:table-cell>
              <table:table-cell office:value-type="float" office:value="1969">
                <text:p>1969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1</text:p>
              </table:table-cell>
              <table:table-cell office:value-type="float" office:value="1972">
                <text:p>1972</text:p>
              </table:table-cell>
              <table:table-cell office:value-type="float" office:value="1973">
                <text:p>1973</text:p>
              </table:table-cell>
              <table:table-cell office:value-type="float" office:value="1974">
                <text:p>1974</text:p>
              </table:table-cell>
              <table:table-cell office:value-type="float" office:value="1975">
                <text:p>1975</text:p>
              </table:table-cell>
              <table:table-cell office:value-type="float" office:value="1976">
                <text:p>1976</text:p>
              </table:table-cell>
              <table:table-cell office:value-type="float" office:value="1977">
                <text:p>1977</text:p>
              </table:table-cell>
              <table:table-cell office:value-type="float" office:value="1978">
                <text:p>1978</text:p>
              </table:table-cell>
              <table:table-cell office:value-type="float" office:value="1979">
                <text:p>1979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1</text:p>
              </table:table-cell>
              <table:table-cell office:value-type="float" office:value="1982">
                <text:p>1982</text:p>
              </table:table-cell>
              <table:table-cell office:value-type="float" office:value="1983">
                <text:p>1983</text:p>
              </table:table-cell>
              <table:table-cell office:value-type="float" office:value="1984">
                <text:p>1984</text:p>
              </table:table-cell>
              <table:table-cell office:value-type="float" office:value="1985">
                <text:p>1985</text:p>
              </table:table-cell>
              <table:table-cell office:value-type="float" office:value="1986">
                <text:p>1986</text:p>
              </table:table-cell>
              <table:table-cell office:value-type="float" office:value="1987">
                <text:p>1987</text:p>
              </table:table-cell>
              <table:table-cell office:value-type="float" office:value="1988">
                <text:p>1988</text:p>
              </table:table-cell>
              <table:table-cell office:value-type="float" office:value="1989">
                <text:p>1989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1</text:p>
              </table:table-cell>
              <table:table-cell office:value-type="float" office:value="1992">
                <text:p>1992</text:p>
              </table:table-cell>
              <table:table-cell office:value-type="float" office:value="1993">
                <text:p>1993</text:p>
              </table:table-cell>
              <table:table-cell office:value-type="float" office:value="1994">
                <text:p>1994</text:p>
              </table:table-cell>
              <table:table-cell office:value-type="float" office:value="1995">
                <text:p>1995</text:p>
              </table:table-cell>
              <table:table-cell office:value-type="float" office:value="1996">
                <text:p>1996</text:p>
              </table:table-cell>
              <table:table-cell office:value-type="float" office:value="1997">
                <text:p>1997</text:p>
              </table:table-cell>
              <table:table-cell office:value-type="float" office:value="1998">
                <text:p>1998</text:p>
              </table:table-cell>
              <table:table-cell office:value-type="float" office:value="1999">
                <text:p>1999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1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  <table:table-cell office:value-type="float" office:value="2023">
                <text:p>2023</text:p>
              </table:table-cell>
              <table:table-cell office:value-type="float" office:value="2024">
                <text:p>2024</text:p>
              </table:table-cell>
              <table:table-cell office:value-type="float" office:value="2025">
                <text:p>2025</text:p>
              </table:table-cell>
              <table:table-cell office:value-type="float" office:value="2026">
                <text:p>2026</text:p>
              </table:table-cell>
              <table:table-cell office:value-type="float" office:value="2027">
                <text:p>2027</text:p>
              </table:table-cell>
              <table:table-cell office:value-type="float" office:value="2028">
                <text:p>2028</text:p>
              </table:table-cell>
              <table:table-cell office:value-type="float" office:value="2029">
                <text:p>2029</text:p>
              </table:table-cell>
              <table:table-cell office:value-type="float" office:value="2030">
                <text:p>2030</text:p>
              </table:table-cell>
              <table:table-cell office:value-type="float" office:value="2031">
                <text:p>2031</text:p>
              </table:table-cell>
              <table:table-cell office:value-type="float" office:value="2032">
                <text:p>2032</text:p>
              </table:table-cell>
              <table:table-cell office:value-type="float" office:value="2033">
                <text:p>2033</text:p>
              </table:table-cell>
              <table:table-cell office:value-type="float" office:value="2034">
                <text:p>2034</text:p>
              </table:table-cell>
              <table:table-cell office:value-type="float" office:value="2035">
                <text:p>2035</text:p>
              </table:table-cell>
              <table:table-cell office:value-type="float" office:value="2036">
                <text:p>2036</text:p>
              </table:table-cell>
              <table:table-cell office:value-type="float" office:value="2037">
                <text:p>2037</text:p>
              </table:table-cell>
              <table:table-cell office:value-type="float" office:value="2038">
                <text:p>2038</text:p>
              </table:table-cell>
              <table:table-cell office:value-type="float" office:value="2039">
                <text:p>2039</text:p>
              </table:table-cell>
              <table:table-cell office:value-type="float" office:value="2040">
                <text:p>2040</text:p>
              </table:table-cell>
              <table:table-cell office:value-type="float" office:value="2041">
                <text:p>2041</text:p>
              </table:table-cell>
              <table:table-cell office:value-type="float" office:value="2042">
                <text:p>2042</text:p>
              </table:table-cell>
              <table:table-cell office:value-type="float" office:value="2043">
                <text:p>2043</text:p>
              </table:table-cell>
              <table:table-cell office:value-type="float" office:value="2044">
                <text:p>2044</text:p>
              </table:table-cell>
              <table:table-cell office:value-type="float" office:value="2045">
                <text:p>2045</text:p>
              </table:table-cell>
              <table:table-cell office:value-type="float" office:value="2046">
                <text:p>2046</text:p>
              </table:table-cell>
              <table:table-cell office:value-type="float" office:value="2047">
                <text:p>2047</text:p>
              </table:table-cell>
              <table:table-cell office:value-type="float" office:value="2048">
                <text:p>2048</text:p>
              </table:table-cell>
              <table:table-cell office:value-type="float" office:value="2049">
                <text:p>2049</text:p>
              </table:table-cell>
              <table:table-cell office:value-type="float" office:value="2050">
                <text:p>2050</text:p>
              </table:table-cell>
              <table:table-cell office:value-type="float" office:value="2051">
                <text:p>2051</text:p>
              </table:table-cell>
              <table:table-cell office:value-type="float" office:value="2052">
                <text:p>2052</text:p>
              </table:table-cell>
              <table:table-cell office:value-type="float" office:value="2053">
                <text:p>2053</text:p>
              </table:table-cell>
              <table:table-cell office:value-type="float" office:value="2054">
                <text:p>2054</text:p>
              </table:table-cell>
              <table:table-cell office:value-type="float" office:value="2055">
                <text:p>2055</text:p>
              </table:table-cell>
              <table:table-cell office:value-type="float" office:value="2056">
                <text:p>2056</text:p>
              </table:table-cell>
              <table:table-cell office:value-type="float" office:value="2057">
                <text:p>2057</text:p>
              </table:table-cell>
              <table:table-cell office:value-type="float" office:value="2058">
                <text:p>2058</text:p>
              </table:table-cell>
              <table:table-cell office:value-type="float" office:value="2059">
                <text:p>2059</text:p>
              </table:table-cell>
              <table:table-cell office:value-type="float" office:value="2060">
                <text:p>2060</text:p>
              </table:table-cell>
              <table:table-cell office:value-type="float" office:value="2061">
                <text:p>2061</text:p>
              </table:table-cell>
              <table:table-cell office:value-type="float" office:value="2062">
                <text:p>2062</text:p>
              </table:table-cell>
              <table:table-cell office:value-type="float" office:value="2063">
                <text:p>2063</text:p>
              </table:table-cell>
              <table:table-cell office:value-type="float" office:value="2064">
                <text:p>2064</text:p>
              </table:table-cell>
              <table:table-cell office:value-type="float" office:value="2065">
                <text:p>2065</text:p>
              </table:table-cell>
              <table:table-cell office:value-type="float" office:value="2066">
                <text:p>2066</text:p>
              </table:table-cell>
              <table:table-cell office:value-type="float" office:value="2067">
                <text:p>2067</text:p>
              </table:table-cell>
              <table:table-cell office:value-type="float" office:value="2068">
                <text:p>2068</text:p>
              </table:table-cell>
              <table:table-cell office:value-type="float" office:value="2069">
                <text:p>2069</text:p>
              </table:table-cell>
              <table:table-cell office:value-type="float" office:value="2070">
                <text:p>2070</text:p>
              </table:table-cell>
              <table:table-cell office:value-type="float" office:value="2071">
                <text:p>2071</text:p>
              </table:table-cell>
              <table:table-cell office:value-type="float" office:value="2072">
                <text:p>2072</text:p>
              </table:table-cell>
              <table:table-cell office:value-type="float" office:value="2073">
                <text:p>2073</text:p>
              </table:table-cell>
              <table:table-cell office:value-type="float" office:value="2074">
                <text:p>2074</text:p>
              </table:table-cell>
              <table:table-cell office:value-type="float" office:value="2075">
                <text:p>2075</text:p>
              </table:table-cell>
              <table:table-cell office:value-type="float" office:value="2076">
                <text:p>2076</text:p>
              </table:table-cell>
              <table:table-cell office:value-type="float" office:value="2077">
                <text:p>2077</text:p>
              </table:table-cell>
              <table:table-cell office:value-type="float" office:value="2078">
                <text:p>2078</text:p>
              </table:table-cell>
              <table:table-cell office:value-type="float" office:value="2079">
                <text:p>2079</text:p>
              </table:table-cell>
              <table:table-cell office:value-type="float" office:value="2080">
                <text:p>2080</text:p>
              </table:table-cell>
              <table:table-cell office:value-type="float" office:value="2081">
                <text:p>2081</text:p>
              </table:table-cell>
              <table:table-cell office:value-type="float" office:value="2082">
                <text:p>2082</text:p>
              </table:table-cell>
              <table:table-cell office:value-type="float" office:value="2083">
                <text:p>2083</text:p>
              </table:table-cell>
              <table:table-cell office:value-type="float" office:value="2084">
                <text:p>2084</text:p>
              </table:table-cell>
              <table:table-cell office:value-type="float" office:value="2085">
                <text:p>2085</text:p>
              </table:table-cell>
              <table:table-cell office:value-type="float" office:value="2086">
                <text:p>2086</text:p>
              </table:table-cell>
              <table:table-cell office:value-type="float" office:value="2087">
                <text:p>2087</text:p>
              </table:table-cell>
              <table:table-cell office:value-type="float" office:value="2088">
                <text:p>2088</text:p>
              </table:table-cell>
              <table:table-cell office:value-type="float" office:value="2089">
                <text:p>2089</text:p>
              </table:table-cell>
              <table:table-cell office:value-type="float" office:value="2090">
                <text:p>2090</text:p>
              </table:table-cell>
              <table:table-cell office:value-type="float" office:value="2091">
                <text:p>2091</text:p>
              </table:table-cell>
              <table:table-cell office:value-type="float" office:value="2092">
                <text:p>2092</text:p>
              </table:table-cell>
              <table:table-cell office:value-type="float" office:value="2093">
                <text:p>2093</text:p>
              </table:table-cell>
              <table:table-cell office:value-type="float" office:value="2094">
                <text:p>2094</text:p>
              </table:table-cell>
              <table:table-cell office:value-type="float" office:value="2095">
                <text:p>2095</text:p>
              </table:table-cell>
              <table:table-cell office:value-type="float" office:value="2096">
                <text:p>2096</text:p>
              </table:table-cell>
              <table:table-cell office:value-type="float" office:value="2097">
                <text:p>2097</text:p>
              </table:table-cell>
              <table:table-cell office:value-type="float" office:value="2098">
                <text:p>2098</text:p>
              </table:table-cell>
              <table:table-cell office:value-type="float" office:value="2099">
                <text:p>2099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198">
                <text:p>198</text:p>
                <draw:g>
                  <svg:desc>Feuille2.B4:Feuille2.FI4</svg:desc>
                </draw:g>
              </table:table-cell>
              <table:table-cell office:value-type="float" office:value="300">
                <text:p>300</text:p>
              </table:table-cell>
              <table:table-cell office:value-type="float" office:value="408">
                <text:p>408</text:p>
              </table:table-cell>
              <table:table-cell office:value-type="float" office:value="485">
                <text:p>485</text:p>
              </table:table-cell>
              <table:table-cell office:value-type="float" office:value="640">
                <text:p>640</text:p>
              </table:table-cell>
              <table:table-cell office:value-type="float" office:value="660">
                <text:p>660</text:p>
              </table:table-cell>
              <table:table-cell office:value-type="float" office:value="969">
                <text:p>969</text:p>
              </table:table-cell>
              <table:table-cell office:value-type="float" office:value="1265">
                <text:p>1265</text:p>
              </table:table-cell>
              <table:table-cell office:value-type="float" office:value="1656">
                <text:p>1656</text:p>
              </table:table-cell>
              <table:table-cell office:value-type="float" office:value="1750">
                <text:p>1750</text:p>
              </table:table-cell>
              <table:table-cell office:value-type="float" office:value="1860">
                <text:p>1860</text:p>
              </table:table-cell>
              <table:table-cell office:value-type="float" office:value="2070">
                <text:p>2070</text:p>
              </table:table-cell>
              <table:table-cell office:value-type="float" office:value="2300">
                <text:p>2300</text:p>
              </table:table-cell>
              <table:table-cell office:value-type="float" office:value="2500">
                <text:p>2500</text:p>
              </table:table-cell>
              <table:table-cell office:value-type="float" office:value="2584">
                <text:p>2584</text:p>
              </table:table-cell>
              <table:table-cell office:value-type="float" office:value="2631">
                <text:p>2631</text:p>
              </table:table-cell>
              <table:table-cell office:value-type="float" office:value="2678">
                <text:p>2678</text:p>
              </table:table-cell>
              <table:table-cell office:value-type="float" office:value="2725">
                <text:p>2725</text:p>
              </table:table-cell>
              <table:table-cell office:value-type="float" office:value="2773">
                <text:p>2773</text:p>
              </table:table-cell>
              <table:table-cell office:value-type="float" office:value="2822">
                <text:p>2822</text:p>
              </table:table-cell>
              <table:table-cell office:value-type="float" office:value="2873">
                <text:p>2873</text:p>
              </table:table-cell>
              <table:table-cell office:value-type="float" office:value="2926">
                <text:p>2926</text:p>
              </table:table-cell>
              <table:table-cell office:value-type="float" office:value="2980">
                <text:p>2980</text:p>
              </table:table-cell>
              <table:table-cell office:value-type="float" office:value="3035">
                <text:p>3035</text:p>
              </table:table-cell>
              <table:table-cell office:value-type="float" office:value="3092">
                <text:p>3092</text:p>
              </table:table-cell>
              <table:table-cell office:value-type="float" office:value="3150">
                <text:p>3150</text:p>
              </table:table-cell>
              <table:table-cell office:value-type="float" office:value="3211">
                <text:p>3211</text:p>
              </table:table-cell>
              <table:table-cell office:value-type="float" office:value="3274">
                <text:p>3274</text:p>
              </table:table-cell>
              <table:table-cell office:value-type="float" office:value="3340">
                <text:p>3340</text:p>
              </table:table-cell>
              <table:table-cell office:value-type="float" office:value="3408">
                <text:p>3408</text:p>
              </table:table-cell>
              <table:table-cell office:value-type="float" office:value="3479">
                <text:p>3479</text:p>
              </table:table-cell>
              <table:table-cell office:value-type="float" office:value="3552">
                <text:p>3552</text:p>
              </table:table-cell>
              <table:table-cell office:value-type="float" office:value="3626">
                <text:p>3626</text:p>
              </table:table-cell>
              <table:table-cell office:value-type="float" office:value="3700">
                <text:p>3700</text:p>
              </table:table-cell>
              <table:table-cell office:value-type="float" office:value="3776">
                <text:p>3776</text:p>
              </table:table-cell>
              <table:table-cell office:value-type="float" office:value="3852">
                <text:p>3852</text:p>
              </table:table-cell>
              <table:table-cell office:value-type="float" office:value="3928">
                <text:p>3928</text:p>
              </table:table-cell>
              <table:table-cell office:value-type="float" office:value="4004">
                <text:p>4004</text:p>
              </table:table-cell>
              <table:table-cell office:value-type="float" office:value="4080">
                <text:p>4080</text:p>
              </table:table-cell>
              <table:table-cell office:value-type="float" office:value="4155">
                <text:p>4155</text:p>
              </table:table-cell>
              <table:table-cell office:value-type="float" office:value="4230">
                <text:p>4230</text:p>
              </table:table-cell>
              <table:table-cell office:value-type="float" office:value="4305">
                <text:p>4305</text:p>
              </table:table-cell>
              <table:table-cell office:value-type="float" office:value="4381">
                <text:p>4381</text:p>
              </table:table-cell>
              <table:table-cell office:value-type="float" office:value="4458">
                <text:p>4458</text:p>
              </table:table-cell>
              <table:table-cell office:value-type="float" office:value="4537">
                <text:p>4537</text:p>
              </table:table-cell>
              <table:table-cell office:value-type="float" office:value="4617">
                <text:p>4617</text:p>
              </table:table-cell>
              <table:table-cell office:value-type="float" office:value="4700">
                <text:p>4700</text:p>
              </table:table-cell>
              <table:table-cell office:value-type="float" office:value="4784">
                <text:p>4784</text:p>
              </table:table-cell>
              <table:table-cell office:value-type="float" office:value="4871">
                <text:p>4871</text:p>
              </table:table-cell>
              <table:table-cell office:value-type="float" office:value="4961">
                <text:p>4961</text:p>
              </table:table-cell>
              <table:table-cell office:value-type="float" office:value="5053">
                <text:p>5053</text:p>
              </table:table-cell>
              <table:table-cell office:value-type="float" office:value="5145">
                <text:p>5145</text:p>
              </table:table-cell>
              <table:table-cell office:value-type="float" office:value="5237">
                <text:p>5237</text:p>
              </table:table-cell>
              <table:table-cell office:value-type="float" office:value="5327">
                <text:p>5327</text:p>
              </table:table-cell>
              <table:table-cell office:value-type="float" office:value="5414">
                <text:p>5414</text:p>
              </table:table-cell>
              <table:table-cell office:value-type="float" office:value="5499">
                <text:p>5499</text:p>
              </table:table-cell>
              <table:table-cell office:value-type="float" office:value="5582">
                <text:p>5582</text:p>
              </table:table-cell>
              <table:table-cell office:value-type="float" office:value="5663">
                <text:p>5663</text:p>
              </table:table-cell>
              <table:table-cell office:value-type="float" office:value="5744">
                <text:p>5744</text:p>
              </table:table-cell>
              <table:table-cell office:value-type="float" office:value="5825">
                <text:p>5825</text:p>
              </table:table-cell>
              <table:table-cell office:value-type="float" office:value="5905">
                <text:p>5905</text:p>
              </table:table-cell>
              <table:table-cell office:value-type="float" office:value="5985">
                <text:p>5985</text:p>
              </table:table-cell>
              <table:table-cell office:value-type="float" office:value="6064">
                <text:p>6064</text:p>
              </table:table-cell>
              <table:table-cell office:value-type="float" office:value="6143">
                <text:p>6143</text:p>
              </table:table-cell>
              <table:table-cell office:value-type="float" office:value="6223">
                <text:p>6223</text:p>
              </table:table-cell>
              <table:table-cell office:value-type="float" office:value="6302">
                <text:p>6302</text:p>
              </table:table-cell>
              <table:table-cell office:value-type="float" office:value="6381">
                <text:p>6381</text:p>
              </table:table-cell>
              <table:table-cell office:value-type="float" office:value="6461">
                <text:p>6461</text:p>
              </table:table-cell>
              <table:table-cell office:value-type="float" office:value="6542">
                <text:p>6542</text:p>
              </table:table-cell>
              <table:table-cell office:value-type="float" office:value="6624">
                <text:p>6624</text:p>
              </table:table-cell>
              <table:table-cell office:value-type="float" office:value="6706">
                <text:p>6706</text:p>
              </table:table-cell>
              <table:table-cell office:value-type="float" office:value="6789">
                <text:p>6789</text:p>
              </table:table-cell>
              <table:table-cell office:value-type="float" office:value="6873">
                <text:p>6873</text:p>
              </table:table-cell>
              <table:table-cell office:value-type="float" office:value="6957">
                <text:p>6957</text:p>
              </table:table-cell>
              <table:table-cell office:value-type="float" office:value="7041">
                <text:p>7041</text:p>
              </table:table-cell>
              <table:table-cell office:value-type="float" office:value="7126">
                <text:p>7126</text:p>
              </table:table-cell>
              <table:table-cell office:value-type="float" office:value="7211">
                <text:p>7211</text:p>
              </table:table-cell>
              <table:table-cell office:value-type="float" office:value="7295">
                <text:p>7295</text:p>
              </table:table-cell>
              <table:table-cell office:value-type="float" office:value="7380">
                <text:p>7380</text:p>
              </table:table-cell>
              <table:table-cell office:value-type="float" office:value="7464">
                <text:p>7464</text:p>
              </table:table-cell>
              <table:table-cell office:value-type="float" office:value="7548">
                <text:p>7548</text:p>
              </table:table-cell>
              <table:table-cell office:value-type="float" office:value="7631">
                <text:p>7631</text:p>
              </table:table-cell>
              <table:table-cell office:value-type="float" office:value="7713">
                <text:p>7713</text:p>
              </table:table-cell>
              <table:table-cell office:value-type="float" office:value="7795">
                <text:p>7795</text:p>
              </table:table-cell>
              <table:table-cell office:value-type="float" office:value="7874.96573199999">
                <text:p>7874.96573199999</text:p>
              </table:table-cell>
              <table:table-cell office:value-type="float" office:value="7953.952577">
                <text:p>7953.952577</text:p>
              </table:table-cell>
              <table:table-cell office:value-type="float" office:value="8031.800338">
                <text:p>8031.800338</text:p>
              </table:table-cell>
              <table:table-cell office:value-type="float" office:value="8108.605255">
                <text:p>8108.605255</text:p>
              </table:table-cell>
              <table:table-cell office:value-type="float" office:value="8184.437453">
                <text:p>8184.437453</text:p>
              </table:table-cell>
              <table:table-cell office:value-type="float" office:value="8259.27665099999">
                <text:p>8259.27665099999</text:p>
              </table:table-cell>
              <table:table-cell office:value-type="float" office:value="8333.078318">
                <text:p>8333.078318</text:p>
              </table:table-cell>
              <table:table-cell office:value-type="float" office:value="8405.863301">
                <text:p>8405.863301</text:p>
              </table:table-cell>
              <table:table-cell office:value-type="float" office:value="8477.66072300001">
                <text:p>8477.66072300001</text:p>
              </table:table-cell>
              <table:table-cell office:value-type="float" office:value="8548.487371">
                <text:p>8548.487371</text:p>
              </table:table-cell>
              <table:table-cell office:value-type="float" office:value="8618.34945399999">
                <text:p>8618.34945399999</text:p>
              </table:table-cell>
              <table:table-cell office:value-type="float" office:value="8687.227873">
                <text:p>8687.227873</text:p>
              </table:table-cell>
              <table:table-cell office:value-type="float" office:value="8755.083512">
                <text:p>8755.083512</text:p>
              </table:table-cell>
              <table:table-cell office:value-type="float" office:value="8821.862705">
                <text:p>8821.862705</text:p>
              </table:table-cell>
              <table:table-cell office:value-type="float" office:value="8887.524229">
                <text:p>8887.524229</text:p>
              </table:table-cell>
              <table:table-cell office:value-type="float" office:value="8952.04888500001">
                <text:p>8952.04888500001</text:p>
              </table:table-cell>
              <table:table-cell office:value-type="float" office:value="9015.437616">
                <text:p>9015.437616</text:p>
              </table:table-cell>
              <table:table-cell office:value-type="float" office:value="9077.69364500001">
                <text:p>9077.69364500001</text:p>
              </table:table-cell>
              <table:table-cell office:value-type="float" office:value="9138.82856200001">
                <text:p>9138.82856200001</text:p>
              </table:table-cell>
              <table:table-cell office:value-type="float" office:value="9198.847382">
                <text:p>9198.847382</text:p>
              </table:table-cell>
              <table:table-cell office:value-type="float" office:value="9257.745483">
                <text:p>9257.745483</text:p>
              </table:table-cell>
              <table:table-cell office:value-type="float" office:value="9315.508153">
                <text:p>9315.508153</text:p>
              </table:table-cell>
              <table:table-cell office:value-type="float" office:value="9372.11824700001">
                <text:p>9372.11824700001</text:p>
              </table:table-cell>
              <table:table-cell office:value-type="float" office:value="9427.555382">
                <text:p>9427.555382</text:p>
              </table:table-cell>
              <table:table-cell office:value-type="float" office:value="9481.803272">
                <text:p>9481.803272</text:p>
              </table:table-cell>
              <table:table-cell office:value-type="float" office:value="9534.854673">
                <text:p>9534.854673</text:p>
              </table:table-cell>
              <table:table-cell office:value-type="float" office:value="9586.707749">
                <text:p>9586.707749</text:p>
              </table:table-cell>
              <table:table-cell office:value-type="float" office:value="9637.35732">
                <text:p>9637.35732</text:p>
              </table:table-cell>
              <table:table-cell office:value-type="float" office:value="9686.800146">
                <text:p>9686.800146</text:p>
              </table:table-cell>
              <table:table-cell office:value-type="float" office:value="9735.0339">
                <text:p>9735.0339</text:p>
              </table:table-cell>
              <table:table-cell office:value-type="float" office:value="9782.061758">
                <text:p>9782.061758</text:p>
              </table:table-cell>
              <table:table-cell office:value-type="float" office:value="9827.885441">
                <text:p>9827.885441</text:p>
              </table:table-cell>
              <table:table-cell office:value-type="float" office:value="9872.501562">
                <text:p>9872.501562</text:p>
              </table:table-cell>
              <table:table-cell office:value-type="float" office:value="9915.90525100001">
                <text:p>9915.90525100001</text:p>
              </table:table-cell>
              <table:table-cell office:value-type="float" office:value="9958.098746">
                <text:p>9958.098746</text:p>
              </table:table-cell>
              <table:table-cell office:value-type="float" office:value="9999.085167">
                <text:p>9999.085167</text:p>
              </table:table-cell>
              <table:table-cell office:value-type="float" office:value="10038.881262">
                <text:p>10038.881262</text:p>
              </table:table-cell>
              <table:table-cell office:value-type="float" office:value="10077.51808">
                <text:p>10077.51808</text:p>
              </table:table-cell>
              <table:table-cell office:value-type="float" office:value="10115.03636">
                <text:p>10115.03636</text:p>
              </table:table-cell>
              <table:table-cell office:value-type="float" office:value="10151.469683">
                <text:p>10151.469683</text:p>
              </table:table-cell>
              <table:table-cell office:value-type="float" office:value="10186.837209">
                <text:p>10186.837209</text:p>
              </table:table-cell>
              <table:table-cell office:value-type="float" office:value="10221.14904">
                <text:p>10221.14904</text:p>
              </table:table-cell>
              <table:table-cell office:value-type="float" office:value="10254.419004">
                <text:p>10254.419004</text:p>
              </table:table-cell>
              <table:table-cell office:value-type="float" office:value="10286.658354">
                <text:p>10286.658354</text:p>
              </table:table-cell>
              <table:table-cell office:value-type="float" office:value="10317.879315">
                <text:p>10317.879315</text:p>
              </table:table-cell>
              <table:table-cell office:value-type="float" office:value="10348.098079">
                <text:p>10348.098079</text:p>
              </table:table-cell>
              <table:table-cell office:value-type="float" office:value="10377.33083">
                <text:p>10377.33083</text:p>
              </table:table-cell>
              <table:table-cell office:value-type="float" office:value="10405.590532">
                <text:p>10405.590532</text:p>
              </table:table-cell>
              <table:table-cell office:value-type="float" office:value="10432.889136">
                <text:p>10432.889136</text:p>
              </table:table-cell>
              <table:table-cell office:value-type="float" office:value="10459.239501">
                <text:p>10459.239501</text:p>
              </table:table-cell>
              <table:table-cell office:value-type="float" office:value="10484.654858">
                <text:p>10484.654858</text:p>
              </table:table-cell>
              <table:table-cell office:value-type="float" office:value="10509.150402">
                <text:p>10509.150402</text:p>
              </table:table-cell>
              <table:table-cell office:value-type="float" office:value="10532.742861">
                <text:p>10532.742861</text:p>
              </table:table-cell>
              <table:table-cell office:value-type="float" office:value="10555.450003">
                <text:p>10555.450003</text:p>
              </table:table-cell>
              <table:table-cell office:value-type="float" office:value="10577.288195">
                <text:p>10577.288195</text:p>
              </table:table-cell>
              <table:table-cell office:value-type="float" office:value="10598.274172">
                <text:p>10598.274172</text:p>
              </table:table-cell>
              <table:table-cell office:value-type="float" office:value="10618.420909">
                <text:p>10618.420909</text:p>
              </table:table-cell>
              <table:table-cell office:value-type="float" office:value="10637.736819">
                <text:p>10637.736819</text:p>
              </table:table-cell>
              <table:table-cell office:value-type="float" office:value="10656.228233">
                <text:p>10656.228233</text:p>
              </table:table-cell>
              <table:table-cell office:value-type="float" office:value="10673.904454">
                <text:p>10673.904454</text:p>
              </table:table-cell>
              <table:table-cell office:value-type="float" office:value="10690.773335">
                <text:p>10690.773335</text:p>
              </table:table-cell>
              <table:table-cell office:value-type="float" office:value="10706.852426">
                <text:p>10706.852426</text:p>
              </table:table-cell>
              <table:table-cell office:value-type="float" office:value="10722.171375">
                <text:p>10722.171375</text:p>
              </table:table-cell>
              <table:table-cell office:value-type="float" office:value="10736.765444">
                <text:p>10736.765444</text:p>
              </table:table-cell>
              <table:table-cell office:value-type="float" office:value="10750.662353">
                <text:p>10750.662353</text:p>
              </table:table-cell>
              <table:table-cell office:value-type="float" office:value="10763.874023">
                <text:p>10763.874023</text:p>
              </table:table-cell>
              <table:table-cell office:value-type="float" office:value="10776.402019">
                <text:p>10776.402019</text:p>
              </table:table-cell>
              <table:table-cell office:value-type="float" office:value="10788.248948">
                <text:p>10788.248948</text:p>
              </table:table-cell>
              <table:table-cell office:value-type="float" office:value="10799.413366">
                <text:p>10799.413366</text:p>
              </table:table-cell>
              <table:table-cell office:value-type="float" office:value="10809.892303">
                <text:p>10809.892303</text:p>
              </table:table-cell>
              <table:table-cell office:value-type="float" office:value="10819.682643">
                <text:p>10819.682643</text:p>
              </table:table-cell>
              <table:table-cell office:value-type="float" office:value="10828.780959">
                <text:p>10828.780959</text:p>
              </table:table-cell>
              <table:table-cell office:value-type="float" office:value="10837.182077">
                <text:p>10837.182077</text:p>
              </table:table-cell>
              <table:table-cell office:value-type="float" office:value="10844.878798">
                <text:p>10844.878798</text:p>
              </table:table-cell>
              <table:table-cell office:value-type="float" office:value="10851.860145">
                <text:p>10851.860145</text:p>
              </table:table-cell>
              <table:table-cell office:value-type="float" office:value="10858.111587">
                <text:p>10858.111587</text:p>
              </table:table-cell>
              <table:table-cell office:value-type="float" office:value="10863.614776">
                <text:p>10863.614776</text:p>
              </table:table-cell>
              <table:table-cell office:value-type="float" office:value="10868.347636">
                <text:p>10868.347636</text:p>
              </table:table-cell>
              <table:table-cell office:value-type="float" office:value="10872.284134">
                <text:p>10872.284134</text:p>
              </table:table-cell>
              <table:table-cell office:value-type="float" office:value="10875.393719">
                <text:p>10875.3937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math xmlns="http://www.w3.org/1998/Math/MathML" display="block"/>
</file>